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9cm"/>
    </style:style>
    <style:style style:name="co4" style:family="table-column">
      <style:table-column-properties fo:break-before="auto" style:column-width="0.758cm"/>
    </style:style>
    <style:style style:name="co5" style:family="table-column">
      <style:table-column-properties fo:break-before="auto" style:column-width="1.092cm"/>
    </style:style>
    <style:style style:name="co6" style:family="table-column">
      <style:table-column-properties fo:break-before="auto" style:column-width="1.259cm"/>
    </style:style>
    <style:style style:name="co7" style:family="table-column">
      <style:table-column-properties fo:break-before="auto" style:column-width="1.321cm"/>
    </style:style>
    <style:style style:name="co8" style:family="table-column">
      <style:table-column-properties fo:break-before="auto" style:column-width="1.199cm"/>
    </style:style>
    <style:style style:name="co9" style:family="table-column">
      <style:table-column-properties fo:break-before="auto" style:column-width="1.625cm"/>
    </style:style>
    <style:style style:name="co10" style:family="table-column">
      <style:table-column-properties fo:break-before="auto" style:column-width="1.335cm"/>
    </style:style>
    <style:style style:name="co11" style:family="table-column">
      <style:table-column-properties fo:break-before="auto" style:column-width="1.626cm"/>
    </style:style>
    <style:style style:name="co12" style:family="table-column">
      <style:table-column-properties fo:break-before="auto" style:column-width="3.161cm"/>
    </style:style>
    <style:style style:name="co13" style:family="table-column">
      <style:table-column-properties fo:break-before="auto" style:column-width="2.568cm"/>
    </style:style>
    <style:style style:name="co14" style:family="table-column">
      <style:table-column-properties fo:break-before="auto" style:column-width="2.642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8" style:family="table-cell" style:parent-style-name="Default" style:data-style-name="N109"/>
    <style:style style:name="ce24" style:family="table-cell" style:parent-style-name="Default" style:data-style-name="N109">
      <style:table-cell-properties fo:background-color="#eeeeee"/>
    </style:style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19" style:family="table-cell" style:parent-style-name="Default" style:data-style-name="N115">
      <style:map style:condition="cell-content()&lt;0" style:apply-style-name="Bad" style:base-cell-address="Journal.P2"/>
      <style:map style:condition="cell-content()&gt;=0" style:apply-style-name="Good" style:base-cell-address="Journal.P2"/>
    </style:style>
    <style:style style:name="ce20" style:family="table-cell" style:parent-style-name="Default">
      <style:table-cell-properties style:rotation-angle="4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>
      <style:text-properties fo:font-size="2pt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5"/>
        <table:table-column table:style-name="co2" table:default-cell-style-name="Default"/>
        <table:table-column table:style-name="co9" table:number-columns-repeated="2" table:default-cell-style-name="ce18"/>
        <table:table-column table:style-name="co10" table:default-cell-style-name="ce18"/>
        <table:table-column table:style-name="co11" table:default-cell-style-name="ce37"/>
        <table:table-column table:style-name="co2" table:number-columns-repeated="2" table:default-cell-style-name="ce18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8" office:value-type="date" office:date-value="2022-06-28" calcext:value-type="date">
            <text:p>mar. 28 juin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oret-sur-Loing</text:p>
          </table:table-cell>
          <table:table-cell table:style-name="ce11" office:value-type="float" office:value="72" calcext:value-type="float">
            <text:p>7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table:formula="of:=[.G2]" office:value-type="float" office:value="362" calcext:value-type="float">
            <text:p>362</text:p>
          </table:table-cell>
          <table:table-cell office:value-type="float" office:value="16.12" calcext:value-type="float">
            <text:p>16,12</text:p>
          </table:table-cell>
          <table:table-cell table:style-name="ce16" office:value-type="string" calcext:value-type="string">
            <text:p>Camping</text:p>
          </table:table-cell>
          <table:table-cell office:value-type="currency" office:currency="EUR" office:value="12.69" calcext:value-type="currency">
            <text:p>12,69 €</text:p>
          </table:table-cell>
          <table:table-cell office:value-type="currency" office:currency="EUR" office:value="4.5" calcext:value-type="currency">
            <text:p>4,50 €</text:p>
          </table:table-cell>
          <table:table-cell/>
          <table:table-cell table:formula="of:=[.K2]+[.L2]+[.M2]" office:value-type="currency" office:currency="EUR" office:value="17.19" calcext:value-type="currency">
            <text:p>17,19 €</text:p>
          </table:table-cell>
          <table:table-cell table:formula="of:=[.N2]" office:value-type="currency" office:currency="EUR" office:value="17.19" calcext:value-type="currency">
            <text:p>17,19 €</text:p>
          </table:table-cell>
          <table:table-cell table:style-name="ce19" table:formula="of:=[.A2]*budgetjour-[.O2]" office:value-type="currency" office:currency="EUR" office:value="32.81" calcext:value-type="currency">
            <text:p>32,81 €</text:p>
          </table:table-cell>
          <table:table-cell/>
          <table:table-cell table:style-name="ce18" office:value-type="currency" office:currency="EUR" office:value="50" calcext:value-type="currency">
            <text:p>50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8" office:value-type="date" office:date-value="2022-06-29" calcext:value-type="date">
            <text:p>mer. 29 juin</text:p>
          </table:table-cell>
          <table:table-cell table:style-name="ce8" table:formula="of:=[.D2]" office:value-type="string" office:string-value="Moret-sur-Loing" calcext:value-type="string">
            <text:p>Moret-sur-Loing</text:p>
          </table:table-cell>
          <table:table-cell office:value-type="string" calcext:value-type="string">
            <text:p>Saint-Florentin</text:p>
          </table:table-cell>
          <table:table-cell office:value-type="float" office:value="96" calcext:value-type="float">
            <text:p>96</text:p>
          </table:table-cell>
          <table:table-cell table:style-name="ce13" table:formula="of:=[.F2]+[.E3]" office:value-type="float" office:value="168" calcext:value-type="float">
            <text:p>168</text:p>
          </table:table-cell>
          <table:table-cell office:value-type="float" office:value="660" calcext:value-type="float">
            <text:p>660</text:p>
          </table:table-cell>
          <table:table-cell table:style-name="ce13" table:formula="of:=[.H2]+[.G3]" office:value-type="float" office:value="1022" calcext:value-type="float">
            <text:p>1022</text:p>
          </table:table-cell>
          <table:table-cell office:value-type="float" office:value="15.77" calcext:value-type="float">
            <text:p>15,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22" calcext:value-type="currency">
            <text:p>7,22 €</text:p>
          </table:table-cell>
          <table:table-cell table:formula="of:=4.5+13.5" office:value-type="currency" office:currency="EUR" office:value="18" calcext:value-type="currency">
            <text:p>18,00 €</text:p>
          </table:table-cell>
          <table:table-cell/>
          <table:table-cell table:formula="of:=[.K3]+[.L3]+[.M3]" office:value-type="currency" office:currency="EUR" office:value="25.22" calcext:value-type="currency">
            <text:p>25,22 €</text:p>
          </table:table-cell>
          <table:table-cell table:formula="of:=[.O2]+[.N3]" office:value-type="currency" office:currency="EUR" office:value="42.41" calcext:value-type="currency">
            <text:p>42,41 €</text:p>
          </table:table-cell>
          <table:table-cell table:style-name="ce19" table:formula="of:=[.A3]*budgetjour-[.O3]" office:value-type="currency" office:currency="EUR" office:value="57.59" calcext:value-type="currency">
            <text:p>57,5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8" office:value-type="date" office:date-value="2022-06-30" calcext:value-type="date">
            <text:p>jeu. 30 juin</text:p>
          </table:table-cell>
          <table:table-cell table:style-name="ce8" table:formula="of:=[.D3]" office:value-type="string" office:string-value="Saint-Florentin" calcext:value-type="string">
            <text:p>Saint-Florentin</text:p>
          </table:table-cell>
          <table:table-cell office:value-type="string" calcext:value-type="string">
            <text:p>Saint-Florentin</text:p>
          </table:table-cell>
          <table:table-cell office:value-type="float" office:value="1" calcext:value-type="float">
            <text:p>1</text:p>
          </table:table-cell>
          <table:table-cell table:style-name="ce13" table:formula="of:=[.F3]+[.E4]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13" table:formula="of:=[.H3]+[.G4]" office:value-type="float" office:value="1029" calcext:value-type="float">
            <text:p>1029</text:p>
          </table:table-cell>
          <table:table-cell/>
          <table:table-cell office:value-type="string" calcext:value-type="string">
            <text:p>Booking</text:p>
          </table:table-cell>
          <table:table-cell table:style-name="Default" office:value-type="float" office:value="48.3" calcext:value-type="float">
            <text:p>48,3</text:p>
          </table:table-cell>
          <table:table-cell table:style-name="Default" office:value-type="float" office:value="19.16" calcext:value-type="float">
            <text:p>19,16</text:p>
          </table:table-cell>
          <table:table-cell/>
          <table:table-cell table:formula="of:=[.L4]+[.L4]+[.M4]" office:value-type="currency" office:currency="EUR" office:value="38.32" calcext:value-type="currency">
            <text:p>38,32 €</text:p>
          </table:table-cell>
          <table:table-cell table:formula="of:=[.O3]+[.N4]" office:value-type="currency" office:currency="EUR" office:value="80.73" calcext:value-type="currency">
            <text:p>80,73 €</text:p>
          </table:table-cell>
          <table:table-cell table:style-name="ce19" table:formula="of:=[.A4]*budgetjour-[.O4]" office:value-type="currency" office:currency="EUR" office:value="69.27" calcext:value-type="currency">
            <text:p>69,27 €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8" office:value-type="date" office:date-value="2022-07-01" calcext:value-type="date">
            <text:p>ven. 1 juil.</text:p>
          </table:table-cell>
          <table:table-cell table:style-name="ce8" table:formula="of:=[.D4]" office:value-type="string" office:string-value="Saint-Florentin" calcext:value-type="string">
            <text:p>Saint-Florentin</text:p>
          </table:table-cell>
          <table:table-cell office:value-type="string" calcext:value-type="string">
            <text:p>Montbard</text:p>
          </table:table-cell>
          <table:table-cell office:value-type="float" office:value="89" calcext:value-type="float">
            <text:p>89</text:p>
          </table:table-cell>
          <table:table-cell table:style-name="ce13" table:formula="of:=[.F4]+[.E5]" office:value-type="float" office:value="258" calcext:value-type="float">
            <text:p>258</text:p>
          </table:table-cell>
          <table:table-cell office:value-type="float" office:value="172" calcext:value-type="float">
            <text:p>172</text:p>
          </table:table-cell>
          <table:table-cell table:style-name="ce13" table:formula="of:=[.H4]+[.G5]" office:value-type="float" office:value="1201" calcext:value-type="float">
            <text:p>1201</text:p>
          </table:table-cell>
          <table:table-cell office:value-type="float" office:value="16.13" calcext:value-type="float">
            <text:p>16,13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75" calcext:value-type="currency">
            <text:p>8,75 €</text:p>
          </table:table-cell>
          <table:table-cell table:formula="of:=2.25+19" office:value-type="currency" office:currency="EUR" office:value="21.25" calcext:value-type="currency">
            <text:p>21,25 €</text:p>
          </table:table-cell>
          <table:table-cell/>
          <table:table-cell table:formula="of:=[.K5]+[.L5]+[.M5]" office:value-type="currency" office:currency="EUR" office:value="30" calcext:value-type="currency">
            <text:p>30,00 €</text:p>
          </table:table-cell>
          <table:table-cell table:formula="of:=[.O4]+[.N5]" office:value-type="currency" office:currency="EUR" office:value="110.73" calcext:value-type="currency">
            <text:p>110,73 €</text:p>
          </table:table-cell>
          <table:table-cell table:style-name="ce19" table:formula="of:=[.A5]*budgetjour-[.O5]" office:value-type="currency" office:currency="EUR" office:value="89.27" calcext:value-type="currency">
            <text:p>89,27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8" office:value-type="date" office:date-value="2022-07-02" calcext:value-type="date">
            <text:p>sam. 2 juil.</text:p>
          </table:table-cell>
          <table:table-cell table:style-name="ce8" table:formula="of:=[.D5]" office:value-type="string" office:string-value="Montbard" calcext:value-type="string">
            <text:p>Montbard</text:p>
          </table:table-cell>
          <table:table-cell office:value-type="string" calcext:value-type="string">
            <text:p>Saint-Sernin-du-Plain</text:p>
          </table:table-cell>
          <table:table-cell office:value-type="float" office:value="106" calcext:value-type="float">
            <text:p>106</text:p>
          </table:table-cell>
          <table:table-cell table:style-name="ce13" table:formula="of:=[.F5]+[.E6]" office:value-type="float" office:value="364" calcext:value-type="float">
            <text:p>364</text:p>
          </table:table-cell>
          <table:table-cell office:value-type="float" office:value="828" calcext:value-type="float">
            <text:p>828</text:p>
          </table:table-cell>
          <table:table-cell table:style-name="ce13" table:formula="of:=[.H5]+[.G6]" office:value-type="float" office:value="2029" calcext:value-type="float">
            <text:p>2029</text:p>
          </table:table-cell>
          <table:table-cell office:value-type="float" office:value="15.45" calcext:value-type="float">
            <text:p>15,45</text:p>
          </table:table-cell>
          <table:table-cell office:value-type="string" calcext:value-type="string">
            <text:p>Amis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6]+[.L6]+[.M6]" office:value-type="currency" office:currency="EUR" office:value="0" calcext:value-type="currency">
            <text:p>0,00 €</text:p>
          </table:table-cell>
          <table:table-cell table:formula="of:=[.O5]+[.N6]" office:value-type="currency" office:currency="EUR" office:value="110.73" calcext:value-type="currency">
            <text:p>110,73 €</text:p>
          </table:table-cell>
          <table:table-cell table:style-name="ce19" table:formula="of:=[.A6]*budgetjour-[.O6]" office:value-type="currency" office:currency="EUR" office:value="139.27" calcext:value-type="currency">
            <text:p>139,27 €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8" office:value-type="date" office:date-value="2022-07-03" calcext:value-type="date">
            <text:p>dim. 3 juil.</text:p>
          </table:table-cell>
          <table:table-cell table:style-name="ce8" table:formula="of:=[.D6]" office:value-type="string" office:string-value="Saint-Sernin-du-Plain" calcext:value-type="string">
            <text:p>Saint-Sernin-du-Plain</text:p>
          </table:table-cell>
          <table:table-cell office:value-type="string" calcext:value-type="string">
            <text:p>Mantenay-Montlin</text:p>
          </table:table-cell>
          <table:table-cell office:value-type="float" office:value="88" calcext:value-type="float">
            <text:p>88</text:p>
          </table:table-cell>
          <table:table-cell table:style-name="ce13" table:formula="of:=[.F6]+[.E7]" office:value-type="float" office:value="452" calcext:value-type="float">
            <text:p>452</text:p>
          </table:table-cell>
          <table:table-cell office:value-type="float" office:value="294" calcext:value-type="float">
            <text:p>294</text:p>
          </table:table-cell>
          <table:table-cell table:style-name="ce13" table:formula="of:=[.H6]+[.G7]" office:value-type="float" office:value="2323" calcext:value-type="float">
            <text:p>2323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Camping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7]+[.L7]+[.M7]" office:value-type="currency" office:currency="EUR" office:value="0" calcext:value-type="currency">
            <text:p>0,00 €</text:p>
          </table:table-cell>
          <table:table-cell table:formula="of:=[.O6]+[.N7]" office:value-type="currency" office:currency="EUR" office:value="110.73" calcext:value-type="currency">
            <text:p>110,73 €</text:p>
          </table:table-cell>
          <table:table-cell table:style-name="ce19" table:formula="of:=[.A7]*budgetjour-[.O7]" office:value-type="currency" office:currency="EUR" office:value="189.27" calcext:value-type="currency">
            <text:p>189,27 €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8" office:value-type="date" office:date-value="2022-07-04" calcext:value-type="date">
            <text:p>lun. 4 juil.</text:p>
          </table:table-cell>
          <table:table-cell table:style-name="ce8" table:formula="of:=[.D7]" office:value-type="string" office:string-value="Mantenay-Montlin" calcext:value-type="string">
            <text:p>Mantenay-Montlin</text:p>
          </table:table-cell>
          <table:table-cell office:value-type="string" calcext:value-type="string">
            <text:p>Ambérieu-en-Bugey</text:p>
          </table:table-cell>
          <table:table-cell office:value-type="float" office:value="70" calcext:value-type="float">
            <text:p>70</text:p>
          </table:table-cell>
          <table:table-cell table:style-name="ce13" table:formula="of:=[.F7]+[.E8]" office:value-type="float" office:value="522" calcext:value-type="float">
            <text:p>522</text:p>
          </table:table-cell>
          <table:table-cell office:value-type="float" office:value="299" calcext:value-type="float">
            <text:p>299</text:p>
          </table:table-cell>
          <table:table-cell table:style-name="ce13" table:formula="of:=[.H7]+[.G8]" office:value-type="float" office:value="2622" calcext:value-type="float">
            <text:p>2622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8.98" calcext:value-type="currency">
            <text:p>38,98 €</text:p>
          </table:table-cell>
          <table:table-cell table:formula="of:=8.1+31.32" office:value-type="currency" office:currency="EUR" office:value="39.42" calcext:value-type="currency">
            <text:p>39,42 €</text:p>
          </table:table-cell>
          <table:table-cell/>
          <table:table-cell table:formula="of:=[.K8]+[.L8]+[.M8]" office:value-type="currency" office:currency="EUR" office:value="78.4" calcext:value-type="currency">
            <text:p>78,40 €</text:p>
          </table:table-cell>
          <table:table-cell table:formula="of:=[.O7]+[.N8]" office:value-type="currency" office:currency="EUR" office:value="189.13" calcext:value-type="currency">
            <text:p>189,13 €</text:p>
          </table:table-cell>
          <table:table-cell table:style-name="ce19" table:formula="of:=[.A8]*budgetjour-[.O8]" office:value-type="currency" office:currency="EUR" office:value="160.87" calcext:value-type="currency">
            <text:p>160,87 €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8" office:value-type="date" office:date-value="2022-07-05" calcext:value-type="date">
            <text:p>mar. 5 juil.</text:p>
          </table:table-cell>
          <table:table-cell table:style-name="ce8" table:formula="of:=[.D8]" office:value-type="string" office:string-value="Ambérieu-en-Bugey" calcext:value-type="string">
            <text:p>Ambérieu-en-Bugey</text:p>
          </table:table-cell>
          <table:table-cell office:value-type="string" calcext:value-type="string">
            <text:p>Challes-les-Eaux</text:p>
          </table:table-cell>
          <table:table-cell office:value-type="float" office:value="94" calcext:value-type="float">
            <text:p>94</text:p>
          </table:table-cell>
          <table:table-cell table:style-name="ce13" table:formula="of:=[.F8]+[.E9]" office:value-type="float" office:value="616" calcext:value-type="float">
            <text:p>616</text:p>
          </table:table-cell>
          <table:table-cell office:value-type="float" office:value="772" calcext:value-type="float">
            <text:p>772</text:p>
          </table:table-cell>
          <table:table-cell table:style-name="ce13" table:formula="of:=[.H8]+[.G9]" office:value-type="float" office:value="3394" calcext:value-type="float">
            <text:p>339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75" calcext:value-type="currency">
            <text:p>14,75 €</text:p>
          </table:table-cell>
          <table:table-cell table:formula="of:=4.2+21.3" office:value-type="currency" office:currency="EUR" office:value="25.5" calcext:value-type="currency">
            <text:p>25,50 €</text:p>
          </table:table-cell>
          <table:table-cell/>
          <table:table-cell table:formula="of:=[.K9]+[.L9]+[.M9]" office:value-type="currency" office:currency="EUR" office:value="40.25" calcext:value-type="currency">
            <text:p>40,25 €</text:p>
          </table:table-cell>
          <table:table-cell table:formula="of:=[.O8]+[.N9]" office:value-type="currency" office:currency="EUR" office:value="229.38" calcext:value-type="currency">
            <text:p>229,38 €</text:p>
          </table:table-cell>
          <table:table-cell table:style-name="ce19" table:formula="of:=[.A9]*budgetjour-[.O9]" office:value-type="currency" office:currency="EUR" office:value="170.62" calcext:value-type="currency">
            <text:p>170,62 €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8" office:value-type="date" office:date-value="2022-07-06" calcext:value-type="date">
            <text:p>mer. 6 juil.</text:p>
          </table:table-cell>
          <table:table-cell table:style-name="ce8" table:formula="of:=[.D9]" office:value-type="string" office:string-value="Challes-les-Eaux" calcext:value-type="string">
            <text:p>Challes-les-Eaux</text:p>
          </table:table-cell>
          <table:table-cell office:value-type="string" calcext:value-type="string">
            <text:p>Saint-Jean-de-Maurienne</text:p>
          </table:table-cell>
          <table:table-cell office:value-type="float" office:value="77" calcext:value-type="float">
            <text:p>77</text:p>
          </table:table-cell>
          <table:table-cell table:style-name="ce13" table:formula="of:=[.F9]+[.E10]" office:value-type="float" office:value="693" calcext:value-type="float">
            <text:p>693</text:p>
          </table:table-cell>
          <table:table-cell office:value-type="float" office:value="1068" calcext:value-type="float">
            <text:p>1068</text:p>
          </table:table-cell>
          <table:table-cell table:style-name="ce13" table:formula="of:=[.H9]+[.G10]" office:value-type="float" office:value="4462" calcext:value-type="float">
            <text:p>4462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52.33" calcext:value-type="currency">
            <text:p>52,33 €</text:p>
          </table:table-cell>
          <table:table-cell table:formula="of:=7.3+29" office:value-type="currency" office:currency="EUR" office:value="36.3" calcext:value-type="currency">
            <text:p>36,30 €</text:p>
          </table:table-cell>
          <table:table-cell/>
          <table:table-cell table:formula="of:=[.K10]+[.L10]+[.M10]" office:value-type="currency" office:currency="EUR" office:value="88.63" calcext:value-type="currency">
            <text:p>88,63 €</text:p>
          </table:table-cell>
          <table:table-cell table:formula="of:=[.O9]+[.N10]" office:value-type="currency" office:currency="EUR" office:value="318.01" calcext:value-type="currency">
            <text:p>318,01 €</text:p>
          </table:table-cell>
          <table:table-cell table:style-name="ce19" table:formula="of:=[.A10]*budgetjour-[.O10]" office:value-type="currency" office:currency="EUR" office:value="131.99" calcext:value-type="currency">
            <text:p>131,9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8" office:value-type="date" office:date-value="2022-07-07" calcext:value-type="date">
            <text:p>jeu. 7 juil.</text:p>
          </table:table-cell>
          <table:table-cell table:style-name="ce8" table:formula="of:=[.D10]" office:value-type="string" office:string-value="Saint-Jean-de-Maurienne" calcext:value-type="string">
            <text:p>Saint-Jean-de-Maurienne</text:p>
          </table:table-cell>
          <table:table-cell office:value-type="string" calcext:value-type="string">
            <text:p>Lanslebourg-Mont-Cenis</text:p>
          </table:table-cell>
          <table:table-cell office:value-type="float" office:value="58" calcext:value-type="float">
            <text:p>58</text:p>
          </table:table-cell>
          <table:table-cell table:style-name="ce13" table:formula="of:=[.F10]+[.E11]" office:value-type="float" office:value="751" calcext:value-type="float">
            <text:p>751</text:p>
          </table:table-cell>
          <table:table-cell office:value-type="float" office:value="1048" calcext:value-type="float">
            <text:p>1048</text:p>
          </table:table-cell>
          <table:table-cell table:style-name="ce13" table:formula="of:=[.H10]+[.G11]" office:value-type="float" office:value="5510" calcext:value-type="float">
            <text:p>5510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5.3+11.58" office:value-type="currency" office:currency="EUR" office:value="16.88" calcext:value-type="currency">
            <text:p>16,88 €</text:p>
          </table:table-cell>
          <table:table-cell office:value-type="currency" office:currency="EUR" office:value="5.95" calcext:value-type="currency">
            <text:p>5,95 €</text:p>
          </table:table-cell>
          <table:table-cell table:formula="of:=[.K11]+[.L11]+[.M11]" office:value-type="currency" office:currency="EUR" office:value="32.83" calcext:value-type="currency">
            <text:p>32,83 €</text:p>
          </table:table-cell>
          <table:table-cell table:formula="of:=[.O10]+[.N11]" office:value-type="currency" office:currency="EUR" office:value="350.84" calcext:value-type="currency">
            <text:p>350,84 €</text:p>
          </table:table-cell>
          <table:table-cell table:style-name="ce19" table:formula="of:=[.A11]*budgetjour-[.O11]" office:value-type="currency" office:currency="EUR" office:value="149.16" calcext:value-type="currency">
            <text:p>149,16 €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8" office:value-type="date" office:date-value="2022-07-08" calcext:value-type="date">
            <text:p>ven. 8 juil.</text:p>
          </table:table-cell>
          <table:table-cell table:style-name="ce8" table:formula="of:=[.D11]" office:value-type="string" office:string-value="Lanslebourg-Mont-Cenis" calcext:value-type="string">
            <text:p>Lanslebourg-Mont-Cenis</text:p>
          </table:table-cell>
          <table:table-cell office:value-type="string" calcext:value-type="string">
            <text:p>Turin</text:p>
          </table:table-cell>
          <table:table-cell office:value-type="float" office:value="97" calcext:value-type="float">
            <text:p>97</text:p>
          </table:table-cell>
          <table:table-cell table:style-name="ce13" table:formula="of:=[.F11]+[.E12]" office:value-type="float" office:value="848" calcext:value-type="float">
            <text:p>848</text:p>
          </table:table-cell>
          <table:table-cell office:value-type="float" office:value="856" calcext:value-type="float">
            <text:p>856</text:p>
          </table:table-cell>
          <table:table-cell table:style-name="ce13" table:formula="of:=[.H11]+[.G12]" office:value-type="float" office:value="6366" calcext:value-type="float">
            <text:p>6366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1.1" calcext:value-type="currency">
            <text:p>11,10 €</text:p>
          </table:table-cell>
          <table:table-cell/>
          <table:table-cell table:formula="of:=[.K12]+[.L12]+[.M12]" office:value-type="currency" office:currency="EUR" office:value="63.6" calcext:value-type="currency">
            <text:p>63,60 €</text:p>
          </table:table-cell>
          <table:table-cell table:formula="of:=[.O11]+[.N12]" office:value-type="currency" office:currency="EUR" office:value="414.44" calcext:value-type="currency">
            <text:p>414,44 €</text:p>
          </table:table-cell>
          <table:table-cell table:style-name="ce19" table:formula="of:=[.A12]*budgetjour-[.O12]" office:value-type="currency" office:currency="EUR" office:value="135.56" calcext:value-type="currency">
            <text:p>135,56 €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8" office:value-type="date" office:date-value="2022-07-09" calcext:value-type="date">
            <text:p>sam. 9 juil.</text:p>
          </table:table-cell>
          <table:table-cell table:style-name="ce8" table:formula="of:=[.D12]" office:value-type="string" office:string-value="Turin" calcext:value-type="string">
            <text:p>Turin</text:p>
          </table:table-cell>
          <table:table-cell table:style-name="Default" office:value-type="string" calcext:value-type="string">
            <text:p>Turin</text:p>
          </table:table-cell>
          <table:table-cell office:value-type="float" office:value="0" calcext:value-type="float">
            <text:p>0</text:p>
          </table:table-cell>
          <table:table-cell table:style-name="ce13" table:formula="of:=[.F12]+[.E13]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style-name="ce13" table:formula="of:=[.H12]+[.G13]" office:value-type="float" office:value="6366" calcext:value-type="float">
            <text:p>63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9.5" calcext:value-type="currency">
            <text:p>19,50 €</text:p>
          </table:table-cell>
          <table:table-cell/>
          <table:table-cell table:formula="of:=[.K13]+[.L13]+[.M13]" office:value-type="currency" office:currency="EUR" office:value="72" calcext:value-type="currency">
            <text:p>72,00 €</text:p>
          </table:table-cell>
          <table:table-cell table:formula="of:=[.O12]+[.N13]" office:value-type="currency" office:currency="EUR" office:value="486.44" calcext:value-type="currency">
            <text:p>486,44 €</text:p>
          </table:table-cell>
          <table:table-cell table:style-name="ce19" table:formula="of:=[.A13]*budgetjour-[.O13]" office:value-type="currency" office:currency="EUR" office:value="113.56" calcext:value-type="currency">
            <text:p>113,56 €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8" office:value-type="date" office:date-value="2022-07-10" calcext:value-type="date">
            <text:p>dim. 10 juil.</text:p>
          </table:table-cell>
          <table:table-cell table:style-name="ce8" table:formula="of:=[.D13]" office:value-type="string" office:string-value="Turin" calcext:value-type="string">
            <text:p>Turin</text:p>
          </table:table-cell>
          <table:table-cell office:value-type="string" calcext:value-type="string">
            <text:p>Casale Monferrato</text:p>
          </table:table-cell>
          <table:table-cell office:value-type="float" office:value="87" calcext:value-type="float">
            <text:p>87</text:p>
          </table:table-cell>
          <table:table-cell table:style-name="ce13" table:formula="of:=[.F13]+[.E14]" office:value-type="float" office:value="935" calcext:value-type="float">
            <text:p>935</text:p>
          </table:table-cell>
          <table:table-cell office:value-type="float" office:value="111" calcext:value-type="float">
            <text:p>111</text:p>
          </table:table-cell>
          <table:table-cell table:style-name="ce13" table:formula="of:=[.H13]+[.G14]" office:value-type="float" office:value="6477" calcext:value-type="float">
            <text:p>6477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41" calcext:value-type="currency">
            <text:p>53,41 €</text:p>
          </table:table-cell>
          <table:table-cell office:value-type="currency" office:currency="EUR" office:value="0.9" calcext:value-type="currency">
            <text:p>0,90 €</text:p>
          </table:table-cell>
          <table:table-cell/>
          <table:table-cell table:formula="of:=[.K14]+[.L14]+[.M14]" office:value-type="currency" office:currency="EUR" office:value="54.31" calcext:value-type="currency">
            <text:p>54,31 €</text:p>
          </table:table-cell>
          <table:table-cell table:formula="of:=[.O13]+[.N14]" office:value-type="currency" office:currency="EUR" office:value="540.75" calcext:value-type="currency">
            <text:p>540,75 €</text:p>
          </table:table-cell>
          <table:table-cell table:style-name="ce19" table:formula="of:=[.A14]*budgetjour-[.O14]" office:value-type="currency" office:currency="EUR" office:value="109.25" calcext:value-type="currency">
            <text:p>109,25 €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8" office:value-type="date" office:date-value="2022-07-11" calcext:value-type="date">
            <text:p>lun. 11 juil.</text:p>
          </table:table-cell>
          <table:table-cell table:style-name="ce8" table:formula="of:=[.D14]" office:value-type="string" office:string-value="Casale Monferrato" calcext:value-type="string">
            <text:p>Casale Monferrato</text:p>
          </table:table-cell>
          <table:table-cell office:value-type="string" calcext:value-type="string">
            <text:p>Pavie</text:p>
          </table:table-cell>
          <table:table-cell office:value-type="float" office:value="70" calcext:value-type="float">
            <text:p>70</text:p>
          </table:table-cell>
          <table:table-cell table:style-name="ce13" table:formula="of:=[.F14]+[.E15]" office:value-type="float" office:value="1005" calcext:value-type="float">
            <text:p>1005</text:p>
          </table:table-cell>
          <table:table-cell office:value-type="float" office:value="76" calcext:value-type="float">
            <text:p>76</text:p>
          </table:table-cell>
          <table:table-cell table:style-name="ce13" table:formula="of:=[.H14]+[.G15]" office:value-type="float" office:value="6553" calcext:value-type="float">
            <text:p>6553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4.2" calcext:value-type="currency">
            <text:p>44,20 €</text:p>
          </table:table-cell>
          <table:table-cell office:value-type="currency" office:currency="EUR" office:value="14.43" calcext:value-type="currency">
            <text:p>14,43 €</text:p>
          </table:table-cell>
          <table:table-cell/>
          <table:table-cell table:formula="of:=[.K15]+[.L15]+[.M15]" office:value-type="currency" office:currency="EUR" office:value="58.63" calcext:value-type="currency">
            <text:p>58,63 €</text:p>
          </table:table-cell>
          <table:table-cell table:formula="of:=[.O14]+[.N15]" office:value-type="currency" office:currency="EUR" office:value="599.38" calcext:value-type="currency">
            <text:p>599,38 €</text:p>
          </table:table-cell>
          <table:table-cell table:style-name="ce19" table:formula="of:=[.A15]*budgetjour-[.O15]" office:value-type="currency" office:currency="EUR" office:value="100.62" calcext:value-type="currency">
            <text:p>100,62 €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2-07-12" calcext:value-type="date">
            <text:p>mar. 12 juil.</text:p>
          </table:table-cell>
          <table:table-cell table:style-name="ce8" table:formula="of:=[.D15]" office:value-type="string" office:string-value="Pavie" calcext:value-type="string">
            <text:p>Pavie</text:p>
          </table:table-cell>
          <table:table-cell office:value-type="string" calcext:value-type="string">
            <text:p>Plaisance</text:p>
          </table:table-cell>
          <table:table-cell office:value-type="float" office:value="63" calcext:value-type="float">
            <text:p>63</text:p>
          </table:table-cell>
          <table:table-cell table:style-name="ce13" table:formula="of:=[.F15]+[.E16]" office:value-type="float" office:value="1068" calcext:value-type="float">
            <text:p>1068</text:p>
          </table:table-cell>
          <table:table-cell office:value-type="float" office:value="162" calcext:value-type="float">
            <text:p>162</text:p>
          </table:table-cell>
          <table:table-cell table:style-name="ce13" table:formula="of:=[.H15]+[.G16]" office:value-type="float" office:value="6715" calcext:value-type="float">
            <text:p>6715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8.88" calcext:value-type="currency">
            <text:p>58,88 €</text:p>
          </table:table-cell>
          <table:table-cell office:value-type="currency" office:currency="EUR" office:value="16.58" calcext:value-type="currency">
            <text:p>16,58 €</text:p>
          </table:table-cell>
          <table:table-cell/>
          <table:table-cell table:formula="of:=[.K16]+[.L16]+[.M16]" office:value-type="currency" office:currency="EUR" office:value="75.46" calcext:value-type="currency">
            <text:p>75,46 €</text:p>
          </table:table-cell>
          <table:table-cell table:formula="of:=[.O15]+[.N16]" office:value-type="currency" office:currency="EUR" office:value="674.84" calcext:value-type="currency">
            <text:p>674,84 €</text:p>
          </table:table-cell>
          <table:table-cell table:style-name="ce19" table:formula="of:=[.A16]*budgetjour-[.O16]" office:value-type="currency" office:currency="EUR" office:value="75.16" calcext:value-type="currency">
            <text:p>75,16 €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8" office:value-type="date" office:date-value="2022-07-13" calcext:value-type="date">
            <text:p>mer. 13 juil.</text:p>
          </table:table-cell>
          <table:table-cell table:style-name="ce8" table:formula="of:=[.D16]" office:value-type="string" office:string-value="Plaisance" calcext:value-type="string">
            <text:p>Plaisance</text:p>
          </table:table-cell>
          <table:table-cell office:value-type="string" calcext:value-type="string">
            <text:p>Casalmaggiore</text:p>
          </table:table-cell>
          <table:table-cell office:value-type="float" office:value="79" calcext:value-type="float">
            <text:p>79</text:p>
          </table:table-cell>
          <table:table-cell table:style-name="ce13" table:formula="of:=[.F16]+[.E17]" office:value-type="float" office:value="1147" calcext:value-type="float">
            <text:p>1147</text:p>
          </table:table-cell>
          <table:table-cell office:value-type="float" office:value="92" calcext:value-type="float">
            <text:p>92</text:p>
          </table:table-cell>
          <table:table-cell table:style-name="ce13" table:formula="of:=[.H16]+[.G17]" office:value-type="float" office:value="6807" calcext:value-type="float">
            <text:p>680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.5" calcext:value-type="currency">
            <text:p>29,5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formula="of:=[.K17]+[.L17]+[.M17]" office:value-type="currency" office:currency="EUR" office:value="42.5" calcext:value-type="currency">
            <text:p>42,50 €</text:p>
          </table:table-cell>
          <table:table-cell table:formula="of:=[.O16]+[.N17]" office:value-type="currency" office:currency="EUR" office:value="717.34" calcext:value-type="currency">
            <text:p>717,34 €</text:p>
          </table:table-cell>
          <table:table-cell table:style-name="ce19" table:formula="of:=[.A17]*budgetjour-[.O17]" office:value-type="currency" office:currency="EUR" office:value="82.66" calcext:value-type="currency">
            <text:p>82,66 €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8" office:value-type="date" office:date-value="2022-07-14" calcext:value-type="date">
            <text:p>jeu. 14 juil.</text:p>
          </table:table-cell>
          <table:table-cell table:style-name="ce8" table:formula="of:=[.D17]" office:value-type="string" office:string-value="Casalmaggiore" calcext:value-type="string">
            <text:p>Casalmaggiore</text:p>
          </table:table-cell>
          <table:table-cell office:value-type="string" calcext:value-type="string">
            <text:p>Bergantino</text:p>
          </table:table-cell>
          <table:table-cell office:value-type="float" office:value="105" calcext:value-type="float">
            <text:p>105</text:p>
          </table:table-cell>
          <table:table-cell table:style-name="ce13" table:formula="of:=[.F17]+[.E18]" office:value-type="float" office:value="1252" calcext:value-type="float">
            <text:p>1252</text:p>
          </table:table-cell>
          <table:table-cell office:value-type="float" office:value="85" calcext:value-type="float">
            <text:p>85</text:p>
          </table:table-cell>
          <table:table-cell table:style-name="ce13" table:formula="of:=[.H17]+[.G18]" office:value-type="float" office:value="6892" calcext:value-type="float">
            <text:p>6892</text:p>
          </table:table-cell>
          <table:table-cell office:value-type="float" office:value="16.15" calcext:value-type="float">
            <text:p>16,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2.5+3.5+1.5+1.5+9.13" office:value-type="currency" office:currency="EUR" office:value="18.13" calcext:value-type="currency">
            <text:p>18,13 €</text:p>
          </table:table-cell>
          <table:table-cell/>
          <table:table-cell table:formula="of:=[.K18]+[.L18]+[.M18]" office:value-type="currency" office:currency="EUR" office:value="68.13" calcext:value-type="currency">
            <text:p>68,13 €</text:p>
          </table:table-cell>
          <table:table-cell table:formula="of:=[.O17]+[.N18]" office:value-type="currency" office:currency="EUR" office:value="785.47" calcext:value-type="currency">
            <text:p>785,47 €</text:p>
          </table:table-cell>
          <table:table-cell table:style-name="ce19" table:formula="of:=[.A18]*budgetjour-[.O18]" office:value-type="currency" office:currency="EUR" office:value="64.53" calcext:value-type="currency">
            <text:p>64,53 €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8" office:value-type="date" office:date-value="2022-07-15" calcext:value-type="date">
            <text:p>ven. 15 juil.</text:p>
          </table:table-cell>
          <table:table-cell table:style-name="ce8" table:formula="of:=[.D18]" office:value-type="string" office:string-value="Bergantino" calcext:value-type="string">
            <text:p>Bergantino</text:p>
          </table:table-cell>
          <table:table-cell office:value-type="string" calcext:value-type="string">
            <text:p>Porto Viro</text:p>
          </table:table-cell>
          <table:table-cell office:value-type="float" office:value="104" calcext:value-type="float">
            <text:p>104</text:p>
          </table:table-cell>
          <table:table-cell table:style-name="ce13" table:formula="of:=[.F18]+[.E19]" office:value-type="float" office:value="1356" calcext:value-type="float">
            <text:p>1356</text:p>
          </table:table-cell>
          <table:table-cell office:value-type="float" office:value="71" calcext:value-type="float">
            <text:p>71</text:p>
          </table:table-cell>
          <table:table-cell table:style-name="ce13" table:formula="of:=[.H18]+[.G19]" office:value-type="float" office:value="6963" calcext:value-type="float">
            <text:p>6963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2" calcext:value-type="currency">
            <text:p>32,20 €</text:p>
          </table:table-cell>
          <table:table-cell office:value-type="currency" office:currency="EUR" office:value="13.5" calcext:value-type="currency">
            <text:p>13,50 €</text:p>
          </table:table-cell>
          <table:table-cell/>
          <table:table-cell table:formula="of:=[.K19]+[.L19]+[.M19]" office:value-type="currency" office:currency="EUR" office:value="45.7" calcext:value-type="currency">
            <text:p>45,70 €</text:p>
          </table:table-cell>
          <table:table-cell table:formula="of:=[.O18]+[.N19]" office:value-type="currency" office:currency="EUR" office:value="831.17" calcext:value-type="currency">
            <text:p>831,17 €</text:p>
          </table:table-cell>
          <table:table-cell table:style-name="ce19" table:formula="of:=[.A19]*budgetjour-[.O19]" office:value-type="currency" office:currency="EUR" office:value="68.8299999999999" calcext:value-type="currency">
            <text:p>68,83 €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8" office:value-type="date" office:date-value="2022-07-16" calcext:value-type="date">
            <text:p>sam. 16 juil.</text:p>
          </table:table-cell>
          <table:table-cell table:style-name="ce8" table:formula="of:=[.D19]" office:value-type="string" office:string-value="Porto Viro" calcext:value-type="string">
            <text:p>Porto Viro</text:p>
          </table:table-cell>
          <table:table-cell office:value-type="string" calcext:value-type="string">
            <text:p>Venise</text:p>
          </table:table-cell>
          <table:table-cell office:value-type="float" office:value="106" calcext:value-type="float">
            <text:p>106</text:p>
          </table:table-cell>
          <table:table-cell table:style-name="ce13" table:formula="of:=[.F19]+[.E20]" office:value-type="float" office:value="1462" calcext:value-type="float">
            <text:p>1462</text:p>
          </table:table-cell>
          <table:table-cell office:value-type="float" office:value="80" calcext:value-type="float">
            <text:p>80</text:p>
          </table:table-cell>
          <table:table-cell table:style-name="ce13" table:formula="of:=[.H19]+[.G20]" office:value-type="float" office:value="7043" calcext:value-type="float">
            <text:p>7043</text:p>
          </table:table-cell>
          <table:table-cell office:value-type="float" office:value="14.36" calcext:value-type="float">
            <text:p>14,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office:value-type="currency" office:currency="EUR" office:value="11.5" calcext:value-type="currency">
            <text:p>11,50 €</text:p>
          </table:table-cell>
          <table:table-cell office:value-type="currency" office:currency="EUR" office:value="14.5" calcext:value-type="currency">
            <text:p>14,50 €</text:p>
          </table:table-cell>
          <table:table-cell table:formula="of:=[.K20]+[.L20]+[.M20]" office:value-type="currency" office:currency="EUR" office:value="44.1" calcext:value-type="currency">
            <text:p>44,10 €</text:p>
          </table:table-cell>
          <table:table-cell table:formula="of:=[.O19]+[.N20]" office:value-type="currency" office:currency="EUR" office:value="875.27" calcext:value-type="currency">
            <text:p>875,27 €</text:p>
          </table:table-cell>
          <table:table-cell table:style-name="ce19" table:formula="of:=[.A20]*budgetjour-[.O20]" office:value-type="currency" office:currency="EUR" office:value="74.7299999999999" calcext:value-type="currency">
            <text:p>74,73 €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8" office:value-type="date" office:date-value="2022-07-17" calcext:value-type="date">
            <text:p>dim. 17 juil.</text:p>
          </table:table-cell>
          <table:table-cell table:style-name="ce8" table:formula="of:=[.D20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0]+[.E21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0]+[.G21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4+4.5+2.5" office:value-type="currency" office:currency="EUR" office:value="21" calcext:value-type="currency">
            <text:p>21,00 €</text:p>
          </table:table-cell>
          <table:table-cell table:formula="of:=15+5" office:value-type="currency" office:currency="EUR" office:value="20" calcext:value-type="currency">
            <text:p>20,00 €</text:p>
          </table:table-cell>
          <table:table-cell table:formula="of:=[.K21]+[.L21]+[.M21]" office:value-type="currency" office:currency="EUR" office:value="59.1" calcext:value-type="currency">
            <text:p>59,10 €</text:p>
          </table:table-cell>
          <table:table-cell table:formula="of:=[.O20]+[.N21]" office:value-type="currency" office:currency="EUR" office:value="934.37" calcext:value-type="currency">
            <text:p>934,37 €</text:p>
          </table:table-cell>
          <table:table-cell table:style-name="ce19" table:formula="of:=[.A21]*budgetjour-[.O21]" office:value-type="currency" office:currency="EUR" office:value="65.6299999999999" calcext:value-type="currency">
            <text:p>65,63 €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8" office:value-type="date" office:date-value="2022-07-18" calcext:value-type="date">
            <text:p>lun. 18 juil.</text:p>
          </table:table-cell>
          <table:table-cell table:style-name="ce8" table:formula="of:=[.D21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1]+[.E22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1]+[.G22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.2+5+3.5+22.42" office:value-type="currency" office:currency="EUR" office:value="32.12" calcext:value-type="currency">
            <text:p>32,12 €</text:p>
          </table:table-cell>
          <table:table-cell table:formula="of:=20+5+37.94" office:value-type="currency" office:currency="EUR" office:value="62.94" calcext:value-type="currency">
            <text:p>62,94 €</text:p>
          </table:table-cell>
          <table:table-cell table:formula="of:=[.K22]+[.L22]+[.M22]" office:value-type="currency" office:currency="EUR" office:value="113.16" calcext:value-type="currency">
            <text:p>113,16 €</text:p>
          </table:table-cell>
          <table:table-cell table:formula="of:=[.O21]+[.N22]" office:value-type="currency" office:currency="EUR" office:value="1047.53" calcext:value-type="currency">
            <text:p>1 047,53 €</text:p>
          </table:table-cell>
          <table:table-cell table:style-name="ce19" table:formula="of:=[.A22]*budgetjour-[.O22]" office:value-type="currency" office:currency="EUR" office:value="2.4699999999998" calcext:value-type="currency">
            <text:p>2,47 €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8" office:value-type="date" office:date-value="2022-07-19" calcext:value-type="date">
            <text:p>mar. 19 juil.</text:p>
          </table:table-cell>
          <table:table-cell table:style-name="ce8" table:formula="of:=[.D22]" office:value-type="string" office:string-value="Venise" calcext:value-type="string">
            <text:p>Venise</text:p>
          </table:table-cell>
          <table:table-cell office:value-type="string" calcext:value-type="string">
            <text:p>Portogruaro </text:p>
          </table:table-cell>
          <table:table-cell office:value-type="float" office:value="85" calcext:value-type="float">
            <text:p>85</text:p>
          </table:table-cell>
          <table:table-cell table:style-name="ce13" table:formula="of:=[.F22]+[.E23]" office:value-type="float" office:value="1547" calcext:value-type="float">
            <text:p>1547</text:p>
          </table:table-cell>
          <table:table-cell office:value-type="float" office:value="71" calcext:value-type="float">
            <text:p>71</text:p>
          </table:table-cell>
          <table:table-cell table:style-name="ce13" table:formula="of:=[.H22]+[.G23]" office:value-type="float" office:value="7114" calcext:value-type="float">
            <text:p>711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7.15+1" office:value-type="currency" office:currency="EUR" office:value="8.15" calcext:value-type="currency">
            <text:p>8,15 €</text:p>
          </table:table-cell>
          <table:table-cell office:value-type="currency" office:currency="EUR" office:value="8.5" calcext:value-type="currency">
            <text:p>8,50 €</text:p>
          </table:table-cell>
          <table:table-cell table:formula="of:=[.K23]+[.L23]+[.M23]" office:value-type="currency" office:currency="EUR" office:value="35.65" calcext:value-type="currency">
            <text:p>35,65 €</text:p>
          </table:table-cell>
          <table:table-cell table:formula="of:=[.O22]+[.N23]" office:value-type="currency" office:currency="EUR" office:value="1083.18" calcext:value-type="currency">
            <text:p>1 083,18 €</text:p>
          </table:table-cell>
          <table:table-cell table:style-name="ce19" table:formula="of:=[.A23]*budgetjour-[.O23]" office:value-type="currency" office:currency="EUR" office:value="16.8199999999997" calcext:value-type="currency">
            <text:p>16,82 €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8" office:value-type="date" office:date-value="2022-07-20" calcext:value-type="date">
            <text:p>mer. 20 juil.</text:p>
          </table:table-cell>
          <table:table-cell table:style-name="ce8" table:formula="of:=[.D23]" office:value-type="string" office:string-value="Portogruaro " calcext:value-type="string">
            <text:p>Portogruaro </text:p>
          </table:table-cell>
          <table:table-cell office:value-type="string" calcext:value-type="string">
            <text:p>Grado</text:p>
          </table:table-cell>
          <table:table-cell office:value-type="float" office:value="81" calcext:value-type="float">
            <text:p>81</text:p>
          </table:table-cell>
          <table:table-cell table:style-name="ce13" table:formula="of:=[.F23]+[.E24]" office:value-type="float" office:value="1628" calcext:value-type="float">
            <text:p>1628</text:p>
          </table:table-cell>
          <table:table-cell office:value-type="float" office:value="51" calcext:value-type="float">
            <text:p>51</text:p>
          </table:table-cell>
          <table:table-cell table:style-name="ce13" table:formula="of:=[.H23]+[.G24]" office:value-type="float" office:value="7165" calcext:value-type="float">
            <text:p>7165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2.3" calcext:value-type="currency">
            <text:p>22,30 €</text:p>
          </table:table-cell>
          <table:table-cell office:value-type="currency" office:currency="EUR" office:value="10.38" calcext:value-type="currency">
            <text:p>10,38 €</text:p>
          </table:table-cell>
          <table:table-cell/>
          <table:table-cell table:formula="of:=[.K24]+[.L24]+[.M24]" office:value-type="currency" office:currency="EUR" office:value="32.68" calcext:value-type="currency">
            <text:p>32,68 €</text:p>
          </table:table-cell>
          <table:table-cell table:formula="of:=[.O23]+[.N24]" office:value-type="currency" office:currency="EUR" office:value="1115.86" calcext:value-type="currency">
            <text:p>1 115,86 €</text:p>
          </table:table-cell>
          <table:table-cell table:style-name="ce19" table:formula="of:=[.A24]*budgetjour-[.O24]" office:value-type="currency" office:currency="EUR" office:value="34.1399999999996" calcext:value-type="currency">
            <text:p>34,14 €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8" office:value-type="date" office:date-value="2022-07-21" calcext:value-type="date">
            <text:p>jeu. 21 juil.</text:p>
          </table:table-cell>
          <table:table-cell table:style-name="ce8" table:formula="of:=[.D24]" office:value-type="string" office:string-value="Grado" calcext:value-type="string">
            <text:p>Grado</text:p>
          </table:table-cell>
          <table:table-cell office:value-type="string" calcext:value-type="string">
            <text:p>Trieste</text:p>
          </table:table-cell>
          <table:table-cell office:value-type="float" office:value="65" calcext:value-type="float">
            <text:p>65</text:p>
          </table:table-cell>
          <table:table-cell table:style-name="ce13" table:formula="of:=[.F24]+[.E25]" office:value-type="float" office:value="1693" calcext:value-type="float">
            <text:p>1693</text:p>
          </table:table-cell>
          <table:table-cell office:value-type="float" office:value="129" calcext:value-type="float">
            <text:p>129</text:p>
          </table:table-cell>
          <table:table-cell table:style-name="ce13" table:formula="of:=[.H24]+[.G25]" office:value-type="float" office:value="7294" calcext:value-type="float">
            <text:p>7294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09" calcext:value-type="currency">
            <text:p>35,09 €</text:p>
          </table:table-cell>
          <table:table-cell table:formula="of:=15.5+3.1" office:value-type="currency" office:currency="EUR" office:value="18.6" calcext:value-type="currency">
            <text:p>18,60 €</text:p>
          </table:table-cell>
          <table:table-cell/>
          <table:table-cell table:formula="of:=[.K25]+[.L25]+[.M25]" office:value-type="currency" office:currency="EUR" office:value="53.69" calcext:value-type="currency">
            <text:p>53,69 €</text:p>
          </table:table-cell>
          <table:table-cell table:formula="of:=[.O24]+[.N25]" office:value-type="currency" office:currency="EUR" office:value="1169.55" calcext:value-type="currency">
            <text:p>1 169,55 €</text:p>
          </table:table-cell>
          <table:table-cell table:style-name="ce19" table:formula="of:=[.A25]*budgetjour-[.O25]" office:value-type="currency" office:currency="EUR" office:value="30.4499999999996" calcext:value-type="currency">
            <text:p>30,45 €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8" office:value-type="date" office:date-value="2022-07-22" calcext:value-type="date">
            <text:p>ven. 22 juil.</text:p>
          </table:table-cell>
          <table:table-cell table:style-name="ce8" table:formula="of:=[.D25]" office:value-type="string" office:string-value="Trieste" calcext:value-type="string">
            <text:p>Trieste</text:p>
          </table:table-cell>
          <table:table-cell office:value-type="string" calcext:value-type="string">
            <text:p>Rijeka</text:p>
          </table:table-cell>
          <table:table-cell office:value-type="float" office:value="78" calcext:value-type="float">
            <text:p>78</text:p>
          </table:table-cell>
          <table:table-cell table:style-name="ce13" table:formula="of:=[.F25]+[.E26]" office:value-type="float" office:value="1771" calcext:value-type="float">
            <text:p>1771</text:p>
          </table:table-cell>
          <table:table-cell office:value-type="float" office:value="1206" calcext:value-type="float">
            <text:p>1206</text:p>
          </table:table-cell>
          <table:table-cell table:style-name="ce13" table:formula="of:=[.H25]+[.G26]" office:value-type="float" office:value="8500" calcext:value-type="float">
            <text:p>8500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office:value-type="currency" office:currency="EUR" office:value="12.05" calcext:value-type="currency">
            <text:p>12,05 €</text:p>
          </table:table-cell>
          <table:table-cell/>
          <table:table-cell table:formula="of:=[.K26]+[.L26]+[.M26]" office:value-type="currency" office:currency="EUR" office:value="46.645" calcext:value-type="currency">
            <text:p>46,65 €</text:p>
          </table:table-cell>
          <table:table-cell table:formula="of:=[.O25]+[.N26]" office:value-type="currency" office:currency="EUR" office:value="1216.195" calcext:value-type="currency">
            <text:p>1 216,20 €</text:p>
          </table:table-cell>
          <table:table-cell table:style-name="ce19" table:formula="of:=[.A26]*budgetjour-[.O26]" office:value-type="currency" office:currency="EUR" office:value="33.8049999999996" calcext:value-type="currency">
            <text:p>33,80 €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8" office:value-type="date" office:date-value="2022-07-23" calcext:value-type="date">
            <text:p>sam. 23 juil.</text:p>
          </table:table-cell>
          <table:table-cell table:style-name="ce8" table:formula="of:=[.D26]" office:value-type="string" office:string-value="Rijeka" calcext:value-type="string">
            <text:p>Rijeka</text:p>
          </table:table-cell>
          <table:table-cell office:value-type="string" calcext:value-type="string">
            <text:p>Rijeka</text:p>
          </table:table-cell>
          <table:table-cell office:value-type="float" office:value="0" calcext:value-type="float">
            <text:p>0</text:p>
          </table:table-cell>
          <table:table-cell table:style-name="ce13" table:formula="of:=[.F26]+[.E27]"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table:style-name="ce13" table:formula="of:=[.H26]+[.G27]" office:value-type="float" office:value="8500" calcext:value-type="float">
            <text:p>8500</text:p>
          </table:table-cell>
          <table:table-cell/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table:formula="of:=(71.78+3.88)*0.13" office:value-type="currency" office:currency="EUR" office:value="9.8358" calcext:value-type="currency">
            <text:p>9,84 €</text:p>
          </table:table-cell>
          <table:table-cell/>
          <table:table-cell table:formula="of:=[.K27]+[.L27]+[.M27]" office:value-type="currency" office:currency="EUR" office:value="44.4308" calcext:value-type="currency">
            <text:p>44,43 €</text:p>
          </table:table-cell>
          <table:table-cell table:formula="of:=[.O26]+[.N27]" office:value-type="currency" office:currency="EUR" office:value="1260.6258" calcext:value-type="currency">
            <text:p>1 260,63 €</text:p>
          </table:table-cell>
          <table:table-cell table:style-name="ce19" table:formula="of:=[.A27]*budgetjour-[.O27]" office:value-type="currency" office:currency="EUR" office:value="39.3741999999995" calcext:value-type="currency">
            <text:p>39,37 €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8" office:value-type="date" office:date-value="2022-07-24" calcext:value-type="date">
            <text:p>dim. 24 juil.</text:p>
          </table:table-cell>
          <table:table-cell table:style-name="ce8" table:formula="of:=[.D27]" office:value-type="string" office:string-value="Rijeka" calcext:value-type="string">
            <text:p>Rijeka</text:p>
          </table:table-cell>
          <table:table-cell office:value-type="string" calcext:value-type="string">
            <text:p>Senj</text:p>
          </table:table-cell>
          <table:table-cell office:value-type="float" office:value="71" calcext:value-type="float">
            <text:p>71</text:p>
          </table:table-cell>
          <table:table-cell table:style-name="ce13" table:formula="of:=[.F27]+[.E28]" office:value-type="float" office:value="1842" calcext:value-type="float">
            <text:p>1842</text:p>
          </table:table-cell>
          <table:table-cell office:value-type="float" office:value="934" calcext:value-type="float">
            <text:p>934</text:p>
          </table:table-cell>
          <table:table-cell table:style-name="ce13" table:formula="of:=[.H27]+[.G28]" office:value-type="float" office:value="9434" calcext:value-type="float">
            <text:p>9434</text:p>
          </table:table-cell>
          <table:table-cell office:value-type="float" office:value="13.39" calcext:value-type="float">
            <text:p>13,39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6.26" calcext:value-type="currency">
            <text:p>56,26 €</text:p>
          </table:table-cell>
          <table:table-cell table:formula="of:=40.92*0.13" office:value-type="currency" office:currency="EUR" office:value="5.3196" calcext:value-type="currency">
            <text:p>5,32 €</text:p>
          </table:table-cell>
          <table:table-cell/>
          <table:table-cell table:formula="of:=[.K28]+[.L28]+[.M28]" office:value-type="currency" office:currency="EUR" office:value="61.5796" calcext:value-type="currency">
            <text:p>61,58 €</text:p>
          </table:table-cell>
          <table:table-cell table:formula="of:=[.O27]+[.N28]" office:value-type="currency" office:currency="EUR" office:value="1322.2054" calcext:value-type="currency">
            <text:p>1 322,21 €</text:p>
          </table:table-cell>
          <table:table-cell table:style-name="ce19" table:formula="of:=[.A28]*budgetjour-[.O28]" office:value-type="currency" office:currency="EUR" office:value="27.7945999999995" calcext:value-type="currency">
            <text:p>27,79 €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8" office:value-type="date" office:date-value="2022-07-25" calcext:value-type="date">
            <text:p>lun. 25 juil.</text:p>
          </table:table-cell>
          <table:table-cell table:style-name="ce8" table:formula="of:=[.D28]" office:value-type="string" office:string-value="Senj" calcext:value-type="string">
            <text:p>Senj</text:p>
          </table:table-cell>
          <table:table-cell office:value-type="string" calcext:value-type="string">
            <text:p>Bošana </text:p>
          </table:table-cell>
          <table:table-cell office:value-type="float" office:value="79" calcext:value-type="float">
            <text:p>79</text:p>
          </table:table-cell>
          <table:table-cell table:style-name="ce13" table:formula="of:=[.F28]+[.E29]" office:value-type="float" office:value="1921" calcext:value-type="float">
            <text:p>1921</text:p>
          </table:table-cell>
          <table:table-cell office:value-type="float" office:value="1006" calcext:value-type="float">
            <text:p>1006</text:p>
          </table:table-cell>
          <table:table-cell table:style-name="ce13" table:formula="of:=[.H28]+[.G29]" office:value-type="float" office:value="10440" calcext:value-type="float">
            <text:p>10440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8.86" calcext:value-type="currency">
            <text:p>28,86 €</text:p>
          </table:table-cell>
          <table:table-cell table:formula="of:=(104.47+17+32)*0.13" office:value-type="currency" office:currency="EUR" office:value="19.9511" calcext:value-type="currency">
            <text:p>19,95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29]+[.L29]+[.M29]" office:value-type="currency" office:currency="EUR" office:value="55.3111" calcext:value-type="currency">
            <text:p>55,31 €</text:p>
          </table:table-cell>
          <table:table-cell table:formula="of:=[.O28]+[.N29]" office:value-type="currency" office:currency="EUR" office:value="1377.5165" calcext:value-type="currency">
            <text:p>1 377,52 €</text:p>
          </table:table-cell>
          <table:table-cell table:style-name="ce19" table:formula="of:=[.A29]*budgetjour-[.O29]" office:value-type="currency" office:currency="EUR" office:value="22.4834999999996" calcext:value-type="currency">
            <text:p>22,48 €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8" office:value-type="date" office:date-value="2022-07-26" calcext:value-type="date">
            <text:p>mar. 26 juil.</text:p>
          </table:table-cell>
          <table:table-cell table:style-name="ce8" table:formula="of:=[.D29]" office:value-type="string" office:string-value="Bošana " calcext:value-type="string">
            <text:p>Bošana </text:p>
          </table:table-cell>
          <table:table-cell office:value-type="string" calcext:value-type="string">
            <text:p>Preko</text:p>
          </table:table-cell>
          <table:table-cell office:value-type="float" office:value="61" calcext:value-type="float">
            <text:p>61</text:p>
          </table:table-cell>
          <table:table-cell table:style-name="ce13" table:formula="of:=[.F29]+[.E30]" office:value-type="float" office:value="1982" calcext:value-type="float">
            <text:p>1982</text:p>
          </table:table-cell>
          <table:table-cell office:value-type="float" office:value="476" calcext:value-type="float">
            <text:p>476</text:p>
          </table:table-cell>
          <table:table-cell table:style-name="ce13" table:formula="of:=[.H29]+[.G30]" office:value-type="float" office:value="10916" calcext:value-type="float">
            <text:p>10916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77" calcext:value-type="currency">
            <text:p>35,77 €</text:p>
          </table:table-cell>
          <table:table-cell table:formula="of:=123.37*0.13" office:value-type="currency" office:currency="EUR" office:value="16.0381" calcext:value-type="currency">
            <text:p>16,04 €</text:p>
          </table:table-cell>
          <table:table-cell table:formula="of:=52*0.13" office:value-type="currency" office:currency="EUR" office:value="6.76" calcext:value-type="currency">
            <text:p>6,76 €</text:p>
          </table:table-cell>
          <table:table-cell table:formula="of:=[.K30]+[.L30]+[.M30]" office:value-type="currency" office:currency="EUR" office:value="58.5681" calcext:value-type="currency">
            <text:p>58,57 €</text:p>
          </table:table-cell>
          <table:table-cell table:formula="of:=[.O29]+[.N30]" office:value-type="currency" office:currency="EUR" office:value="1436.0846" calcext:value-type="currency">
            <text:p>1 436,08 €</text:p>
          </table:table-cell>
          <table:table-cell table:style-name="ce19" table:formula="of:=[.A30]*budgetjour-[.O30]" office:value-type="currency" office:currency="EUR" office:value="13.9153999999996" calcext:value-type="currency">
            <text:p>13,92 €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8" office:value-type="date" office:date-value="2022-07-27" calcext:value-type="date">
            <text:p>mer. 27 juil.</text:p>
          </table:table-cell>
          <table:table-cell table:style-name="ce8" table:formula="of:=[.D30]" office:value-type="string" office:string-value="Preko" calcext:value-type="string">
            <text:p>Preko</text:p>
          </table:table-cell>
          <table:table-cell office:value-type="string" calcext:value-type="string">
            <text:p>Šibe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0]+[.E31]" office:value-type="float" office:value="2060" calcext:value-type="float">
            <text:p>2060</text:p>
          </table:table-cell>
          <table:table-cell office:value-type="float" office:value="534" calcext:value-type="float">
            <text:p>534</text:p>
          </table:table-cell>
          <table:table-cell table:style-name="ce13" table:formula="of:=[.H30]+[.G31]" office:value-type="float" office:value="11450" calcext:value-type="float">
            <text:p>11450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21.34" calcext:value-type="currency">
            <text:p>21,34 €</text:p>
          </table:table-cell>
          <table:table-cell table:formula="of:=165*0.13" office:value-type="currency" office:currency="EUR" office:value="21.45" calcext:value-type="currency">
            <text:p>21,45 €</text:p>
          </table:table-cell>
          <table:table-cell table:formula="of:=44*0.13" office:value-type="currency" office:currency="EUR" office:value="5.72" calcext:value-type="currency">
            <text:p>5,72 €</text:p>
          </table:table-cell>
          <table:table-cell table:formula="of:=[.K31]+[.L31]+[.M31]" office:value-type="currency" office:currency="EUR" office:value="48.51" calcext:value-type="currency">
            <text:p>48,51 €</text:p>
          </table:table-cell>
          <table:table-cell table:formula="of:=[.O30]+[.N31]" office:value-type="currency" office:currency="EUR" office:value="1484.5946" calcext:value-type="currency">
            <text:p>1 484,59 €</text:p>
          </table:table-cell>
          <table:table-cell table:style-name="ce19" table:formula="of:=[.A31]*budgetjour-[.O31]" office:value-type="currency" office:currency="EUR" office:value="15.4053999999996" calcext:value-type="currency">
            <text:p>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8" office:value-type="date" office:date-value="2022-07-28" calcext:value-type="date">
            <text:p>jeu. 28 juil.</text:p>
          </table:table-cell>
          <table:table-cell table:style-name="ce8" table:formula="of:=[.D31]" office:value-type="string" office:string-value="Šibenik" calcext:value-type="string">
            <text:p>Šibenik</text:p>
          </table:table-cell>
          <table:table-cell office:value-type="string" calcext:value-type="string">
            <text:p>Split</text:p>
          </table:table-cell>
          <table:table-cell office:value-type="float" office:value="74" calcext:value-type="float">
            <text:p>74</text:p>
          </table:table-cell>
          <table:table-cell table:style-name="ce13" table:formula="of:=[.F31]+[.E32]" office:value-type="float" office:value="2134" calcext:value-type="float">
            <text:p>2134</text:p>
          </table:table-cell>
          <table:table-cell office:value-type="float" office:value="694" calcext:value-type="float">
            <text:p>694</text:p>
          </table:table-cell>
          <table:table-cell table:style-name="ce13" table:formula="of:=[.H31]+[.G32]" office:value-type="float" office:value="12144" calcext:value-type="float">
            <text:p>12144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4.92" calcext:value-type="currency">
            <text:p>34,92 €</text:p>
          </table:table-cell>
          <table:table-cell table:formula="of:=(19+89.76)*0.13" office:value-type="currency" office:currency="EUR" office:value="14.1388" calcext:value-type="currency">
            <text:p>14,14 €</text:p>
          </table:table-cell>
          <table:table-cell/>
          <table:table-cell table:formula="of:=[.K32]+[.L32]+[.M32]" office:value-type="currency" office:currency="EUR" office:value="49.0588" calcext:value-type="currency">
            <text:p>49,06 €</text:p>
          </table:table-cell>
          <table:table-cell table:formula="of:=[.O31]+[.N32]" office:value-type="currency" office:currency="EUR" office:value="1533.6534" calcext:value-type="currency">
            <text:p>1 533,65 €</text:p>
          </table:table-cell>
          <table:table-cell table:style-name="ce19" table:formula="of:=[.A32]*budgetjour-[.O32]" office:value-type="currency" office:currency="EUR" office:value="16.3465999999996" calcext:value-type="currency">
            <text:p>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8" office:value-type="date" office:date-value="2022-07-29" calcext:value-type="date">
            <text:p>ven. 29 juil.</text:p>
          </table:table-cell>
          <table:table-cell table:style-name="ce8" table:formula="of:=[.D32]" office:value-type="string" office:string-value="Split" calcext:value-type="string">
            <text:p>Split</text:p>
          </table:table-cell>
          <table:table-cell office:value-type="string" calcext:value-type="string">
            <text:p>Makarska</text:p>
          </table:table-cell>
          <table:table-cell office:value-type="float" office:value="35" calcext:value-type="float">
            <text:p>35</text:p>
          </table:table-cell>
          <table:table-cell table:style-name="ce13" table:formula="of:=[.F32]+[.E33]" office:value-type="float" office:value="2169" calcext:value-type="float">
            <text:p>2169</text:p>
          </table:table-cell>
          <table:table-cell office:value-type="float" office:value="404" calcext:value-type="float">
            <text:p>404</text:p>
          </table:table-cell>
          <table:table-cell table:style-name="ce13" table:formula="of:=[.H32]+[.G33]" office:value-type="float" office:value="12548" calcext:value-type="float">
            <text:p>12548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33" calcext:value-type="currency">
            <text:p>33,00 €</text:p>
          </table:table-cell>
          <table:table-cell table:formula="of:=(4.6+104+0)*0.13" office:value-type="currency" office:currency="EUR" office:value="14.118" calcext:value-type="currency">
            <text:p>14,12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33]+[.L33]+[.M33]" office:value-type="currency" office:currency="EUR" office:value="53.618" calcext:value-type="currency">
            <text:p>53,62 €</text:p>
          </table:table-cell>
          <table:table-cell table:formula="of:=[.O32]+[.N33]" office:value-type="currency" office:currency="EUR" office:value="1587.2714" calcext:value-type="currency">
            <text:p>1 587,27 €</text:p>
          </table:table-cell>
          <table:table-cell table:style-name="ce19" table:formula="of:=[.A33]*budgetjour-[.O33]" office:value-type="currency" office:currency="EUR" office:value="12.7285999999997" calcext:value-type="currency">
            <text:p>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8" office:value-type="date" office:date-value="2022-07-30" calcext:value-type="date">
            <text:p>sam. 30 juil.</text:p>
          </table:table-cell>
          <table:table-cell table:style-name="ce8" table:formula="of:=[.D33]" office:value-type="string" office:string-value="Makarska" calcext:value-type="string">
            <text:p>Makarska</text:p>
          </table:table-cell>
          <table:table-cell office:value-type="string" calcext:value-type="string">
            <text:p>Komarna</text:p>
          </table:table-cell>
          <table:table-cell office:value-type="float" office:value="32" calcext:value-type="float">
            <text:p>32</text:p>
          </table:table-cell>
          <table:table-cell table:style-name="ce13" table:formula="of:=[.F33]+[.E34]" office:value-type="float" office:value="2201" calcext:value-type="float">
            <text:p>2201</text:p>
          </table:table-cell>
          <table:table-cell office:value-type="float" office:value="314" calcext:value-type="float">
            <text:p>314</text:p>
          </table:table-cell>
          <table:table-cell table:style-name="ce13" table:formula="of:=[.H33]+[.G34]" office:value-type="float" office:value="12862" calcext:value-type="float">
            <text:p>12862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7" calcext:value-type="currency">
            <text:p>57,00 €</text:p>
          </table:table-cell>
          <table:table-cell table:formula="of:=(27.95+82)*0.13" office:value-type="currency" office:currency="EUR" office:value="14.2935" calcext:value-type="currency">
            <text:p>14,29 €</text:p>
          </table:table-cell>
          <table:table-cell table:formula="of:=90*0.13" office:value-type="currency" office:currency="EUR" office:value="11.7" calcext:value-type="currency">
            <text:p>11,70 €</text:p>
          </table:table-cell>
          <table:table-cell table:formula="of:=[.K34]+[.L34]+[.M34]" office:value-type="currency" office:currency="EUR" office:value="82.9935" calcext:value-type="currency">
            <text:p>82,99 €</text:p>
          </table:table-cell>
          <table:table-cell table:formula="of:=[.O33]+[.N34]" office:value-type="currency" office:currency="EUR" office:value="1670.2649" calcext:value-type="currency">
            <text:p>1 670,26 €</text:p>
          </table:table-cell>
          <table:table-cell table:style-name="ce19" table:formula="of:=[.A34]*budgetjour-[.O34]" office:value-type="currency" office:currency="EUR" office:value="-20.2649000000004" calcext:value-type="currency">
            <text:p>-20,26 €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8" office:value-type="date" office:date-value="2022-07-31" calcext:value-type="date">
            <text:p>dim. 31 juil.</text:p>
          </table:table-cell>
          <table:table-cell table:style-name="ce8" table:formula="of:=[.D34]" office:value-type="string" office:string-value="Komarna" calcext:value-type="string">
            <text:p>Komarna</text:p>
          </table:table-cell>
          <table:table-cell office:value-type="string" calcext:value-type="string">
            <text:p>Dubrov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4]+[.E35]" office:value-type="float" office:value="2279" calcext:value-type="float">
            <text:p>2279</text:p>
          </table:table-cell>
          <table:table-cell office:value-type="float" office:value="812" calcext:value-type="float">
            <text:p>812</text:p>
          </table:table-cell>
          <table:table-cell table:style-name="ce13" table:formula="of:=[.H34]+[.G35]" office:value-type="float" office:value="13674" calcext:value-type="float">
            <text:p>13674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160+22)*0.13" office:value-type="currency" office:currency="EUR" office:value="23.66" calcext:value-type="currency">
            <text:p>23,66 €</text:p>
          </table:table-cell>
          <table:table-cell/>
          <table:table-cell table:formula="of:=[.K35]+[.L35]+[.M35]" office:value-type="currency" office:currency="EUR" office:value="67.66" calcext:value-type="currency">
            <text:p>67,66 €</text:p>
          </table:table-cell>
          <table:table-cell table:formula="of:=[.O34]+[.N35]" office:value-type="currency" office:currency="EUR" office:value="1737.9249" calcext:value-type="currency">
            <text:p>1 737,92 €</text:p>
          </table:table-cell>
          <table:table-cell table:style-name="ce19" table:formula="of:=[.A35]*budgetjour-[.O35]" office:value-type="currency" office:currency="EUR" office:value="-37.9249000000004" calcext:value-type="currency">
            <text:p>-37,92 €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8" office:value-type="date" office:date-value="2022-08-01" calcext:value-type="date">
            <text:p>lun. 1 août</text:p>
          </table:table-cell>
          <table:table-cell table:style-name="ce8" table:formula="of:=[.D35]" office:value-type="string" office:string-value="Dubrovnik" calcext:value-type="string">
            <text:p>Dubrovnik</text:p>
          </table:table-cell>
          <table:table-cell office:value-type="string" calcext:value-type="string">
            <text:p>Dubrovnik</text:p>
          </table:table-cell>
          <table:table-cell office:value-type="float" office:value="0" calcext:value-type="float">
            <text:p>0</text:p>
          </table:table-cell>
          <table:table-cell table:style-name="ce13" table:formula="of:=[.F35]+[.E36]"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  <table:table-cell table:style-name="ce13" table:formula="of:=[.H35]+[.G36]" office:value-type="float" office:value="13674" calcext:value-type="float">
            <text:p>13674</text:p>
          </table:table-cell>
          <table:table-cell/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30+40+102+54)*0.13" office:value-type="currency" office:currency="EUR" office:value="29.38" calcext:value-type="currency">
            <text:p>29,38 €</text:p>
          </table:table-cell>
          <table:table-cell table:formula="of:=250*0.13" office:value-type="currency" office:currency="EUR" office:value="32.5" calcext:value-type="currency">
            <text:p>32,50 €</text:p>
          </table:table-cell>
          <table:table-cell table:formula="of:=[.K36]+[.L36]+[.M36]" office:value-type="currency" office:currency="EUR" office:value="105.88" calcext:value-type="currency">
            <text:p>105,88 €</text:p>
          </table:table-cell>
          <table:table-cell table:formula="of:=[.O35]+[.N36]" office:value-type="currency" office:currency="EUR" office:value="1843.8049" calcext:value-type="currency">
            <text:p>1 843,80 €</text:p>
          </table:table-cell>
          <table:table-cell table:style-name="ce19" table:formula="of:=[.A36]*budgetjour-[.O36]" office:value-type="currency" office:currency="EUR" office:value="-93.8049000000006" calcext:value-type="currency">
            <text:p>-93,80 €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8" office:value-type="date" office:date-value="2022-08-02" calcext:value-type="date">
            <text:p>mar. 2 août</text:p>
          </table:table-cell>
          <table:table-cell table:style-name="ce8" table:formula="of:=[.D36]" office:value-type="string" office:string-value="Dubrovnik" calcext:value-type="string">
            <text:p>Dubrovnik</text:p>
          </table:table-cell>
          <table:table-cell office:value-type="string" calcext:value-type="string">
            <text:p>Bijela</text:p>
          </table:table-cell>
          <table:table-cell table:formula="of:=3.4+63.91" office:value-type="float" office:value="67.31" calcext:value-type="float">
            <text:p>67,31</text:p>
          </table:table-cell>
          <table:table-cell table:style-name="ce13" table:formula="of:=[.F36]+[.E37]" office:value-type="float" office:value="2346.31" calcext:value-type="float">
            <text:p>2346</text:p>
          </table:table-cell>
          <table:table-cell table:formula="of:=117+590" office:value-type="float" office:value="707" calcext:value-type="float">
            <text:p>707</text:p>
          </table:table-cell>
          <table:table-cell table:style-name="ce13" table:formula="of:=[.H36]+[.G37]" office:value-type="float" office:value="14381" calcext:value-type="float">
            <text:p>14381</text:p>
          </table:table-cell>
          <table:table-cell office:value-type="float" office:value="14.39" calcext:value-type="float">
            <text:p>14,39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office:value-type="currency" office:currency="EUR" office:value="13.27" calcext:value-type="currency">
            <text:p>13,27 €</text:p>
          </table:table-cell>
          <table:table-cell/>
          <table:table-cell table:formula="of:=[.K37]+[.L37]+[.M37]" office:value-type="currency" office:currency="EUR" office:value="52.97" calcext:value-type="currency">
            <text:p>52,97 €</text:p>
          </table:table-cell>
          <table:table-cell table:formula="of:=[.O36]+[.N37]" office:value-type="currency" office:currency="EUR" office:value="1896.7749" calcext:value-type="currency">
            <text:p>1 896,77 €</text:p>
          </table:table-cell>
          <table:table-cell table:style-name="ce19" table:formula="of:=[.A37]*budgetjour-[.O37]" office:value-type="currency" office:currency="EUR" office:value="-96.7749000000006" calcext:value-type="currency">
            <text:p>-96,77 €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8" office:value-type="date" office:date-value="2022-08-03" calcext:value-type="date">
            <text:p>mer. 3 août</text:p>
          </table:table-cell>
          <table:table-cell table:style-name="ce8" table:formula="of:=[.D37]" office:value-type="string" office:string-value="Bijela" calcext:value-type="string">
            <text:p>Bijela</text:p>
          </table:table-cell>
          <table:table-cell office:value-type="string" calcext:value-type="string">
            <text:p>Bijela</text:p>
          </table:table-cell>
          <table:table-cell office:value-type="float" office:value="48" calcext:value-type="float">
            <text:p>48</text:p>
          </table:table-cell>
          <table:table-cell table:style-name="ce13" table:formula="of:=[.F37]+[.E38]" office:value-type="float" office:value="2394.31" calcext:value-type="float">
            <text:p>2394</text:p>
          </table:table-cell>
          <table:table-cell office:value-type="float" office:value="297" calcext:value-type="float">
            <text:p>297</text:p>
          </table:table-cell>
          <table:table-cell table:style-name="ce13" table:formula="of:=[.H37]+[.G38]" office:value-type="float" office:value="14678" calcext:value-type="float">
            <text:p>14678</text:p>
          </table:table-cell>
          <table:table-cell office:value-type="float" office:value="14.44" calcext:value-type="float">
            <text:p>14,44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table:formula="of:=2.4+10" office:value-type="currency" office:currency="EUR" office:value="12.4" calcext:value-type="currency">
            <text:p>12,4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8]+[.L38]+[.M38]" office:value-type="currency" office:currency="EUR" office:value="53.1" calcext:value-type="currency">
            <text:p>53,10 €</text:p>
          </table:table-cell>
          <table:table-cell table:formula="of:=[.O37]+[.N38]" office:value-type="currency" office:currency="EUR" office:value="1949.8749" calcext:value-type="currency">
            <text:p>1 949,87 €</text:p>
          </table:table-cell>
          <table:table-cell table:style-name="ce19" table:formula="of:=[.A38]*budgetjour-[.O38]" office:value-type="currency" office:currency="EUR" office:value="-99.8749000000005" calcext:value-type="currency">
            <text:p>-99,87 €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8" office:value-type="date" office:date-value="2022-08-04" calcext:value-type="date">
            <text:p>jeu. 4 août</text:p>
          </table:table-cell>
          <table:table-cell table:style-name="ce8" table:formula="of:=[.D38]" office:value-type="string" office:string-value="Bijela" calcext:value-type="string">
            <text:p>Bijela</text:p>
          </table:table-cell>
          <table:table-cell office:value-type="string" calcext:value-type="string">
            <text:p>Bar</text:p>
          </table:table-cell>
          <table:table-cell office:value-type="float" office:value="74" calcext:value-type="float">
            <text:p>74</text:p>
          </table:table-cell>
          <table:table-cell table:style-name="ce13" table:formula="of:=[.F38]+[.E39]" office:value-type="float" office:value="2468.31" calcext:value-type="float">
            <text:p>2468</text:p>
          </table:table-cell>
          <table:table-cell office:value-type="float" office:value="840" calcext:value-type="float">
            <text:p>840</text:p>
          </table:table-cell>
          <table:table-cell table:style-name="ce13" table:formula="of:=[.H38]+[.G39]" office:value-type="float" office:value="15518" calcext:value-type="float">
            <text:p>15518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9]+[.L39]+[.M39]" office:value-type="currency" office:currency="EUR" office:value="31" calcext:value-type="currency">
            <text:p>31,00 €</text:p>
          </table:table-cell>
          <table:table-cell table:formula="of:=[.O38]+[.N39]" office:value-type="currency" office:currency="EUR" office:value="1980.8749" calcext:value-type="currency">
            <text:p>1 980,87 €</text:p>
          </table:table-cell>
          <table:table-cell table:style-name="ce19" table:formula="of:=[.A39]*budgetjour-[.O39]" office:value-type="currency" office:currency="EUR" office:value="-80.8749000000005" calcext:value-type="currency">
            <text:p>-80,87 €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8" office:value-type="date" office:date-value="2022-08-05" calcext:value-type="date">
            <text:p>ven. 5 août</text:p>
          </table:table-cell>
          <table:table-cell table:style-name="ce8" table:formula="of:=[.D39]" office:value-type="string" office:string-value="Bar" calcext:value-type="string">
            <text:p>Bar</text:p>
          </table:table-cell>
          <table:table-cell office:value-type="string" calcext:value-type="string">
            <text:p>Shkoder</text:p>
          </table:table-cell>
          <table:table-cell office:value-type="float" office:value="52" calcext:value-type="float">
            <text:p>52</text:p>
          </table:table-cell>
          <table:table-cell table:style-name="ce13" table:formula="of:=[.F39]+[.E40]" office:value-type="float" office:value="2520.31" calcext:value-type="float">
            <text:p>2520</text:p>
          </table:table-cell>
          <table:table-cell office:value-type="float" office:value="323" calcext:value-type="float">
            <text:p>323</text:p>
          </table:table-cell>
          <table:table-cell table:style-name="ce13" table:formula="of:=[.H39]+[.G40]" office:value-type="float" office:value="15841" calcext:value-type="float">
            <text:p>15841</text:p>
          </table:table-cell>
          <table:table-cell office:value-type="float" office:value="15.42" calcext:value-type="float">
            <text:p>15,4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94+590)*0.0085" office:value-type="currency" office:currency="EUR" office:value="9.214" calcext:value-type="currency">
            <text:p>9,21 €</text:p>
          </table:table-cell>
          <table:table-cell/>
          <table:table-cell table:formula="of:=[.K40]+[.L40]+[.M40]" office:value-type="currency" office:currency="EUR" office:value="29.214" calcext:value-type="currency">
            <text:p>29,21 €</text:p>
          </table:table-cell>
          <table:table-cell table:formula="of:=[.O39]+[.N40]" office:value-type="currency" office:currency="EUR" office:value="2010.0889" calcext:value-type="currency">
            <text:p>2 010,09 €</text:p>
          </table:table-cell>
          <table:table-cell table:style-name="ce19" table:formula="of:=[.A40]*budgetjour-[.O40]" office:value-type="currency" office:currency="EUR" office:value="-60.0889000000004" calcext:value-type="currency">
            <text:p>-60,09 €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8" office:value-type="date" office:date-value="2022-08-06" calcext:value-type="date">
            <text:p>sam. 6 août</text:p>
          </table:table-cell>
          <table:table-cell table:style-name="ce8" table:formula="of:=[.D40]" office:value-type="string" office:string-value="Shkoder" calcext:value-type="string">
            <text:p>Shkoder</text:p>
          </table:table-cell>
          <table:table-cell office:value-type="string" calcext:value-type="string">
            <text:p>Tirana</text:p>
          </table:table-cell>
          <table:table-cell office:value-type="float" office:value="110" calcext:value-type="float">
            <text:p>110</text:p>
          </table:table-cell>
          <table:table-cell table:style-name="ce13" table:formula="of:=[.F40]+[.E41]" office:value-type="float" office:value="2630.31" calcext:value-type="float">
            <text:p>2630</text:p>
          </table:table-cell>
          <table:table-cell office:value-type="float" office:value="346" calcext:value-type="float">
            <text:p>346</text:p>
          </table:table-cell>
          <table:table-cell table:style-name="ce13" table:formula="of:=[.H40]+[.G41]" office:value-type="float" office:value="16187" calcext:value-type="float">
            <text:p>16187</text:p>
          </table:table-cell>
          <table:table-cell office:value-type="float" office:value="16.99" calcext:value-type="float">
            <text:p>16,99</text:p>
          </table:table-cell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2108*0.0085" office:value-type="currency" office:currency="EUR" office:value="17.918" calcext:value-type="currency">
            <text:p>17,92 €</text:p>
          </table:table-cell>
          <table:table-cell/>
          <table:table-cell table:formula="of:=[.K41]+[.L41]+[.M41]" office:value-type="currency" office:currency="EUR" office:value="42.398" calcext:value-type="currency">
            <text:p>42,40 €</text:p>
          </table:table-cell>
          <table:table-cell table:formula="of:=[.O40]+[.N41]" office:value-type="currency" office:currency="EUR" office:value="2052.4869" calcext:value-type="currency">
            <text:p>2 052,49 €</text:p>
          </table:table-cell>
          <table:table-cell table:style-name="ce19" table:formula="of:=[.A41]*budgetjour-[.O41]" office:value-type="currency" office:currency="EUR" office:value="-52.4869000000003" calcext:value-type="currency">
            <text:p>-52,49 €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8" office:value-type="date" office:date-value="2022-08-07" calcext:value-type="date">
            <text:p>dim. 7 août</text:p>
          </table:table-cell>
          <table:table-cell table:style-name="ce8" table:formula="of:=[.D41]" office:value-type="string" office:string-value="Tirana" calcext:value-type="string">
            <text:p>Tirana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table:style-name="ce13" table:formula="of:=[.F41]+[.E42]" office:value-type="float" office:value="2630.31" calcext:value-type="float">
            <text:p>2630</text:p>
          </table:table-cell>
          <table:table-cell office:value-type="float" office:value="0" calcext:value-type="float">
            <text:p>0</text:p>
          </table:table-cell>
          <table:table-cell table:style-name="ce13" table:formula="of:=[.H41]+[.G42]" office:value-type="float" office:value="16187" calcext:value-type="float">
            <text:p>16187</text:p>
          </table:table-cell>
          <table:table-cell/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709*0.0085" office:value-type="currency" office:currency="EUR" office:value="6.0265" calcext:value-type="currency">
            <text:p>6,03 €</text:p>
          </table:table-cell>
          <table:table-cell table:formula="of:=500*0.0085" office:value-type="currency" office:currency="EUR" office:value="4.25" calcext:value-type="currency">
            <text:p>4,25 €</text:p>
          </table:table-cell>
          <table:table-cell table:formula="of:=[.K42]+[.L42]+[.M42]" office:value-type="currency" office:currency="EUR" office:value="34.7565" calcext:value-type="currency">
            <text:p>34,76 €</text:p>
          </table:table-cell>
          <table:table-cell table:formula="of:=[.O41]+[.N42]" office:value-type="currency" office:currency="EUR" office:value="2087.2434" calcext:value-type="currency">
            <text:p>2 087,24 €</text:p>
          </table:table-cell>
          <table:table-cell table:style-name="ce19" table:formula="of:=[.A42]*budgetjour-[.O42]" office:value-type="currency" office:currency="EUR" office:value="-37.2433999999998" calcext:value-type="currency">
            <text:p>-37,24 €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8" office:value-type="date" office:date-value="2022-08-08" calcext:value-type="date">
            <text:p>lun. 8 août</text:p>
          </table:table-cell>
          <table:table-cell table:style-name="ce8" table:formula="of:=[.D42]" office:value-type="string" office:string-value="Tirana" calcext:value-type="string">
            <text:p>Tirana</text:p>
          </table:table-cell>
          <table:table-cell office:value-type="string" calcext:value-type="string">
            <text:p>Labinot-Fushë </text:p>
          </table:table-cell>
          <table:table-cell office:value-type="float" office:value="59" calcext:value-type="float">
            <text:p>59</text:p>
          </table:table-cell>
          <table:table-cell table:style-name="ce13" table:formula="of:=[.F42]+[.E43]" office:value-type="float" office:value="2689.31" calcext:value-type="float">
            <text:p>2689</text:p>
          </table:table-cell>
          <table:table-cell office:value-type="float" office:value="882" calcext:value-type="float">
            <text:p>882</text:p>
          </table:table-cell>
          <table:table-cell table:style-name="ce13" table:formula="of:=[.H42]+[.G43]" office:value-type="float" office:value="17069" calcext:value-type="float">
            <text:p>17069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8" calcext:value-type="currency">
            <text:p>28,00 €</text:p>
          </table:table-cell>
          <table:table-cell table:formula="of:=1160*0.0085" office:value-type="currency" office:currency="EUR" office:value="9.86" calcext:value-type="currency">
            <text:p>9,86 €</text:p>
          </table:table-cell>
          <table:table-cell/>
          <table:table-cell table:formula="of:=[.K43]+[.L43]+[.M43]" office:value-type="currency" office:currency="EUR" office:value="37.86" calcext:value-type="currency">
            <text:p>37,86 €</text:p>
          </table:table-cell>
          <table:table-cell table:formula="of:=[.O42]+[.N43]" office:value-type="currency" office:currency="EUR" office:value="2125.1034" calcext:value-type="currency">
            <text:p>2 125,10 €</text:p>
          </table:table-cell>
          <table:table-cell table:style-name="ce19" table:formula="of:=[.A43]*budgetjour-[.O43]" office:value-type="currency" office:currency="EUR" office:value="-25.1034" calcext:value-type="currency">
            <text:p>-25,10 €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8" office:value-type="date" office:date-value="2022-08-09" calcext:value-type="date">
            <text:p>mar. 9 août</text:p>
          </table:table-cell>
          <table:table-cell table:style-name="ce8" table:formula="of:=[.D43]" office:value-type="string" office:string-value="Labinot-Fushë " calcext:value-type="string">
            <text:p>Labinot-Fushë </text:p>
          </table:table-cell>
          <table:table-cell office:value-type="string" calcext:value-type="string">
            <text:p>Pogradec</text:p>
          </table:table-cell>
          <table:table-cell office:value-type="float" office:value="80" calcext:value-type="float">
            <text:p>80</text:p>
          </table:table-cell>
          <table:table-cell table:style-name="ce13" table:formula="of:=[.F43]+[.E44]" office:value-type="float" office:value="2769.31" calcext:value-type="float">
            <text:p>2769</text:p>
          </table:table-cell>
          <table:table-cell office:value-type="float" office:value="1102" calcext:value-type="float">
            <text:p>1102</text:p>
          </table:table-cell>
          <table:table-cell table:style-name="ce13" table:formula="of:=[.H43]+[.G44]" office:value-type="float" office:value="18171" calcext:value-type="float">
            <text:p>18171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19+110+89)*0.0085" office:value-type="currency" office:currency="EUR" office:value="5.253" calcext:value-type="currency">
            <text:p>5,25 €</text:p>
          </table:table-cell>
          <table:table-cell/>
          <table:table-cell table:formula="of:=[.K44]+[.L44]+[.M44]" office:value-type="currency" office:currency="EUR" office:value="25.253" calcext:value-type="currency">
            <text:p>25,25 €</text:p>
          </table:table-cell>
          <table:table-cell table:formula="of:=[.O43]+[.N44]" office:value-type="currency" office:currency="EUR" office:value="2150.3564" calcext:value-type="currency">
            <text:p>2 150,36 €</text:p>
          </table:table-cell>
          <table:table-cell table:style-name="ce19" table:formula="of:=[.A44]*budgetjour-[.O44]" office:value-type="currency" office:currency="EUR" office:value="-0.356400000000121" calcext:value-type="currency">
            <text:p>-0,36 €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8" office:value-type="date" office:date-value="2022-08-10" calcext:value-type="date">
            <text:p>mer. 10 août</text:p>
          </table:table-cell>
          <table:table-cell table:style-name="ce8" table:formula="of:=[.D44]" office:value-type="string" office:string-value="Pogradec" calcext:value-type="string">
            <text:p>Pogradec</text:p>
          </table:table-cell>
          <table:table-cell office:value-type="string" calcext:value-type="string">
            <text:p>Pogradec</text:p>
          </table:table-cell>
          <table:table-cell office:value-type="float" office:value="24" calcext:value-type="float">
            <text:p>24</text:p>
          </table:table-cell>
          <table:table-cell table:style-name="ce13" table:formula="of:=[.F44]+[.E45]" office:value-type="float" office:value="2793.31" calcext:value-type="float">
            <text:p>2793</text:p>
          </table:table-cell>
          <table:table-cell office:value-type="float" office:value="87" calcext:value-type="float">
            <text:p>87</text:p>
          </table:table-cell>
          <table:table-cell table:style-name="ce13" table:formula="of:=[.H44]+[.G45]" office:value-type="float" office:value="18258" calcext:value-type="float">
            <text:p>18258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00+850+750)*0.0085" office:value-type="currency" office:currency="EUR" office:value="14.45" calcext:value-type="currency">
            <text:p>14,45 €</text:p>
          </table:table-cell>
          <table:table-cell/>
          <table:table-cell table:formula="of:=[.K45]+[.L45]+[.M45]" office:value-type="currency" office:currency="EUR" office:value="49.45" calcext:value-type="currency">
            <text:p>49,45 €</text:p>
          </table:table-cell>
          <table:table-cell table:formula="of:=[.O44]+[.N45]" office:value-type="currency" office:currency="EUR" office:value="2199.8064" calcext:value-type="currency">
            <text:p>2 199,81 €</text:p>
          </table:table-cell>
          <table:table-cell table:style-name="ce19" table:formula="of:=[.A45]*budgetjour-[.O45]" office:value-type="currency" office:currency="EUR" office:value="0.19360000000006" calcext:value-type="currency">
            <text:p>0,19 €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8" office:value-type="date" office:date-value="2022-08-11" calcext:value-type="date">
            <text:p>jeu. 11 août</text:p>
          </table:table-cell>
          <table:table-cell table:style-name="ce8" table:formula="of:=[.D45]" office:value-type="string" office:string-value="Pogradec" calcext:value-type="string">
            <text:p>Pogradec</text:p>
          </table:table-cell>
          <table:table-cell office:value-type="string" calcext:value-type="string">
            <text:p>Kastoria</text:p>
          </table:table-cell>
          <table:table-cell office:value-type="float" office:value="97" calcext:value-type="float">
            <text:p>97</text:p>
          </table:table-cell>
          <table:table-cell table:style-name="ce13" table:formula="of:=[.F45]+[.E46]" office:value-type="float" office:value="2890.31" calcext:value-type="float">
            <text:p>2890</text:p>
          </table:table-cell>
          <table:table-cell office:value-type="float" office:value="841" calcext:value-type="float">
            <text:p>841</text:p>
          </table:table-cell>
          <table:table-cell table:style-name="ce13" table:formula="of:=[.H45]+[.G46]" office:value-type="float" office:value="19099" calcext:value-type="float">
            <text:p>19099</text:p>
          </table:table-cell>
          <table:table-cell office:value-type="float" office:value="15.93" calcext:value-type="float">
            <text:p>15,9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.5" calcext:value-type="currency">
            <text:p>30,50 €</text:p>
          </table:table-cell>
          <table:table-cell office:value-type="currency" office:currency="EUR" office:value="8" calcext:value-type="currency">
            <text:p>8,00 €</text:p>
          </table:table-cell>
          <table:table-cell table:formula="of:=200*0.0085" office:value-type="currency" office:currency="EUR" office:value="1.7" calcext:value-type="currency">
            <text:p>1,70 €</text:p>
          </table:table-cell>
          <table:table-cell table:formula="of:=[.K46]+[.L46]+[.M46]" office:value-type="currency" office:currency="EUR" office:value="40.2" calcext:value-type="currency">
            <text:p>40,20 €</text:p>
          </table:table-cell>
          <table:table-cell table:formula="of:=[.O45]+[.N46]" office:value-type="currency" office:currency="EUR" office:value="2240.0064" calcext:value-type="currency">
            <text:p>2 240,01 €</text:p>
          </table:table-cell>
          <table:table-cell table:style-name="ce19" table:formula="of:=[.A46]*budgetjour-[.O46]" office:value-type="currency" office:currency="EUR" office:value="9.99360000000024" calcext:value-type="currency">
            <text:p>9,99 €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8" office:value-type="date" office:date-value="2022-08-12" calcext:value-type="date">
            <text:p>ven. 12 août</text:p>
          </table:table-cell>
          <table:table-cell table:style-name="ce8" table:formula="of:=[.D46]" office:value-type="string" office:string-value="Kastoria" calcext:value-type="string">
            <text:p>Kastoria</text:p>
          </table:table-cell>
          <table:table-cell office:value-type="string" calcext:value-type="string">
            <text:p>Peraia</text:p>
          </table:table-cell>
          <table:table-cell office:value-type="float" office:value="85" calcext:value-type="float">
            <text:p>85</text:p>
          </table:table-cell>
          <table:table-cell table:style-name="ce13" table:formula="of:=[.F46]+[.E47]" office:value-type="float" office:value="2975.31" calcext:value-type="float">
            <text:p>2975</text:p>
          </table:table-cell>
          <table:table-cell office:value-type="float" office:value="941" calcext:value-type="float">
            <text:p>941</text:p>
          </table:table-cell>
          <table:table-cell table:style-name="ce13" table:formula="of:=[.H46]+[.G47]" office:value-type="float" office:value="20040" calcext:value-type="float">
            <text:p>20040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9.09" calcext:value-type="currency">
            <text:p>39,09 €</text:p>
          </table:table-cell>
          <table:table-cell table:formula="of:=5+11.84" office:value-type="currency" office:currency="EUR" office:value="16.84" calcext:value-type="currency">
            <text:p>16,84 €</text:p>
          </table:table-cell>
          <table:table-cell/>
          <table:table-cell table:formula="of:=[.K47]+[.L47]+[.M47]" office:value-type="currency" office:currency="EUR" office:value="55.93" calcext:value-type="currency">
            <text:p>55,93 €</text:p>
          </table:table-cell>
          <table:table-cell table:formula="of:=[.O46]+[.N47]" office:value-type="currency" office:currency="EUR" office:value="2295.9364" calcext:value-type="currency">
            <text:p>2 295,94 €</text:p>
          </table:table-cell>
          <table:table-cell table:style-name="ce19" table:formula="of:=[.A47]*budgetjour-[.O47]" office:value-type="currency" office:currency="EUR" office:value="4.06359999999995" calcext:value-type="currency">
            <text:p>4,06 €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8" office:value-type="date" office:date-value="2022-08-13" calcext:value-type="date">
            <text:p>sam. 13 août</text:p>
          </table:table-cell>
          <table:table-cell table:style-name="ce8" table:formula="of:=[.D47]" office:value-type="string" office:string-value="Peraia" calcext:value-type="string">
            <text:p>Peraia</text:p>
          </table:table-cell>
          <table:table-cell office:value-type="string" calcext:value-type="string">
            <text:p>Thessalonique</text:p>
          </table:table-cell>
          <table:table-cell office:value-type="float" office:value="110" calcext:value-type="float">
            <text:p>110</text:p>
          </table:table-cell>
          <table:table-cell table:style-name="ce13" table:formula="of:=[.F47]+[.E48]" office:value-type="float" office:value="3085.31" calcext:value-type="float">
            <text:p>3085</text:p>
          </table:table-cell>
          <table:table-cell office:value-type="float" office:value="226" calcext:value-type="float">
            <text:p>226</text:p>
          </table:table-cell>
          <table:table-cell table:style-name="ce13" table:formula="of:=[.H47]+[.G48]" office:value-type="float" office:value="20266" calcext:value-type="float">
            <text:p>20266</text:p>
          </table:table-cell>
          <table:table-cell table:style-name="ce38" office:value-type="string" calcext:value-type="string">
            <text:p>?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7.83" calcext:value-type="currency">
            <text:p>7,83 €</text:p>
          </table:table-cell>
          <table:table-cell/>
          <table:table-cell table:formula="of:=[.K48]+[.L48]+[.M48]" office:value-type="currency" office:currency="EUR" office:value="28.33" calcext:value-type="currency">
            <text:p>28,33 €</text:p>
          </table:table-cell>
          <table:table-cell table:formula="of:=[.O47]+[.N48]" office:value-type="currency" office:currency="EUR" office:value="2324.2664" calcext:value-type="currency">
            <text:p>2 324,27 €</text:p>
          </table:table-cell>
          <table:table-cell table:style-name="ce19" table:formula="of:=[.A48]*budgetjour-[.O48]" office:value-type="currency" office:currency="EUR" office:value="25.7336" calcext:value-type="currency">
            <text:p>25,73 €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8" office:value-type="date" office:date-value="2022-08-14" calcext:value-type="date">
            <text:p>dim. 14 août</text:p>
          </table:table-cell>
          <table:table-cell table:style-name="ce8" table:formula="of:=[.D48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8]+[.E49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8]+[.G49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11.6" calcext:value-type="currency">
            <text:p>11,60 €</text:p>
          </table:table-cell>
          <table:table-cell office:value-type="currency" office:currency="EUR" office:value="6" calcext:value-type="currency">
            <text:p>6,00 €</text:p>
          </table:table-cell>
          <table:table-cell table:formula="of:=[.K49]+[.L49]+[.M49]" office:value-type="currency" office:currency="EUR" office:value="38.1" calcext:value-type="currency">
            <text:p>38,10 €</text:p>
          </table:table-cell>
          <table:table-cell table:formula="of:=[.O48]+[.N49]" office:value-type="currency" office:currency="EUR" office:value="2362.3664" calcext:value-type="currency">
            <text:p>2 362,37 €</text:p>
          </table:table-cell>
          <table:table-cell table:style-name="ce19" table:formula="of:=[.A49]*budgetjour-[.O49]" office:value-type="currency" office:currency="EUR" office:value="37.6336000000001" calcext:value-type="currency">
            <text:p>37,63 €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8" office:value-type="date" office:date-value="2022-08-15" calcext:value-type="date">
            <text:p>lun. 15 août</text:p>
          </table:table-cell>
          <table:table-cell table:style-name="ce8" table:formula="of:=[.D49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9]+[.E50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9]+[.G50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table:formula="of:=6.5+10+3.3" office:value-type="currency" office:currency="EUR" office:value="19.8" calcext:value-type="currency">
            <text:p>19,80 €</text:p>
          </table:table-cell>
          <table:table-cell/>
          <table:table-cell table:formula="of:=[.K50]+[.L50]+[.M50]" office:value-type="currency" office:currency="EUR" office:value="40.3" calcext:value-type="currency">
            <text:p>40,30 €</text:p>
          </table:table-cell>
          <table:table-cell table:formula="of:=[.O49]+[.N50]" office:value-type="currency" office:currency="EUR" office:value="2402.6664" calcext:value-type="currency">
            <text:p>2 402,67 €</text:p>
          </table:table-cell>
          <table:table-cell table:style-name="ce19" table:formula="of:=[.A50]*budgetjour-[.O50]" office:value-type="currency" office:currency="EUR" office:value="47.3335999999999" calcext:value-type="currency">
            <text:p>47,33 €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8" office:value-type="date" office:date-value="2022-08-16" calcext:value-type="date">
            <text:p>mar. 16 août</text:p>
          </table:table-cell>
          <table:table-cell table:style-name="ce8" table:formula="of:=[.D50]" office:value-type="string" office:string-value="Thessalonique" calcext:value-type="string">
            <text:p>Thessalonique</text:p>
          </table:table-cell>
          <table:table-cell office:value-type="string" calcext:value-type="string">
            <text:p>Asprovalta</text:p>
          </table:table-cell>
          <table:table-cell office:value-type="float" office:value="89" calcext:value-type="float">
            <text:p>89</text:p>
          </table:table-cell>
          <table:table-cell table:style-name="ce13" table:formula="of:=[.F50]+[.E51]" office:value-type="float" office:value="3174.31" calcext:value-type="float">
            <text:p>3174</text:p>
          </table:table-cell>
          <table:table-cell office:value-type="float" office:value="465" calcext:value-type="float">
            <text:p>465</text:p>
          </table:table-cell>
          <table:table-cell table:style-name="ce13" table:formula="of:=[.H50]+[.G51]" office:value-type="float" office:value="20731" calcext:value-type="float">
            <text:p>20731</text:p>
          </table:table-cell>
          <table:table-cell office:value-type="float" office:value="16.18" calcext:value-type="float">
            <text:p>16,1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" calcext:value-type="currency">
            <text:p>9,50 €</text:p>
          </table:table-cell>
          <table:table-cell table:formula="of:=4.1+15.58" office:value-type="currency" office:currency="EUR" office:value="19.68" calcext:value-type="currency">
            <text:p>19,68 €</text:p>
          </table:table-cell>
          <table:table-cell/>
          <table:table-cell table:formula="of:=[.K51]+[.L51]+[.M51]" office:value-type="currency" office:currency="EUR" office:value="29.18" calcext:value-type="currency">
            <text:p>29,18 €</text:p>
          </table:table-cell>
          <table:table-cell table:formula="of:=[.O50]+[.N51]" office:value-type="currency" office:currency="EUR" office:value="2431.8464" calcext:value-type="currency">
            <text:p>2 431,85 €</text:p>
          </table:table-cell>
          <table:table-cell table:style-name="ce19" table:formula="of:=[.A51]*budgetjour-[.O51]" office:value-type="currency" office:currency="EUR" office:value="68.1536000000001" calcext:value-type="currency">
            <text:p>68,15 €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8" office:value-type="date" office:date-value="2022-08-17" calcext:value-type="date">
            <text:p>mer. 17 août</text:p>
          </table:table-cell>
          <table:table-cell table:style-name="ce8" table:formula="of:=[.D51]" office:value-type="string" office:string-value="Asprovalta" calcext:value-type="string">
            <text:p>Asprovalta</text:p>
          </table:table-cell>
          <table:table-cell office:value-type="string" calcext:value-type="string">
            <text:p>Nea Karval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1]+[.E52]" office:value-type="float" office:value="3274.31" calcext:value-type="float">
            <text:p>3274</text:p>
          </table:table-cell>
          <table:table-cell office:value-type="float" office:value="544" calcext:value-type="float">
            <text:p>544</text:p>
          </table:table-cell>
          <table:table-cell table:style-name="ce13" table:formula="of:=[.H51]+[.G52]" office:value-type="float" office:value="21275" calcext:value-type="float">
            <text:p>21275</text:p>
          </table:table-cell>
          <table:table-cell office:value-type="float" office:value="17.27" calcext:value-type="float">
            <text:p>17,2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" calcext:value-type="currency">
            <text:p>11,00 €</text:p>
          </table:table-cell>
          <table:table-cell office:value-type="currency" office:currency="EUR" office:value="13" calcext:value-type="currency">
            <text:p>13,00 €</text:p>
          </table:table-cell>
          <table:table-cell table:style-name="Default"/>
          <table:table-cell table:formula="of:=[.K52]+[.L52]+[.L53]" office:value-type="currency" office:currency="EUR" office:value="49.5" calcext:value-type="currency">
            <text:p>49,50 €</text:p>
          </table:table-cell>
          <table:table-cell table:formula="of:=[.O51]+[.N52]" office:value-type="currency" office:currency="EUR" office:value="2481.3464" calcext:value-type="currency">
            <text:p>2 481,35 €</text:p>
          </table:table-cell>
          <table:table-cell table:style-name="ce19" table:formula="of:=[.A52]*budgetjour-[.O52]" office:value-type="currency" office:currency="EUR" office:value="68.6536000000001" calcext:value-type="currency">
            <text:p>68,65 €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8" office:value-type="date" office:date-value="2022-08-18" calcext:value-type="date">
            <text:p>jeu. 18 août</text:p>
          </table:table-cell>
          <table:table-cell table:style-name="ce8" table:formula="of:=[.D52]" office:value-type="string" office:string-value="Nea Karvali" calcext:value-type="string">
            <text:p>Nea Karvali</text:p>
          </table:table-cell>
          <table:table-cell office:value-type="string" calcext:value-type="string">
            <text:p>Komotin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2]+[.E53]" office:value-type="float" office:value="3374.31" calcext:value-type="float">
            <text:p>3374</text:p>
          </table:table-cell>
          <table:table-cell office:value-type="float" office:value="408" calcext:value-type="float">
            <text:p>408</text:p>
          </table:table-cell>
          <table:table-cell table:style-name="ce13" table:formula="of:=[.H52]+[.G53]" office:value-type="float" office:value="21683" calcext:value-type="float">
            <text:p>21683</text:p>
          </table:table-cell>
          <table:table-cell office:value-type="float" office:value="18.77" calcext:value-type="float">
            <text:p>18,7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7.95" calcext:value-type="currency">
            <text:p>37,95 €</text:p>
          </table:table-cell>
          <table:table-cell table:formula="of:=9+1.5+15" office:value-type="currency" office:currency="EUR" office:value="25.5" calcext:value-type="currency">
            <text:p>25,50 €</text:p>
          </table:table-cell>
          <table:table-cell/>
          <table:table-cell table:formula="of:=[.K53]+[.L53]+[.M53]" office:value-type="currency" office:currency="EUR" office:value="63.45" calcext:value-type="currency">
            <text:p>63,45 €</text:p>
          </table:table-cell>
          <table:table-cell table:formula="of:=[.O52]+[.N53]" office:value-type="currency" office:currency="EUR" office:value="2544.7964" calcext:value-type="currency">
            <text:p>2 544,80 €</text:p>
          </table:table-cell>
          <table:table-cell table:style-name="ce19" table:formula="of:=[.A53]*budgetjour-[.O53]" office:value-type="currency" office:currency="EUR" office:value="55.2036000000003" calcext:value-type="currency">
            <text:p>55,20 €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8" office:value-type="date" office:date-value="2022-08-19" calcext:value-type="date">
            <text:p>ven. 19 août</text:p>
          </table:table-cell>
          <table:table-cell table:style-name="ce8" table:formula="of:=[.D53]" office:value-type="string" office:string-value="Komotini" calcext:value-type="string">
            <text:p>Komotini</text:p>
          </table:table-cell>
          <table:table-cell office:value-type="string" calcext:value-type="string">
            <text:p>Alexandroúpoli </text:p>
          </table:table-cell>
          <table:table-cell office:value-type="float" office:value="60" calcext:value-type="float">
            <text:p>60</text:p>
          </table:table-cell>
          <table:table-cell table:style-name="ce13" table:formula="of:=[.F53]+[.E54]" office:value-type="float" office:value="3434.31" calcext:value-type="float">
            <text:p>3434</text:p>
          </table:table-cell>
          <table:table-cell office:value-type="float" office:value="525" calcext:value-type="float">
            <text:p>525</text:p>
          </table:table-cell>
          <table:table-cell table:style-name="ce13" table:formula="of:=[.H53]+[.G54]" office:value-type="float" office:value="22208" calcext:value-type="float">
            <text:p>22208</text:p>
          </table:table-cell>
          <table:table-cell office:value-type="float" office:value="16.48" calcext:value-type="float">
            <text:p>16,4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2" calcext:value-type="currency">
            <text:p>14,20 €</text:p>
          </table:table-cell>
          <table:table-cell table:formula="of:=5.4+8.46" office:value-type="currency" office:currency="EUR" office:value="13.86" calcext:value-type="currency">
            <text:p>13,86 €</text:p>
          </table:table-cell>
          <table:table-cell/>
          <table:table-cell table:formula="of:=[.K54]+[.L54]+[.M54]" office:value-type="currency" office:currency="EUR" office:value="28.06" calcext:value-type="currency">
            <text:p>28,06 €</text:p>
          </table:table-cell>
          <table:table-cell table:formula="of:=[.O53]+[.N54]" office:value-type="currency" office:currency="EUR" office:value="2572.8564" calcext:value-type="currency">
            <text:p>2 572,86 €</text:p>
          </table:table-cell>
          <table:table-cell table:style-name="ce19" table:formula="of:=[.A54]*budgetjour-[.O54]" office:value-type="currency" office:currency="EUR" office:value="77.1436000000003" calcext:value-type="currency">
            <text:p>77,14 €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8" office:value-type="date" office:date-value="2022-08-20" calcext:value-type="date">
            <text:p>sam. 20 août</text:p>
          </table:table-cell>
          <table:table-cell table:style-name="ce8" table:formula="of:=[.D54]" office:value-type="string" office:string-value="Alexandroúpoli " calcext:value-type="string">
            <text:p>Alexandroúpoli </text:p>
          </table:table-cell>
          <table:table-cell office:value-type="string" calcext:value-type="string">
            <text:p>Keşan</text:p>
          </table:table-cell>
          <table:table-cell office:value-type="float" office:value="82" calcext:value-type="float">
            <text:p>82</text:p>
          </table:table-cell>
          <table:table-cell table:style-name="ce13" table:formula="of:=[.F54]+[.E55]" office:value-type="float" office:value="3516.31" calcext:value-type="float">
            <text:p>3516</text:p>
          </table:table-cell>
          <table:table-cell office:value-type="float" office:value="630" calcext:value-type="float">
            <text:p>630</text:p>
          </table:table-cell>
          <table:table-cell table:style-name="ce13" table:formula="of:=[.H54]+[.G55]" office:value-type="float" office:value="22838" calcext:value-type="float">
            <text:p>22838</text:p>
          </table:table-cell>
          <table:table-cell office:value-type="float" office:value="15.98" calcext:value-type="float">
            <text:p>15,98</text:p>
          </table:table-cell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1+124*0.055" office:value-type="currency" office:currency="EUR" office:value="7.82" calcext:value-type="currency">
            <text:p>7,82 €</text:p>
          </table:table-cell>
          <table:table-cell/>
          <table:table-cell table:formula="of:=[.K55]+[.L55]+[.M55]" office:value-type="currency" office:currency="EUR" office:value="33.48" calcext:value-type="currency">
            <text:p>33,48 €</text:p>
          </table:table-cell>
          <table:table-cell table:formula="of:=[.O54]+[.N55]" office:value-type="currency" office:currency="EUR" office:value="2606.3364" calcext:value-type="currency">
            <text:p>2 606,34 €</text:p>
          </table:table-cell>
          <table:table-cell table:style-name="ce19" table:formula="of:=[.A55]*budgetjour-[.O55]" office:value-type="currency" office:currency="EUR" office:value="93.6636000000003" calcext:value-type="currency">
            <text:p>93,66 €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8" office:value-type="date" office:date-value="2022-08-21" calcext:value-type="date">
            <text:p>dim. 21 août</text:p>
          </table:table-cell>
          <table:table-cell table:style-name="ce8" table:formula="of:=[.D55]" office:value-type="string" office:string-value="Keşan" calcext:value-type="string">
            <text:p>Keşan</text:p>
          </table:table-cell>
          <table:table-cell office:value-type="string" calcext:value-type="string">
            <text:p>Keşan</text:p>
          </table:table-cell>
          <table:table-cell office:value-type="float" office:value="0" calcext:value-type="float">
            <text:p>0</text:p>
          </table:table-cell>
          <table:table-cell table:style-name="ce13" table:formula="of:=[.F55]+[.E56]" office:value-type="float" office:value="3516.31" calcext:value-type="float">
            <text:p>3516</text:p>
          </table:table-cell>
          <table:table-cell office:value-type="float" office:value="0" calcext:value-type="float">
            <text:p>0</text:p>
          </table:table-cell>
          <table:table-cell table:style-name="ce13" table:formula="of:=[.H55]+[.G56]" office:value-type="float" office:value="22838" calcext:value-type="float">
            <text:p>22838</text:p>
          </table:table-cell>
          <table:table-cell/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(48.35+24.4+20+50)*0.055" office:value-type="currency" office:currency="EUR" office:value="7.85125" calcext:value-type="currency">
            <text:p>7,85 €</text:p>
          </table:table-cell>
          <table:table-cell/>
          <table:table-cell table:formula="of:=[.K56]+[.L56]+[.M56]" office:value-type="currency" office:currency="EUR" office:value="33.51125" calcext:value-type="currency">
            <text:p>33,51 €</text:p>
          </table:table-cell>
          <table:table-cell table:formula="of:=[.O55]+[.N56]" office:value-type="currency" office:currency="EUR" office:value="2639.84765" calcext:value-type="currency">
            <text:p>2 639,85 €</text:p>
          </table:table-cell>
          <table:table-cell table:style-name="ce19" table:formula="of:=[.A56]*budgetjour-[.O56]" office:value-type="currency" office:currency="EUR" office:value="110.15235" calcext:value-type="currency">
            <text:p>110,15 €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8" office:value-type="date" office:date-value="2022-08-22" calcext:value-type="date">
            <text:p>lun. 22 août</text:p>
          </table:table-cell>
          <table:table-cell table:style-name="ce8" table:formula="of:=[.D56]" office:value-type="string" office:string-value="Keşan" calcext:value-type="string">
            <text:p>Keşan</text:p>
          </table:table-cell>
          <table:table-cell office:value-type="string" calcext:value-type="string">
            <text:p>Tekirdağ</text:p>
          </table:table-cell>
          <table:table-cell office:value-type="float" office:value="81" calcext:value-type="float">
            <text:p>81</text:p>
          </table:table-cell>
          <table:table-cell table:style-name="ce13" table:formula="of:=[.F56]+[.E57]" office:value-type="float" office:value="3597.31" calcext:value-type="float">
            <text:p>3597</text:p>
          </table:table-cell>
          <table:table-cell office:value-type="float" office:value="942" calcext:value-type="float">
            <text:p>942</text:p>
          </table:table-cell>
          <table:table-cell table:style-name="ce13" table:formula="of:=[.H56]+[.G57]" office:value-type="float" office:value="23780" calcext:value-type="float">
            <text:p>23780</text:p>
          </table:table-cell>
          <table:table-cell office:value-type="float" office:value="14.35" calcext:value-type="float">
            <text:p>14,3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1.91" calcext:value-type="currency">
            <text:p>21,91 €</text:p>
          </table:table-cell>
          <table:table-cell table:formula="of:=(7+140)*0.055" office:value-type="currency" office:currency="EUR" office:value="8.085" calcext:value-type="currency">
            <text:p>8,09 €</text:p>
          </table:table-cell>
          <table:table-cell/>
          <table:table-cell table:formula="of:=[.K57]+[.L57]+[.M57]" office:value-type="currency" office:currency="EUR" office:value="29.995" calcext:value-type="currency">
            <text:p>30,00 €</text:p>
          </table:table-cell>
          <table:table-cell table:formula="of:=[.O56]+[.N57]" office:value-type="currency" office:currency="EUR" office:value="2669.84265" calcext:value-type="currency">
            <text:p>2 669,84 €</text:p>
          </table:table-cell>
          <table:table-cell table:style-name="ce19" table:formula="of:=[.A57]*budgetjour-[.O57]" office:value-type="currency" office:currency="EUR" office:value="130.15735" calcext:value-type="currency">
            <text:p>130,16 €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8" office:value-type="date" office:date-value="2022-08-23" calcext:value-type="date">
            <text:p>mar. 23 août</text:p>
          </table:table-cell>
          <table:table-cell table:style-name="ce8" table:formula="of:=[.D57]" office:value-type="string" office:string-value="Tekirdağ" calcext:value-type="string">
            <text:p>Tekirdağ</text:p>
          </table:table-cell>
          <table:table-cell office:value-type="string" calcext:value-type="string">
            <text:p>Silivri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670.31" calcext:value-type="float">
            <text:p>3670</text:p>
          </table:table-cell>
          <table:table-cell office:value-type="float" office:value="480" calcext:value-type="float">
            <text:p>480</text:p>
          </table:table-cell>
          <table:table-cell table:style-name="ce13" table:formula="of:=[.H57]+[.G58]" office:value-type="float" office:value="24260" calcext:value-type="float">
            <text:p>24260</text:p>
          </table:table-cell>
          <table:table-cell office:value-type="float" office:value="15.61" calcext:value-type="float">
            <text:p>15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3+100+32)*0.055" office:value-type="currency" office:currency="EUR" office:value="7.975" calcext:value-type="currency">
            <text:p>7,98 €</text:p>
          </table:table-cell>
          <table:table-cell/>
          <table:table-cell table:formula="of:=[.K58]+[.L58]+[.M58]" office:value-type="currency" office:currency="EUR" office:value="42.975" calcext:value-type="currency">
            <text:p>42,98 €</text:p>
          </table:table-cell>
          <table:table-cell table:formula="of:=[.O57]+[.N58]" office:value-type="currency" office:currency="EUR" office:value="2712.81765" calcext:value-type="currency">
            <text:p>2 712,82 €</text:p>
          </table:table-cell>
          <table:table-cell table:style-name="ce19" table:formula="of:=[.A58]*budgetjour-[.O58]" office:value-type="currency" office:currency="EUR" office:value="137.182350000001" calcext:value-type="currency">
            <text:p>137,18 €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8" office:value-type="date" office:date-value="2022-08-24" calcext:value-type="date">
            <text:p>mer. 24 août</text:p>
          </table:table-cell>
          <table:table-cell table:style-name="ce8" table:formula="of:=[.D58]" office:value-type="string" office:string-value="Silivri" calcext:value-type="string">
            <text:p>Silivri</text:p>
          </table:table-cell>
          <table:table-cell office:value-type="string" calcext:value-type="string">
            <text:p>Istambul</text:p>
          </table:table-cell>
          <table:table-cell office:value-type="float" office:value="68" calcext:value-type="float">
            <text:p>68</text:p>
          </table:table-cell>
          <table:table-cell table:style-name="ce13" table:formula="of:=[.F58]+[.E59]" office:value-type="float" office:value="3738.31" calcext:value-type="float">
            <text:p>3738</text:p>
          </table:table-cell>
          <table:table-cell office:value-type="float" office:value="709" calcext:value-type="float">
            <text:p>709</text:p>
          </table:table-cell>
          <table:table-cell table:style-name="ce13" table:formula="of:=[.H58]+[.G59]" office:value-type="float" office:value="24969" calcext:value-type="float">
            <text:p>24969</text:p>
          </table:table-cell>
          <table:table-cell office:value-type="float" office:value="12.13" calcext:value-type="float">
            <text:p>12,1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26+205)*0.055" office:value-type="currency" office:currency="EUR" office:value="12.705" calcext:value-type="currency">
            <text:p>12,71 €</text:p>
          </table:table-cell>
          <table:table-cell/>
          <table:table-cell table:formula="of:=[.K59]+[.L59]+[.M59]" office:value-type="currency" office:currency="EUR" office:value="47.705" calcext:value-type="currency">
            <text:p>47,71 €</text:p>
          </table:table-cell>
          <table:table-cell table:formula="of:=[.O58]+[.N59]" office:value-type="currency" office:currency="EUR" office:value="2760.52265" calcext:value-type="currency">
            <text:p>2 760,52 €</text:p>
          </table:table-cell>
          <table:table-cell table:style-name="ce19" table:formula="of:=[.A59]*budgetjour-[.O59]" office:value-type="currency" office:currency="EUR" office:value="139.477350000001" calcext:value-type="currency">
            <text:p>139,48 €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8" office:value-type="date" office:date-value="2022-08-25" calcext:value-type="date">
            <text:p>jeu. 25 août</text:p>
          </table:table-cell>
          <table:table-cell table:style-name="ce8" table:formula="of:=[.D59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59]+[.E60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59]+[.G60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+110+130)*0.055" office:value-type="currency" office:currency="EUR" office:value="13.475" calcext:value-type="currency">
            <text:p>13,48 €</text:p>
          </table:table-cell>
          <table:table-cell table:formula="of:=(10)*0.055" office:value-type="currency" office:currency="EUR" office:value="0.55" calcext:value-type="currency">
            <text:p>0,55 €</text:p>
          </table:table-cell>
          <table:table-cell table:formula="of:=[.K60]+[.L60]+[.M60]" office:value-type="currency" office:currency="EUR" office:value="49.025" calcext:value-type="currency">
            <text:p>49,03 €</text:p>
          </table:table-cell>
          <table:table-cell table:formula="of:=[.O59]+[.N60]" office:value-type="currency" office:currency="EUR" office:value="2809.54765" calcext:value-type="currency">
            <text:p>2 809,55 €</text:p>
          </table:table-cell>
          <table:table-cell table:style-name="ce19" table:formula="of:=[.A60]*budgetjour-[.O60]" office:value-type="currency" office:currency="EUR" office:value="140.45235" calcext:value-type="currency">
            <text:p>140,45 €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8" office:value-type="date" office:date-value="2022-08-26" calcext:value-type="date">
            <text:p>ven. 26 août</text:p>
          </table:table-cell>
          <table:table-cell table:style-name="ce8" table:formula="of:=[.D60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0]+[.E61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0]+[.G61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0+8.5)*0.055" office:value-type="currency" office:currency="EUR" office:value="3.2175" calcext:value-type="currency">
            <text:p>3,22 €</text:p>
          </table:table-cell>
          <table:table-cell/>
          <table:table-cell table:formula="of:=[.K61]+[.L61]+[.M61]" office:value-type="currency" office:currency="EUR" office:value="38.2175" calcext:value-type="currency">
            <text:p>38,22 €</text:p>
          </table:table-cell>
          <table:table-cell table:formula="of:=[.O60]+[.N61]" office:value-type="currency" office:currency="EUR" office:value="2847.76515" calcext:value-type="currency">
            <text:p>2 847,77 €</text:p>
          </table:table-cell>
          <table:table-cell table:style-name="ce19" table:formula="of:=[.A61]*budgetjour-[.O61]" office:value-type="currency" office:currency="EUR" office:value="152.23485" calcext:value-type="currency">
            <text:p>152,23 €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8" office:value-type="date" office:date-value="2022-08-27" calcext:value-type="date">
            <text:p>sam. 27 août</text:p>
          </table:table-cell>
          <table:table-cell table:style-name="ce8" table:formula="of:=[.D61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1]+[.E62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1]+[.G62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60+170)*0.055" office:value-type="currency" office:currency="EUR" office:value="12.65" calcext:value-type="currency">
            <text:p>12,65 €</text:p>
          </table:table-cell>
          <table:table-cell table:formula="of:=(5)*0.055" office:value-type="currency" office:currency="EUR" office:value="0.275" calcext:value-type="currency">
            <text:p>0,28 €</text:p>
          </table:table-cell>
          <table:table-cell table:formula="of:=[.K62]+[.L62]+[.M62]" office:value-type="currency" office:currency="EUR" office:value="47.925" calcext:value-type="currency">
            <text:p>47,93 €</text:p>
          </table:table-cell>
          <table:table-cell table:formula="of:=[.O61]+[.N62]" office:value-type="currency" office:currency="EUR" office:value="2895.69015" calcext:value-type="currency">
            <text:p>2 895,69 €</text:p>
          </table:table-cell>
          <table:table-cell table:style-name="ce19" table:formula="of:=[.A62]*budgetjour-[.O62]" office:value-type="currency" office:currency="EUR" office:value="154.30985" calcext:value-type="currency">
            <text:p>154,31 €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8" office:value-type="date" office:date-value="2022-08-28" calcext:value-type="date">
            <text:p>dim. 28 août</text:p>
          </table:table-cell>
          <table:table-cell table:style-name="ce8" table:formula="of:=[.D62]" office:value-type="string" office:string-value="Istambul" calcext:value-type="string">
            <text:p>Istam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2]+[.G63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table:formula="of:=(390)*0.055" office:value-type="currency" office:currency="EUR" office:value="21.45" calcext:value-type="currency">
            <text:p>21,45 €</text:p>
          </table:table-cell>
          <table:table-cell table:formula="of:=(64+80+12)*0.055" office:value-type="currency" office:currency="EUR" office:value="8.58" calcext:value-type="currency">
            <text:p>8,58 €</text:p>
          </table:table-cell>
          <table:table-cell table:formula="of:=(252)*0.055" office:value-type="currency" office:currency="EUR" office:value="13.86" calcext:value-type="currency">
            <text:p>13,86 €</text:p>
          </table:table-cell>
          <table:table-cell table:formula="of:=[.K63]+[.L63]+[.M63]" office:value-type="currency" office:currency="EUR" office:value="43.89" calcext:value-type="currency">
            <text:p>43,89 €</text:p>
          </table:table-cell>
          <table:table-cell table:formula="of:=[.O62]+[.N63]" office:value-type="currency" office:currency="EUR" office:value="2939.58015" calcext:value-type="currency">
            <text:p>2 939,58 €</text:p>
          </table:table-cell>
          <table:table-cell table:style-name="ce19" table:formula="of:=[.A63]*budgetjour-[.O63]" office:value-type="currency" office:currency="EUR" office:value="160.41985" calcext:value-type="currency">
            <text:p>160,42 €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8" office:value-type="date" office:date-value="2022-08-29" calcext:value-type="date">
            <text:p>lun. 29 août</text:p>
          </table:table-cell>
          <table:table-cell table:style-name="ce8" table:formula="of:=[.D63]" office:value-type="string" office:string-value="Bandirma" calcext:value-type="string">
            <text:p>Bandirma</text:p>
          </table:table-cell>
          <table:table-cell office:value-type="string" calcext:value-type="string">
            <text:p>Biga</text:p>
          </table:table-cell>
          <table:table-cell office:value-type="float" office:value="73" calcext:value-type="float">
            <text:p>73</text:p>
          </table:table-cell>
          <table:table-cell table:style-name="ce13" table:formula="of:=[.F63]+[.E64]" office:value-type="float" office:value="3811.31" calcext:value-type="float">
            <text:p>3811</text:p>
          </table:table-cell>
          <table:table-cell office:value-type="float" office:value="621" calcext:value-type="float">
            <text:p>621</text:p>
          </table:table-cell>
          <table:table-cell table:style-name="ce13" table:formula="of:=[.H63]+[.G64]" office:value-type="float" office:value="25590" calcext:value-type="float">
            <text:p>25590</text:p>
          </table:table-cell>
          <table:table-cell office:value-type="float" office:value="17.12" calcext:value-type="float">
            <text:p>17,1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18" calcext:value-type="currency">
            <text:p>18,00 €</text:p>
          </table:table-cell>
          <table:table-cell table:formula="of:=(14+12+87.5)*0.055" office:value-type="currency" office:currency="EUR" office:value="6.2425" calcext:value-type="currency">
            <text:p>6,24 €</text:p>
          </table:table-cell>
          <table:table-cell/>
          <table:table-cell table:formula="of:=[.K64]+[.L64]+[.M64]" office:value-type="currency" office:currency="EUR" office:value="24.2425" calcext:value-type="currency">
            <text:p>24,24 €</text:p>
          </table:table-cell>
          <table:table-cell table:formula="of:=[.O63]+[.N64]" office:value-type="currency" office:currency="EUR" office:value="2963.82265" calcext:value-type="currency">
            <text:p>2 963,82 €</text:p>
          </table:table-cell>
          <table:table-cell table:style-name="ce19" table:formula="of:=[.A64]*budgetjour-[.O64]" office:value-type="currency" office:currency="EUR" office:value="186.17735" calcext:value-type="currency">
            <text:p>186,18 €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8" office:value-type="date" office:date-value="2022-08-30" calcext:value-type="date">
            <text:p>mar. 30 août</text:p>
          </table:table-cell>
          <table:table-cell table:style-name="ce8" table:formula="of:=[.D64]" office:value-type="string" office:string-value="Biga" calcext:value-type="string">
            <text:p>Biga</text:p>
          </table:table-cell>
          <table:table-cell office:value-type="string" calcext:value-type="string">
            <text:p>Çanakkale</text:p>
          </table:table-cell>
          <table:table-cell office:value-type="float" office:value="98" calcext:value-type="float">
            <text:p>98</text:p>
          </table:table-cell>
          <table:table-cell table:style-name="ce13" table:formula="of:=[.F64]+[.E65]" office:value-type="float" office:value="3909.31" calcext:value-type="float">
            <text:p>3909</text:p>
          </table:table-cell>
          <table:table-cell office:value-type="float" office:value="709" calcext:value-type="float">
            <text:p>709</text:p>
          </table:table-cell>
          <table:table-cell table:style-name="ce13" table:formula="of:=[.H64]+[.G65]" office:value-type="float" office:value="26299" calcext:value-type="float">
            <text:p>26299</text:p>
          </table:table-cell>
          <table:table-cell office:value-type="float" office:value="17.84" calcext:value-type="float">
            <text:p>17,84</text:p>
          </table:table-cell>
          <table:table-cell office:value-type="string" calcext:value-type="string">
            <text:p>Booking</text:p>
          </table:table-cell>
          <table:table-cell table:formula="of:=(345)*0.055" office:value-type="currency" office:currency="EUR" office:value="18.975" calcext:value-type="currency">
            <text:p>18,98 €</text:p>
          </table:table-cell>
          <table:table-cell table:formula="of:=(100+20+76+25)*0.055" office:value-type="currency" office:currency="EUR" office:value="12.155" calcext:value-type="currency">
            <text:p>12,16 €</text:p>
          </table:table-cell>
          <table:table-cell/>
          <table:table-cell table:formula="of:=[.K65]+[.L65]+[.M65]" office:value-type="currency" office:currency="EUR" office:value="31.13" calcext:value-type="currency">
            <text:p>31,13 €</text:p>
          </table:table-cell>
          <table:table-cell table:formula="of:=[.O64]+[.N65]" office:value-type="currency" office:currency="EUR" office:value="2994.95265" calcext:value-type="currency">
            <text:p>2 994,95 €</text:p>
          </table:table-cell>
          <table:table-cell table:style-name="ce19" table:formula="of:=[.A65]*budgetjour-[.O65]" office:value-type="currency" office:currency="EUR" office:value="205.04735" calcext:value-type="currency">
            <text:p>205,05 €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8" office:value-type="date" office:date-value="2022-08-31" calcext:value-type="date">
            <text:p>mer. 31 août</text:p>
          </table:table-cell>
          <table:table-cell table:style-name="ce8" table:formula="of:=[.D65]" office:value-type="string" office:string-value="Çanakkale" calcext:value-type="string">
            <text:p>Çanakkale</text:p>
          </table:table-cell>
          <table:table-cell table:number-columns-repeated="2"/>
          <table:table-cell table:style-name="ce13" table:formula="of:=[.F65]+[.E66]" office:value-type="float" office:value="3909.31" calcext:value-type="float">
            <text:p>3909</text:p>
          </table:table-cell>
          <table:table-cell/>
          <table:table-cell table:style-name="ce13" table:formula="of:=[.H65]+[.G66]" office:value-type="float" office:value="26299" calcext:value-type="float">
            <text:p>26299</text:p>
          </table:table-cell>
          <table:table-cell table:number-columns-repeated="5"/>
          <table:table-cell table:formula="of:=[.K66]+[.L66]+[.M66]" office:value-type="currency" office:currency="EUR" office:value="0" calcext:value-type="currency">
            <text:p>0,00 €</text:p>
          </table:table-cell>
          <table:table-cell table:formula="of:=[.O65]+[.N66]" office:value-type="currency" office:currency="EUR" office:value="2994.95265" calcext:value-type="currency">
            <text:p>2 994,95 €</text:p>
          </table:table-cell>
          <table:table-cell table:style-name="ce19" table:formula="of:=[.A66]*budgetjour-[.O66]" office:value-type="currency" office:currency="EUR" office:value="255.04735" calcext:value-type="currency">
            <text:p>255,05 €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8" office:value-type="date" office:date-value="2022-09-01" calcext:value-type="date">
            <text:p>jeu. 1 sept.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3909.31" calcext:value-type="float">
            <text:p>3909</text:p>
          </table:table-cell>
          <table:table-cell/>
          <table:table-cell table:style-name="ce13" table:formula="of:=[.H66]+[.G67]" office:value-type="float" office:value="26299" calcext:value-type="float">
            <text:p>26299</text:p>
          </table:table-cell>
          <table:table-cell table:number-columns-repeated="5"/>
          <table:table-cell table:formula="of:=[.K67]+[.L67]+[.M67]" office:value-type="currency" office:currency="EUR" office:value="0" calcext:value-type="currency">
            <text:p>0,00 €</text:p>
          </table:table-cell>
          <table:table-cell table:formula="of:=[.O66]+[.N67]" office:value-type="currency" office:currency="EUR" office:value="2994.95265" calcext:value-type="currency">
            <text:p>2 994,95 €</text:p>
          </table:table-cell>
          <table:table-cell table:style-name="ce19" table:formula="of:=[.A67]*budgetjour-[.O67]" office:value-type="currency" office:currency="EUR" office:value="305.04735" calcext:value-type="currency">
            <text:p>305,05 €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8" office:value-type="date" office:date-value="2022-09-02" calcext:value-type="date">
            <text:p>ven. 2 sept.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3909.31" calcext:value-type="float">
            <text:p>3909</text:p>
          </table:table-cell>
          <table:table-cell/>
          <table:table-cell table:style-name="ce13" table:formula="of:=[.H67]+[.G68]" office:value-type="float" office:value="26299" calcext:value-type="float">
            <text:p>26299</text:p>
          </table:table-cell>
          <table:table-cell table:number-columns-repeated="5"/>
          <table:table-cell table:formula="of:=[.K68]+[.L68]+[.M68]" office:value-type="currency" office:currency="EUR" office:value="0" calcext:value-type="currency">
            <text:p>0,00 €</text:p>
          </table:table-cell>
          <table:table-cell table:formula="of:=[.O67]+[.N68]" office:value-type="currency" office:currency="EUR" office:value="2994.95265" calcext:value-type="currency">
            <text:p>2 994,95 €</text:p>
          </table:table-cell>
          <table:table-cell table:style-name="ce19" table:formula="of:=[.A68]*budgetjour-[.O68]" office:value-type="currency" office:currency="EUR" office:value="355.04735" calcext:value-type="currency">
            <text:p>355,05 €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8" office:value-type="date" office:date-value="2022-09-03" calcext:value-type="date">
            <text:p>sam. 3 sept.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3909.31" calcext:value-type="float">
            <text:p>3909</text:p>
          </table:table-cell>
          <table:table-cell/>
          <table:table-cell table:style-name="ce13" table:formula="of:=[.H68]+[.G69]" office:value-type="float" office:value="26299" calcext:value-type="float">
            <text:p>26299</text:p>
          </table:table-cell>
          <table:table-cell table:number-columns-repeated="5"/>
          <table:table-cell table:formula="of:=[.K69]+[.L69]+[.M69]" office:value-type="currency" office:currency="EUR" office:value="0" calcext:value-type="currency">
            <text:p>0,00 €</text:p>
          </table:table-cell>
          <table:table-cell table:formula="of:=[.O68]+[.N69]" office:value-type="currency" office:currency="EUR" office:value="2994.95265" calcext:value-type="currency">
            <text:p>2 994,95 €</text:p>
          </table:table-cell>
          <table:table-cell table:style-name="ce19" table:formula="of:=[.A69]*budgetjour-[.O69]" office:value-type="currency" office:currency="EUR" office:value="405.04735" calcext:value-type="currency">
            <text:p>405,05 €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8" office:value-type="date" office:date-value="2022-09-04" calcext:value-type="date">
            <text:p>dim. 4 sept.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number-columns-repeated="2"/>
          <table:table-cell table:style-name="ce13" table:formula="of:=[.F69]+[.E70]" office:value-type="float" office:value="3909.31" calcext:value-type="float">
            <text:p>3909</text:p>
          </table:table-cell>
          <table:table-cell/>
          <table:table-cell table:style-name="ce13" table:formula="of:=[.H69]+[.G70]" office:value-type="float" office:value="26299" calcext:value-type="float">
            <text:p>26299</text:p>
          </table:table-cell>
          <table:table-cell table:number-columns-repeated="5"/>
          <table:table-cell table:formula="of:=[.K70]+[.L70]+[.M70]" office:value-type="currency" office:currency="EUR" office:value="0" calcext:value-type="currency">
            <text:p>0,00 €</text:p>
          </table:table-cell>
          <table:table-cell table:formula="of:=[.O69]+[.N70]" office:value-type="currency" office:currency="EUR" office:value="2994.95265" calcext:value-type="currency">
            <text:p>2 994,95 €</text:p>
          </table:table-cell>
          <table:table-cell table:style-name="ce19" table:formula="of:=[.A70]*budgetjour-[.O70]" office:value-type="currency" office:currency="EUR" office:value="455.04735" calcext:value-type="currency">
            <text:p>455,05 €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8" office:value-type="date" office:date-value="2022-09-05" calcext:value-type="date">
            <text:p>lun. 5 sept.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3909.31" calcext:value-type="float">
            <text:p>3909</text:p>
          </table:table-cell>
          <table:table-cell/>
          <table:table-cell table:style-name="ce13" table:formula="of:=[.H70]+[.G71]" office:value-type="float" office:value="26299" calcext:value-type="float">
            <text:p>26299</text:p>
          </table:table-cell>
          <table:table-cell table:number-columns-repeated="5"/>
          <table:table-cell table:formula="of:=[.K71]+[.L71]+[.M71]" office:value-type="currency" office:currency="EUR" office:value="0" calcext:value-type="currency">
            <text:p>0,00 €</text:p>
          </table:table-cell>
          <table:table-cell table:formula="of:=[.O70]+[.N71]" office:value-type="currency" office:currency="EUR" office:value="2994.95265" calcext:value-type="currency">
            <text:p>2 994,95 €</text:p>
          </table:table-cell>
          <table:table-cell table:style-name="ce19" table:formula="of:=[.A71]*budgetjour-[.O71]" office:value-type="currency" office:currency="EUR" office:value="505.04735" calcext:value-type="currency">
            <text:p>505,05 €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8" office:value-type="date" office:date-value="2022-09-06" calcext:value-type="date">
            <text:p>mar. 6 sept.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3909.31" calcext:value-type="float">
            <text:p>3909</text:p>
          </table:table-cell>
          <table:table-cell/>
          <table:table-cell table:style-name="ce13" table:formula="of:=[.H71]+[.G72]" office:value-type="float" office:value="26299" calcext:value-type="float">
            <text:p>26299</text:p>
          </table:table-cell>
          <table:table-cell table:number-columns-repeated="5"/>
          <table:table-cell table:formula="of:=[.K72]+[.L72]+[.M72]" office:value-type="currency" office:currency="EUR" office:value="0" calcext:value-type="currency">
            <text:p>0,00 €</text:p>
          </table:table-cell>
          <table:table-cell table:formula="of:=[.O71]+[.N72]" office:value-type="currency" office:currency="EUR" office:value="2994.95265" calcext:value-type="currency">
            <text:p>2 994,95 €</text:p>
          </table:table-cell>
          <table:table-cell table:style-name="ce19" table:formula="of:=[.A72]*budgetjour-[.O72]" office:value-type="currency" office:currency="EUR" office:value="555.04735" calcext:value-type="currency">
            <text:p>555,05 €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8" office:value-type="date" office:date-value="2022-09-07" calcext:value-type="date">
            <text:p>mer. 7 sept.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3909.31" calcext:value-type="float">
            <text:p>3909</text:p>
          </table:table-cell>
          <table:table-cell/>
          <table:table-cell table:style-name="ce13" table:formula="of:=[.H72]+[.G73]" office:value-type="float" office:value="26299" calcext:value-type="float">
            <text:p>26299</text:p>
          </table:table-cell>
          <table:table-cell table:number-columns-repeated="5"/>
          <table:table-cell table:formula="of:=[.K73]+[.L73]+[.M73]" office:value-type="currency" office:currency="EUR" office:value="0" calcext:value-type="currency">
            <text:p>0,00 €</text:p>
          </table:table-cell>
          <table:table-cell table:formula="of:=[.O72]+[.N73]" office:value-type="currency" office:currency="EUR" office:value="2994.95265" calcext:value-type="currency">
            <text:p>2 994,95 €</text:p>
          </table:table-cell>
          <table:table-cell table:style-name="ce19" table:formula="of:=[.A73]*budgetjour-[.O73]" office:value-type="currency" office:currency="EUR" office:value="605.04735" calcext:value-type="currency">
            <text:p>605,05 €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8" office:value-type="date" office:date-value="2022-09-08" calcext:value-type="date">
            <text:p>jeu. 8 sept.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3909.31" calcext:value-type="float">
            <text:p>3909</text:p>
          </table:table-cell>
          <table:table-cell/>
          <table:table-cell table:style-name="ce13" table:formula="of:=[.H73]+[.G74]" office:value-type="float" office:value="26299" calcext:value-type="float">
            <text:p>26299</text:p>
          </table:table-cell>
          <table:table-cell table:number-columns-repeated="5"/>
          <table:table-cell table:formula="of:=[.K74]+[.L74]+[.M74]" office:value-type="currency" office:currency="EUR" office:value="0" calcext:value-type="currency">
            <text:p>0,00 €</text:p>
          </table:table-cell>
          <table:table-cell table:formula="of:=[.O73]+[.N74]" office:value-type="currency" office:currency="EUR" office:value="2994.95265" calcext:value-type="currency">
            <text:p>2 994,95 €</text:p>
          </table:table-cell>
          <table:table-cell table:style-name="ce19" table:formula="of:=[.A74]*budgetjour-[.O74]" office:value-type="currency" office:currency="EUR" office:value="655.04735" calcext:value-type="currency">
            <text:p>655,05 €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8" office:value-type="date" office:date-value="2022-09-09" calcext:value-type="date">
            <text:p>ven. 9 sept.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3909.31" calcext:value-type="float">
            <text:p>3909</text:p>
          </table:table-cell>
          <table:table-cell/>
          <table:table-cell table:style-name="ce13" table:formula="of:=[.H74]+[.G75]" office:value-type="float" office:value="26299" calcext:value-type="float">
            <text:p>26299</text:p>
          </table:table-cell>
          <table:table-cell table:number-columns-repeated="5"/>
          <table:table-cell table:formula="of:=[.K75]+[.L75]+[.M75]" office:value-type="currency" office:currency="EUR" office:value="0" calcext:value-type="currency">
            <text:p>0,00 €</text:p>
          </table:table-cell>
          <table:table-cell table:formula="of:=[.O74]+[.N75]" office:value-type="currency" office:currency="EUR" office:value="2994.95265" calcext:value-type="currency">
            <text:p>2 994,95 €</text:p>
          </table:table-cell>
          <table:table-cell table:style-name="ce19" table:formula="of:=[.A75]*budgetjour-[.O75]" office:value-type="currency" office:currency="EUR" office:value="705.04735" calcext:value-type="currency">
            <text:p>705,05 €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8" office:value-type="date" office:date-value="2022-09-10" calcext:value-type="date">
            <text:p>sam. 10 sept.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3909.31" calcext:value-type="float">
            <text:p>3909</text:p>
          </table:table-cell>
          <table:table-cell/>
          <table:table-cell table:style-name="ce13" table:formula="of:=[.H75]+[.G76]" office:value-type="float" office:value="26299" calcext:value-type="float">
            <text:p>26299</text:p>
          </table:table-cell>
          <table:table-cell table:number-columns-repeated="5"/>
          <table:table-cell table:formula="of:=[.K76]+[.L76]+[.M76]" office:value-type="currency" office:currency="EUR" office:value="0" calcext:value-type="currency">
            <text:p>0,00 €</text:p>
          </table:table-cell>
          <table:table-cell table:formula="of:=[.O75]+[.N76]" office:value-type="currency" office:currency="EUR" office:value="2994.95265" calcext:value-type="currency">
            <text:p>2 994,95 €</text:p>
          </table:table-cell>
          <table:table-cell table:style-name="ce19" table:formula="of:=[.A76]*budgetjour-[.O76]" office:value-type="currency" office:currency="EUR" office:value="755.04735" calcext:value-type="currency">
            <text:p>755,05 €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8" office:value-type="date" office:date-value="2022-09-11" calcext:value-type="date">
            <text:p>dim. 11 sept.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3909.31" calcext:value-type="float">
            <text:p>3909</text:p>
          </table:table-cell>
          <table:table-cell/>
          <table:table-cell table:style-name="ce13" table:formula="of:=[.H76]+[.G77]" office:value-type="float" office:value="26299" calcext:value-type="float">
            <text:p>26299</text:p>
          </table:table-cell>
          <table:table-cell table:number-columns-repeated="5"/>
          <table:table-cell table:formula="of:=[.K77]+[.L77]+[.M77]" office:value-type="currency" office:currency="EUR" office:value="0" calcext:value-type="currency">
            <text:p>0,00 €</text:p>
          </table:table-cell>
          <table:table-cell table:formula="of:=[.O76]+[.N77]" office:value-type="currency" office:currency="EUR" office:value="2994.95265" calcext:value-type="currency">
            <text:p>2 994,95 €</text:p>
          </table:table-cell>
          <table:table-cell table:style-name="ce19" table:formula="of:=[.A77]*budgetjour-[.O77]" office:value-type="currency" office:currency="EUR" office:value="805.04735" calcext:value-type="currency">
            <text:p>805,05 €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8" office:value-type="date" office:date-value="2022-09-12" calcext:value-type="date">
            <text:p>lun. 12 sept.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3909.31" calcext:value-type="float">
            <text:p>3909</text:p>
          </table:table-cell>
          <table:table-cell/>
          <table:table-cell table:style-name="ce13" table:formula="of:=[.H77]+[.G78]" office:value-type="float" office:value="26299" calcext:value-type="float">
            <text:p>26299</text:p>
          </table:table-cell>
          <table:table-cell table:number-columns-repeated="5"/>
          <table:table-cell table:formula="of:=[.K78]+[.L78]+[.M78]" office:value-type="currency" office:currency="EUR" office:value="0" calcext:value-type="currency">
            <text:p>0,00 €</text:p>
          </table:table-cell>
          <table:table-cell table:formula="of:=[.O77]+[.N78]" office:value-type="currency" office:currency="EUR" office:value="2994.95265" calcext:value-type="currency">
            <text:p>2 994,95 €</text:p>
          </table:table-cell>
          <table:table-cell table:style-name="ce19" table:formula="of:=[.A78]*budgetjour-[.O78]" office:value-type="currency" office:currency="EUR" office:value="855.04735" calcext:value-type="currency">
            <text:p>855,05 €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8" office:value-type="date" office:date-value="2022-09-13" calcext:value-type="date">
            <text:p>mar. 13 sept.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3909.31" calcext:value-type="float">
            <text:p>3909</text:p>
          </table:table-cell>
          <table:table-cell/>
          <table:table-cell table:style-name="ce13" table:formula="of:=[.H78]+[.G79]" office:value-type="float" office:value="26299" calcext:value-type="float">
            <text:p>26299</text:p>
          </table:table-cell>
          <table:table-cell table:number-columns-repeated="5"/>
          <table:table-cell table:formula="of:=[.K79]+[.L79]+[.M79]" office:value-type="currency" office:currency="EUR" office:value="0" calcext:value-type="currency">
            <text:p>0,00 €</text:p>
          </table:table-cell>
          <table:table-cell table:formula="of:=[.O78]+[.N79]" office:value-type="currency" office:currency="EUR" office:value="2994.95265" calcext:value-type="currency">
            <text:p>2 994,95 €</text:p>
          </table:table-cell>
          <table:table-cell table:style-name="ce19" table:formula="of:=[.A79]*budgetjour-[.O79]" office:value-type="currency" office:currency="EUR" office:value="905.04735" calcext:value-type="currency">
            <text:p>905,05 €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8" office:value-type="date" office:date-value="2022-09-14" calcext:value-type="date">
            <text:p>mer. 14 sept.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3909.31" calcext:value-type="float">
            <text:p>3909</text:p>
          </table:table-cell>
          <table:table-cell/>
          <table:table-cell table:style-name="ce13" table:formula="of:=[.H79]+[.G80]" office:value-type="float" office:value="26299" calcext:value-type="float">
            <text:p>26299</text:p>
          </table:table-cell>
          <table:table-cell table:number-columns-repeated="5"/>
          <table:table-cell table:formula="of:=[.K80]+[.L80]+[.M80]" office:value-type="currency" office:currency="EUR" office:value="0" calcext:value-type="currency">
            <text:p>0,00 €</text:p>
          </table:table-cell>
          <table:table-cell table:formula="of:=[.O79]+[.N80]" office:value-type="currency" office:currency="EUR" office:value="2994.95265" calcext:value-type="currency">
            <text:p>2 994,95 €</text:p>
          </table:table-cell>
          <table:table-cell table:style-name="ce19" table:formula="of:=[.A80]*budgetjour-[.O80]" office:value-type="currency" office:currency="EUR" office:value="955.04735" calcext:value-type="currency">
            <text:p>955,05 €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8" office:value-type="date" office:date-value="2022-09-15" calcext:value-type="date">
            <text:p>jeu. 15 sept.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3909.31" calcext:value-type="float">
            <text:p>3909</text:p>
          </table:table-cell>
          <table:table-cell/>
          <table:table-cell table:style-name="ce13" table:formula="of:=[.H80]+[.G81]" office:value-type="float" office:value="26299" calcext:value-type="float">
            <text:p>26299</text:p>
          </table:table-cell>
          <table:table-cell table:number-columns-repeated="5"/>
          <table:table-cell table:formula="of:=[.K81]+[.L81]+[.M81]" office:value-type="currency" office:currency="EUR" office:value="0" calcext:value-type="currency">
            <text:p>0,00 €</text:p>
          </table:table-cell>
          <table:table-cell table:formula="of:=[.O80]+[.N81]" office:value-type="currency" office:currency="EUR" office:value="2994.95265" calcext:value-type="currency">
            <text:p>2 994,95 €</text:p>
          </table:table-cell>
          <table:table-cell table:style-name="ce19" table:formula="of:=[.A81]*budgetjour-[.O81]" office:value-type="currency" office:currency="EUR" office:value="1005.04735" calcext:value-type="currency">
            <text:p>1 005,05 €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8" office:value-type="date" office:date-value="2022-09-16" calcext:value-type="date">
            <text:p>ven. 16 sept.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3909.31" calcext:value-type="float">
            <text:p>3909</text:p>
          </table:table-cell>
          <table:table-cell/>
          <table:table-cell table:style-name="ce13" table:formula="of:=[.H81]+[.G82]" office:value-type="float" office:value="26299" calcext:value-type="float">
            <text:p>26299</text:p>
          </table:table-cell>
          <table:table-cell table:number-columns-repeated="5"/>
          <table:table-cell table:formula="of:=[.K82]+[.L82]+[.M82]" office:value-type="currency" office:currency="EUR" office:value="0" calcext:value-type="currency">
            <text:p>0,00 €</text:p>
          </table:table-cell>
          <table:table-cell table:formula="of:=[.O81]+[.N82]" office:value-type="currency" office:currency="EUR" office:value="2994.95265" calcext:value-type="currency">
            <text:p>2 994,95 €</text:p>
          </table:table-cell>
          <table:table-cell table:style-name="ce19" table:formula="of:=[.A82]*budgetjour-[.O82]" office:value-type="currency" office:currency="EUR" office:value="1055.04735" calcext:value-type="currency">
            <text:p>1 055,05 €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8" office:value-type="date" office:date-value="2022-09-17" calcext:value-type="date">
            <text:p>sam. 17 sept.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3909.31" calcext:value-type="float">
            <text:p>3909</text:p>
          </table:table-cell>
          <table:table-cell/>
          <table:table-cell table:style-name="ce13" table:formula="of:=[.H82]+[.G83]" office:value-type="float" office:value="26299" calcext:value-type="float">
            <text:p>26299</text:p>
          </table:table-cell>
          <table:table-cell table:number-columns-repeated="5"/>
          <table:table-cell table:formula="of:=[.K83]+[.L83]+[.M83]" office:value-type="currency" office:currency="EUR" office:value="0" calcext:value-type="currency">
            <text:p>0,00 €</text:p>
          </table:table-cell>
          <table:table-cell table:formula="of:=[.O82]+[.N83]" office:value-type="currency" office:currency="EUR" office:value="2994.95265" calcext:value-type="currency">
            <text:p>2 994,95 €</text:p>
          </table:table-cell>
          <table:table-cell table:style-name="ce19" table:formula="of:=[.A83]*budgetjour-[.O83]" office:value-type="currency" office:currency="EUR" office:value="1105.04735" calcext:value-type="currency">
            <text:p>1 105,05 €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8" office:value-type="date" office:date-value="2022-09-18" calcext:value-type="date">
            <text:p>dim. 18 sept.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3909.31" calcext:value-type="float">
            <text:p>3909</text:p>
          </table:table-cell>
          <table:table-cell/>
          <table:table-cell table:style-name="ce13" table:formula="of:=[.H83]+[.G84]" office:value-type="float" office:value="26299" calcext:value-type="float">
            <text:p>26299</text:p>
          </table:table-cell>
          <table:table-cell table:number-columns-repeated="5"/>
          <table:table-cell table:formula="of:=[.K84]+[.L84]+[.M84]" office:value-type="currency" office:currency="EUR" office:value="0" calcext:value-type="currency">
            <text:p>0,00 €</text:p>
          </table:table-cell>
          <table:table-cell table:formula="of:=[.O83]+[.N84]" office:value-type="currency" office:currency="EUR" office:value="2994.95265" calcext:value-type="currency">
            <text:p>2 994,95 €</text:p>
          </table:table-cell>
          <table:table-cell table:style-name="ce19" table:formula="of:=[.A84]*budgetjour-[.O84]" office:value-type="currency" office:currency="EUR" office:value="1155.04735" calcext:value-type="currency">
            <text:p>1 155,05 €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8" office:value-type="date" office:date-value="2022-09-19" calcext:value-type="date">
            <text:p>lun. 19 sept.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3909.31" calcext:value-type="float">
            <text:p>3909</text:p>
          </table:table-cell>
          <table:table-cell/>
          <table:table-cell table:style-name="ce13" table:formula="of:=[.H84]+[.G85]" office:value-type="float" office:value="26299" calcext:value-type="float">
            <text:p>26299</text:p>
          </table:table-cell>
          <table:table-cell table:number-columns-repeated="5"/>
          <table:table-cell table:formula="of:=[.K85]+[.L85]+[.M85]" office:value-type="currency" office:currency="EUR" office:value="0" calcext:value-type="currency">
            <text:p>0,00 €</text:p>
          </table:table-cell>
          <table:table-cell table:formula="of:=[.O84]+[.N85]" office:value-type="currency" office:currency="EUR" office:value="2994.95265" calcext:value-type="currency">
            <text:p>2 994,95 €</text:p>
          </table:table-cell>
          <table:table-cell table:style-name="ce19" table:formula="of:=[.A85]*budgetjour-[.O85]" office:value-type="currency" office:currency="EUR" office:value="1205.04735" calcext:value-type="currency">
            <text:p>1 205,05 €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8" office:value-type="date" office:date-value="2022-09-20" calcext:value-type="date">
            <text:p>mar. 20 sept.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3909.31" calcext:value-type="float">
            <text:p>3909</text:p>
          </table:table-cell>
          <table:table-cell/>
          <table:table-cell table:style-name="ce13" table:formula="of:=[.H85]+[.G86]" office:value-type="float" office:value="26299" calcext:value-type="float">
            <text:p>26299</text:p>
          </table:table-cell>
          <table:table-cell table:number-columns-repeated="5"/>
          <table:table-cell table:formula="of:=[.K86]+[.L86]+[.M86]" office:value-type="currency" office:currency="EUR" office:value="0" calcext:value-type="currency">
            <text:p>0,00 €</text:p>
          </table:table-cell>
          <table:table-cell table:formula="of:=[.O85]+[.N86]" office:value-type="currency" office:currency="EUR" office:value="2994.95265" calcext:value-type="currency">
            <text:p>2 994,95 €</text:p>
          </table:table-cell>
          <table:table-cell table:style-name="ce19" table:formula="of:=[.A86]*budgetjour-[.O86]" office:value-type="currency" office:currency="EUR" office:value="1255.04735" calcext:value-type="currency">
            <text:p>1 255,05 €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8" office:value-type="date" office:date-value="2022-09-21" calcext:value-type="date">
            <text:p>mer. 21 sept.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3909.31" calcext:value-type="float">
            <text:p>3909</text:p>
          </table:table-cell>
          <table:table-cell/>
          <table:table-cell table:style-name="ce13" table:formula="of:=[.H86]+[.G87]" office:value-type="float" office:value="26299" calcext:value-type="float">
            <text:p>26299</text:p>
          </table:table-cell>
          <table:table-cell table:number-columns-repeated="5"/>
          <table:table-cell table:formula="of:=[.K87]+[.L87]+[.M87]" office:value-type="currency" office:currency="EUR" office:value="0" calcext:value-type="currency">
            <text:p>0,00 €</text:p>
          </table:table-cell>
          <table:table-cell table:formula="of:=[.O86]+[.N87]" office:value-type="currency" office:currency="EUR" office:value="2994.95265" calcext:value-type="currency">
            <text:p>2 994,95 €</text:p>
          </table:table-cell>
          <table:table-cell table:style-name="ce19" table:formula="of:=[.A87]*budgetjour-[.O87]" office:value-type="currency" office:currency="EUR" office:value="1305.04735" calcext:value-type="currency">
            <text:p>1 305,05 €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8" office:value-type="date" office:date-value="2022-09-22" calcext:value-type="date">
            <text:p>jeu. 22 sept.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3909.31" calcext:value-type="float">
            <text:p>3909</text:p>
          </table:table-cell>
          <table:table-cell/>
          <table:table-cell table:style-name="ce13" table:formula="of:=[.H87]+[.G88]" office:value-type="float" office:value="26299" calcext:value-type="float">
            <text:p>26299</text:p>
          </table:table-cell>
          <table:table-cell table:number-columns-repeated="5"/>
          <table:table-cell table:formula="of:=[.K88]+[.L88]+[.M88]" office:value-type="currency" office:currency="EUR" office:value="0" calcext:value-type="currency">
            <text:p>0,00 €</text:p>
          </table:table-cell>
          <table:table-cell table:formula="of:=[.O87]+[.N88]" office:value-type="currency" office:currency="EUR" office:value="2994.95265" calcext:value-type="currency">
            <text:p>2 994,95 €</text:p>
          </table:table-cell>
          <table:table-cell table:style-name="ce19" table:formula="of:=[.A88]*budgetjour-[.O88]" office:value-type="currency" office:currency="EUR" office:value="1355.04735" calcext:value-type="currency">
            <text:p>1 355,05 €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8" office:value-type="date" office:date-value="2022-09-23" calcext:value-type="date">
            <text:p>ven. 23 sept.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3909.31" calcext:value-type="float">
            <text:p>3909</text:p>
          </table:table-cell>
          <table:table-cell/>
          <table:table-cell table:style-name="ce13" table:formula="of:=[.H88]+[.G89]" office:value-type="float" office:value="26299" calcext:value-type="float">
            <text:p>26299</text:p>
          </table:table-cell>
          <table:table-cell table:number-columns-repeated="5"/>
          <table:table-cell table:formula="of:=[.K89]+[.L89]+[.M89]" office:value-type="currency" office:currency="EUR" office:value="0" calcext:value-type="currency">
            <text:p>0,00 €</text:p>
          </table:table-cell>
          <table:table-cell table:formula="of:=[.O88]+[.N89]" office:value-type="currency" office:currency="EUR" office:value="2994.95265" calcext:value-type="currency">
            <text:p>2 994,95 €</text:p>
          </table:table-cell>
          <table:table-cell table:style-name="ce19" table:formula="of:=[.A89]*budgetjour-[.O89]" office:value-type="currency" office:currency="EUR" office:value="1405.04735" calcext:value-type="currency">
            <text:p>1 405,05 €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8" office:value-type="date" office:date-value="2022-09-24" calcext:value-type="date">
            <text:p>sam. 24 sept.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3909.31" calcext:value-type="float">
            <text:p>3909</text:p>
          </table:table-cell>
          <table:table-cell/>
          <table:table-cell table:style-name="ce13" table:formula="of:=[.H89]+[.G90]" office:value-type="float" office:value="26299" calcext:value-type="float">
            <text:p>26299</text:p>
          </table:table-cell>
          <table:table-cell table:number-columns-repeated="5"/>
          <table:table-cell table:formula="of:=[.K90]+[.L90]+[.M90]" office:value-type="currency" office:currency="EUR" office:value="0" calcext:value-type="currency">
            <text:p>0,00 €</text:p>
          </table:table-cell>
          <table:table-cell table:formula="of:=[.O89]+[.N90]" office:value-type="currency" office:currency="EUR" office:value="2994.95265" calcext:value-type="currency">
            <text:p>2 994,95 €</text:p>
          </table:table-cell>
          <table:table-cell table:style-name="ce19" table:formula="of:=[.A90]*budgetjour-[.O90]" office:value-type="currency" office:currency="EUR" office:value="1455.04735" calcext:value-type="currency">
            <text:p>1 455,05 €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8" office:value-type="date" office:date-value="2022-09-25" calcext:value-type="date">
            <text:p>dim. 25 sept.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3909.31" calcext:value-type="float">
            <text:p>3909</text:p>
          </table:table-cell>
          <table:table-cell/>
          <table:table-cell table:style-name="ce13" table:formula="of:=[.H90]+[.G91]" office:value-type="float" office:value="26299" calcext:value-type="float">
            <text:p>26299</text:p>
          </table:table-cell>
          <table:table-cell table:number-columns-repeated="5"/>
          <table:table-cell table:formula="of:=[.K91]+[.L91]+[.M91]" office:value-type="currency" office:currency="EUR" office:value="0" calcext:value-type="currency">
            <text:p>0,00 €</text:p>
          </table:table-cell>
          <table:table-cell table:formula="of:=[.O90]+[.N91]" office:value-type="currency" office:currency="EUR" office:value="2994.95265" calcext:value-type="currency">
            <text:p>2 994,95 €</text:p>
          </table:table-cell>
          <table:table-cell table:style-name="ce19" table:formula="of:=[.A91]*budgetjour-[.O91]" office:value-type="currency" office:currency="EUR" office:value="1505.04735" calcext:value-type="currency">
            <text:p>1 505,05 €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8" office:value-type="date" office:date-value="2022-09-26" calcext:value-type="date">
            <text:p>lun. 26 sept.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3909.31" calcext:value-type="float">
            <text:p>3909</text:p>
          </table:table-cell>
          <table:table-cell/>
          <table:table-cell table:style-name="ce13" table:formula="of:=[.H91]+[.G92]" office:value-type="float" office:value="26299" calcext:value-type="float">
            <text:p>26299</text:p>
          </table:table-cell>
          <table:table-cell table:number-columns-repeated="5"/>
          <table:table-cell table:formula="of:=[.K92]+[.L92]+[.M92]" office:value-type="currency" office:currency="EUR" office:value="0" calcext:value-type="currency">
            <text:p>0,00 €</text:p>
          </table:table-cell>
          <table:table-cell table:formula="of:=[.O91]+[.N92]" office:value-type="currency" office:currency="EUR" office:value="2994.95265" calcext:value-type="currency">
            <text:p>2 994,95 €</text:p>
          </table:table-cell>
          <table:table-cell table:style-name="ce19" table:formula="of:=[.A92]*budgetjour-[.O92]" office:value-type="currency" office:currency="EUR" office:value="1555.04735" calcext:value-type="currency">
            <text:p>1 555,05 €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8" office:value-type="date" office:date-value="2022-09-27" calcext:value-type="date">
            <text:p>mar. 27 sept.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3909.31" calcext:value-type="float">
            <text:p>3909</text:p>
          </table:table-cell>
          <table:table-cell/>
          <table:table-cell table:style-name="ce13" table:formula="of:=[.H92]+[.G93]" office:value-type="float" office:value="26299" calcext:value-type="float">
            <text:p>26299</text:p>
          </table:table-cell>
          <table:table-cell table:number-columns-repeated="5"/>
          <table:table-cell table:formula="of:=[.K93]+[.L93]+[.M93]" office:value-type="currency" office:currency="EUR" office:value="0" calcext:value-type="currency">
            <text:p>0,00 €</text:p>
          </table:table-cell>
          <table:table-cell table:formula="of:=[.O92]+[.N93]" office:value-type="currency" office:currency="EUR" office:value="2994.95265" calcext:value-type="currency">
            <text:p>2 994,95 €</text:p>
          </table:table-cell>
          <table:table-cell table:style-name="ce19" table:formula="of:=[.A93]*budgetjour-[.O93]" office:value-type="currency" office:currency="EUR" office:value="1605.04735" calcext:value-type="currency">
            <text:p>1 605,05 €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8" office:value-type="date" office:date-value="2022-09-28" calcext:value-type="date">
            <text:p>mer. 28 sept.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3909.31" calcext:value-type="float">
            <text:p>3909</text:p>
          </table:table-cell>
          <table:table-cell/>
          <table:table-cell table:style-name="ce13" table:formula="of:=[.H93]+[.G94]" office:value-type="float" office:value="26299" calcext:value-type="float">
            <text:p>26299</text:p>
          </table:table-cell>
          <table:table-cell table:number-columns-repeated="5"/>
          <table:table-cell table:formula="of:=[.K94]+[.L94]+[.M94]" office:value-type="currency" office:currency="EUR" office:value="0" calcext:value-type="currency">
            <text:p>0,00 €</text:p>
          </table:table-cell>
          <table:table-cell table:formula="of:=[.O93]+[.N94]" office:value-type="currency" office:currency="EUR" office:value="2994.95265" calcext:value-type="currency">
            <text:p>2 994,95 €</text:p>
          </table:table-cell>
          <table:table-cell table:style-name="ce19" table:formula="of:=[.A94]*budgetjour-[.O94]" office:value-type="currency" office:currency="EUR" office:value="1655.04735" calcext:value-type="currency">
            <text:p>1 655,05 €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8" office:value-type="date" office:date-value="2022-09-29" calcext:value-type="date">
            <text:p>jeu. 29 sept.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3909.31" calcext:value-type="float">
            <text:p>3909</text:p>
          </table:table-cell>
          <table:table-cell/>
          <table:table-cell table:style-name="ce13" table:formula="of:=[.H94]+[.G95]" office:value-type="float" office:value="26299" calcext:value-type="float">
            <text:p>26299</text:p>
          </table:table-cell>
          <table:table-cell table:number-columns-repeated="5"/>
          <table:table-cell table:formula="of:=[.K95]+[.L95]+[.M95]" office:value-type="currency" office:currency="EUR" office:value="0" calcext:value-type="currency">
            <text:p>0,00 €</text:p>
          </table:table-cell>
          <table:table-cell table:formula="of:=[.O94]+[.N95]" office:value-type="currency" office:currency="EUR" office:value="2994.95265" calcext:value-type="currency">
            <text:p>2 994,95 €</text:p>
          </table:table-cell>
          <table:table-cell table:style-name="ce19" table:formula="of:=[.A95]*budgetjour-[.O95]" office:value-type="currency" office:currency="EUR" office:value="1705.04735" calcext:value-type="currency">
            <text:p>1 705,05 €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8" office:value-type="date" office:date-value="2022-09-30" calcext:value-type="date">
            <text:p>ven. 30 sept.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3909.31" calcext:value-type="float">
            <text:p>3909</text:p>
          </table:table-cell>
          <table:table-cell/>
          <table:table-cell table:style-name="ce13" table:formula="of:=[.H95]+[.G96]" office:value-type="float" office:value="26299" calcext:value-type="float">
            <text:p>26299</text:p>
          </table:table-cell>
          <table:table-cell table:number-columns-repeated="5"/>
          <table:table-cell table:formula="of:=[.K96]+[.L96]+[.M96]" office:value-type="currency" office:currency="EUR" office:value="0" calcext:value-type="currency">
            <text:p>0,00 €</text:p>
          </table:table-cell>
          <table:table-cell table:formula="of:=[.O95]+[.N96]" office:value-type="currency" office:currency="EUR" office:value="2994.95265" calcext:value-type="currency">
            <text:p>2 994,95 €</text:p>
          </table:table-cell>
          <table:table-cell table:style-name="ce19" table:formula="of:=[.A96]*budgetjour-[.O96]" office:value-type="currency" office:currency="EUR" office:value="1755.04735" calcext:value-type="currency">
            <text:p>1 755,05 €</text:p>
          </table:table-cell>
          <table:table-cell table:number-columns-repeated="2"/>
        </table:table-row>
        <table:table-row table:style-name="ro2" table:number-rows-repeated="1048479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2:Journal.P96">
            <calcext:condition calcext:apply-style-name="Bad" calcext:value="&lt;0" calcext:base-cell-address="Journal.P2"/>
            <calcext:condition calcext:apply-style-name="Good" calcext:value="&gt;=0" calcext:base-cell-address="Journal.P2"/>
          </calcext:conditional-format>
          <calcext:conditional-format calcext:target-range-address="Journal.N1:Journal.N1048576">
            <calcext:condition calcext:apply-style-name="Warning" calcext:value="&gt;[$Journal.$R$2]" calcext:base-cell-address="Journal.N1"/>
          </calcext:conditional-format>
        </calcext:conditional-formats>
      </table:table>
      <table:table table:name="Formalités" table:style-name="ta1"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2" table:default-cell-style-name="ce54"/>
        <table:table-column table:style-name="co2" table:number-columns-repeated="3" table:default-cell-style-name="Default"/>
        <table:table-row table:style-name="ro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table:number-columns-repeated="3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table:number-columns-repeated="7"/>
        </table:table-row>
      </table:table>
      <table:table table:name="Sheet1" table:style-name="ta1">
        <table:table-column table:style-name="co2" table:default-cell-style-name="Default"/>
        <table:table-column table:style-name="co12" table:default-cell-style-name="Default"/>
        <table:table-column table:style-name="co2" table:number-columns-repeated="6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milan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:.C8])" office:value-type="float" office:value="6156" calcext:value-type="float">
            <text:p>615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formula="of:=SUM([.C11:.C14])" office:value-type="float" office:value="4253" calcext:value-type="float">
            <text:p>42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rome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1:.C17])" office:value-type="float" office:value="5526" calcext:value-type="float">
            <text:p>552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/>
          <table:table-cell table:style-name="ce54"/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 table:style-name="ce54"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table:style-name="ce54"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table:style-name="ce54"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4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roat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visugpx</text:p>
          </table:table-cell>
          <table:table-cell office:value-type="float" office:value="825" calcext:value-type="float">
            <text:p>825</text:p>
          </table:table-cell>
          <table:table-cell office:value-type="float" office:value="15342" calcext:value-type="float">
            <text:p>15342</text:p>
          </table:table-cell>
          <table:table-cell table:style-name="ce54" office:value-type="string" calcext:value-type="string">
            <text:p>https://www.visugpx.com/8QEKLtd0DK</text:p>
          </table:table-cell>
          <table:table-cell/>
          <table:table-cell office:value-type="string" calcext:value-type="string">
            <text:p>waymarkedtrails</text:p>
          </table:table-cell>
          <table:table-cell office:value-type="string" calcext:value-type="string">
            <text:p>eurovelo-8-la-route-de-la-mediterranee.gpx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waymarkedtrails</text:p>
          </table:table-cell>
          <table:table-cell office:value-type="float" office:value="1125" calcext:value-type="float">
            <text:p>1125</text:p>
          </table:table-cell>
          <table:table-cell office:value-type="float" office:value="14678" calcext:value-type="float">
            <text:p>14678</text:p>
          </table:table-cell>
          <table:table-cell table:number-columns-repeated="2"/>
          <table:table-cell office:value-type="string" calcext:value-type="string">
            <text:p>cyclotrip</text:p>
          </table:table-cell>
          <table:table-cell office:value-type="string" calcext:value-type="string">
            <text:p>eurovelo-8-la-route-de-la-mediterranee-cyclotrip.gpx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komoot</text:p>
          </table:table-cell>
          <table:table-cell office:value-type="float" office:value="670" calcext:value-type="float">
            <text:p>670</text:p>
          </table:table-cell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4 </text:p>
          </table:table-cell>
          <table:table-cell office:value-type="string" calcext:value-type="string">
            <text:p>Trieste-Njivice-komoot</text:p>
          </table:table-cell>
          <table:table-cell office:value-type="float" office:value="656" calcext:value-type="float">
            <text:p>656</text:p>
          </table:table-cell>
          <table:table-cell office:value-type="float" office:value="7771" calcext:value-type="float">
            <text:p>7771</text:p>
          </table:table-cell>
          <table:table-cell table:style-name="ce55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ban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3</text:p>
          </table:table-cell>
          <table:table-cell office:value-type="string" calcext:value-type="string">
            <text:p>waymarkedtrails complément</text:p>
          </table:table-cell>
          <table:table-cell table:number-columns-repeated="6"/>
        </table:table-row>
      </table:table>
      <table:table table:name="Feuille2" table:style-name="ta1">
        <table:table-column table:style-name="co2" table:default-cell-style-name="Default"/>
        <table:table-column table:style-name="co13" table:default-cell-style-name="Default"/>
        <table:table-column table:style-name="co2" table:number-columns-repeated="3" table:default-cell-style-name="Default"/>
        <table:table-row table:style-name="ro2">
          <table:table-cell/>
          <table:table-cell office:value-type="string" calcext:value-type="string">
            <text:p>Istanbul</text:p>
          </table:table-cell>
          <table:table-cell office:value-type="float" office:value="3600" calcext:value-type="float">
            <text:p>3600</text:p>
          </table:table-cell>
          <table:table-cell table:number-columns-repeated="2"/>
        </table:table-row>
        <table:table-row table:style-name="ro2">
          <table:table-cell table:formula="of:=[.B1]" office:value-type="string" office:string-value="Istanbul" calcext:value-type="string">
            <text:p>Istan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2]" office:value-type="string" office:string-value="Bandirma" calcext:value-type="string">
            <text:p>Bandirma</text:p>
          </table:table-cell>
          <table:table-cell office:value-type="string" calcext:value-type="string">
            <text:p>Cesme</text:p>
          </table:table-cell>
          <table:table-cell office:value-type="float" office:value="560" calcext:value-type="float">
            <text:p>560</text:p>
          </table:table-cell>
          <table:table-cell table:number-columns-repeated="2"/>
        </table:table-row>
        <table:table-row table:style-name="ro2">
          <table:table-cell table:formula="of:=[.B3]" office:value-type="string" office:string-value="Cesme" calcext:value-type="string">
            <text:p>Cesme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4]" office:value-type="string" office:string-value="Chios" calcext:value-type="string">
            <text:p>Chios</text:p>
          </table:table-cell>
          <table:table-cell office:value-type="string" calcext:value-type="string">
            <text:p>Athe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5]" office:value-type="string" office:string-value="Athenes" calcext:value-type="string">
            <text:p>Athenes</text:p>
          </table:table-cell>
          <table:table-cell office:value-type="string" calcext:value-type="string">
            <text:p>igoumenitza</text:p>
          </table:table-cell>
          <table:table-cell table:formula="of:=215" office:value-type="float" office:value="215" calcext:value-type="float">
            <text:p>215</text:p>
          </table:table-cell>
          <table:table-cell table:number-columns-repeated="2"/>
        </table:table-row>
        <table:table-row table:style-name="ro2">
          <table:table-cell table:formula="of:=[.B6]" office:value-type="string" office:string-value="igoumenitza" calcext:value-type="string">
            <text:p>igoumenitza</text:p>
          </table:table-cell>
          <table:table-cell office:value-type="string" calcext:value-type="string">
            <text:p>Brind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7]" office:value-type="string" office:string-value="Brindisi" calcext:value-type="string">
            <text:p>Brindisi</text:p>
          </table:table-cell>
          <table:table-cell office:value-type="string" calcext:value-type="string">
            <text:p>Rome</text:p>
          </table:table-cell>
          <table:table-cell table:formula="of:=382+123+188" office:value-type="float" office:value="693" calcext:value-type="float">
            <text:p>693</text:p>
          </table:table-cell>
          <table:table-cell table:number-columns-repeated="2"/>
        </table:table-row>
        <table:table-row table:style-name="ro2">
          <table:table-cell table:formula="of:=[.B8]" office:value-type="string" office:string-value="Rome" calcext:value-type="string">
            <text:p>Rome</text:p>
          </table:table-cell>
          <table:table-cell office:value-type="string" calcext:value-type="string">
            <text:p>Civitavecchia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table:formula="of:=[.B9]" office:value-type="string" office:string-value="Civitavecchia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10]" office:value-type="string" office:string-value="Olbia" calcext:value-type="string">
            <text:p>Olbia</text:p>
          </table:table-cell>
          <table:table-cell office:value-type="string" calcext:value-type="string">
            <text:p>Porto Torres</text:p>
          </table:table-cell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2">
          <table:table-cell table:formula="of:=[.B11]" office:value-type="string" office:string-value="Porto Torres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office:value-type="string" calcext:value-type="string">
            <text:p>'-→ Istanbul-Toulon 1700</text:p>
          </table:table-cell>
        </table:table-row>
        <table:table-row table:style-name="ro2">
          <table:table-cell table:formula="of:=[.B12]" office:value-type="string" office:string-value="Toulon" calcext:value-type="string">
            <text:p>Toulon</text:p>
          </table:table-cell>
          <table:table-cell office:value-type="string" calcext:value-type="string">
            <text:p>Lyon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puis ouigo train classique</text:p>
          </table:table-cell>
        </table:table-row>
        <table:table-row table:style-name="ro2">
          <table:table-cell table:formula="of:=[.B13]" office:value-type="string" office:string-value="Lyon" calcext:value-type="string">
            <text:p>Lyon</text:p>
          </table:table-cell>
          <table:table-cell table:number-columns-repeated="4"/>
        </table:table-row>
        <table:table-row table:style-name="ro2">
          <table:table-cell table:formula="of:=[.B14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B15]" office:value-type="float" office:value="0" calcext:value-type="float">
            <text:p>0</text:p>
          </table:table-cell>
          <table:table-cell table:number-columns-repeated="4"/>
        </table:table-row>
        <table:table-row table:style-name="ro2" table:number-rows-repeated="2">
          <table:table-cell table:style-name="ce28"/>
          <table:table-cell table:number-columns-repeated="4"/>
        </table:table-row>
        <table:table-row table:style-name="ro2">
          <table:table-cell table:style-name="ce28"/>
          <table:table-cell table:number-columns-repeated="4"/>
        </table:table-row>
      </table:table>
      <table:table table:name="Prévision" table:style-name="ta1">
        <table:table-column table:style-name="co2" table:default-cell-style-name="ce28"/>
        <table:table-column table:style-name="co14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2">
          <table:table-cell table:style-name="Default"/>
          <table:table-cell table:number-columns-repeated="6"/>
        </table:table-row>
        <table:table-row table:style-name="ro2">
          <table:table-cell table:style-name="Default" office:value-type="string" calcext:value-type="string">
            <text:p>Rijeka</text:p>
          </table:table-cell>
          <table:table-cell office:value-type="string" calcext:value-type="string">
            <text:p>Zadar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Zadar</text:p>
          </table:table-cell>
          <table:table-cell office:value-type="string" calcext:value-type="string">
            <text:p>Njivice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Njivice</text:p>
          </table:table-cell>
          <table:table-cell office:value-type="string" calcext:value-type="string">
            <text:p>Shkoder</text:p>
          </table:table-cell>
          <table:table-cell office:value-type="float" office:value="135" calcext:value-type="float">
            <text:p>135</text:p>
          </table:table-cell>
          <table:table-cell office:value-type="float" office:value="1570" calcext:value-type="float">
            <text:p>1570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Shkoder</text:p>
          </table:table-cell>
          <table:table-cell office:value-type="string" calcext:value-type="string">
            <text:p>Igoumenitsa</text:p>
          </table:table-cell>
          <table:table-cell office:value-type="float" office:value="400" calcext:value-type="float">
            <text:p>400</text:p>
          </table:table-cell>
          <table:table-cell office:value-type="float" office:value="2918" calcext:value-type="float">
            <text:p>2918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Igoumenitsa</text:p>
          </table:table-cell>
          <table:table-cell office:value-type="string" calcext:value-type="string">
            <text:p>Thessalonique</text:p>
          </table:table-cell>
          <table:table-cell office:value-type="float" office:value="385" calcext:value-type="float">
            <text:p>385</text:p>
          </table:table-cell>
          <table:table-cell office:value-type="float" office:value="5216" calcext:value-type="float">
            <text:p>5216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office:value-type="float" office:value="4165" calcext:value-type="float">
            <text:p>4165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formula="of:=SUM([.C2:.C7])" office:value-type="float" office:value="2235" calcext:value-type="float">
            <text:p>2235</text:p>
          </table:table-cell>
          <table:table-cell table:number-columns-repeated="4"/>
        </table:table-row>
        <table:table-row table:style-name="ro2">
          <table:table-cell table:style-name="Default"/>
          <table:table-cell table:number-columns-repeated="6"/>
        </table:table-row>
        <table:table-row table:style-name="ro2">
          <table:table-cell office:value-type="date" office:date-value="2022-07-24" calcext:value-type="date">
            <text:p>dim. 24 juil.</text:p>
          </table:table-cell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Apartment and Rooms Markovic </text:p>
          </table:table-cell>
          <table:table-cell table:number-columns-repeated="2"/>
        </table:table-row>
        <table:table-row table:style-name="ro2">
          <table:table-cell office:value-type="date" office:date-value="2022-07-25" calcext:value-type="date">
            <text:p>lun. 25 juil.</text:p>
          </table:table-cell>
          <table:table-cell office:value-type="string" calcext:value-type="string">
            <text:p>Bosana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Dorm Bed in Big Yellow House</text:p>
          </table:table-cell>
          <table:table-cell table:number-columns-repeated="2"/>
        </table:table-row>
        <table:table-row table:style-name="ro2">
          <table:table-cell office:value-type="date" office:date-value="2022-07-26" calcext:value-type="date">
            <text:p>mar. 26 juil.</text:p>
          </table:table-cell>
          <table:table-cell office:value-type="string" calcext:value-type="string">
            <text:p>Zadar/Preko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Ivan</text:p>
          </table:table-cell>
          <table:table-cell table:number-columns-repeated="2"/>
        </table:table-row>
        <table:table-row table:style-name="ro2">
          <table:table-cell office:value-type="date" office:date-value="2022-07-27" calcext:value-type="date">
            <text:p>mer. 27 juil.</text:p>
          </table:table-cell>
          <table:table-cell office:value-type="string" calcext:value-type="string">
            <text:p>Sibernik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Hostel Mare</text:p>
          </table:table-cell>
          <table:table-cell table:number-columns-repeated="2"/>
        </table:table-row>
        <table:table-row table:style-name="ro2">
          <table:table-cell office:value-type="date" office:date-value="2022-07-28" calcext:value-type="date">
            <text:p>jeu. 28 juil.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artmani Ana Leko</text:p>
          </table:table-cell>
          <table:table-cell table:number-columns-repeated="2"/>
        </table:table-row>
        <table:table-row table:style-name="ro2">
          <table:table-cell office:value-type="date" office:date-value="2022-07-29" calcext:value-type="date">
            <text:p>ven. 29 juil.</text:p>
          </table:table-cell>
          <table:table-cell office:value-type="string" calcext:value-type="string">
            <text:p>Makarsk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2">
          <table:table-cell office:value-type="date" office:date-value="2022-07-30" calcext:value-type="date">
            <text:p>sam. 30 juil.</text:p>
          </table:table-cell>
          <table:table-cell office:value-type="string" calcext:value-type="string">
            <text:p>Komarn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part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date" office:date-value="2022-07-31" calcext:value-type="date">
            <text:p>dim. 31 juil.</text:p>
          </table:table-cell>
          <table:table-cell office:value-type="string" calcext:value-type="string">
            <text:p>Dubrovnik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2">
          <table:table-cell office:value-type="date" office:date-value="2022-08-01" calcext:value-type="date">
            <text:p>lun. 1 août</text:p>
          </table:table-cell>
          <table:table-cell office:value-type="string" calcext:value-type="string">
            <text:p>Dubrovnik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/>
        </table:table-row>
        <table:table-row table:style-name="ro2">
          <table:table-cell office:value-type="date" office:date-value="2022-08-02" calcext:value-type="date">
            <text:p>mar. 2 août</text:p>
          </table:table-cell>
          <table:table-cell office:value-type="string" calcext:value-type="string">
            <text:p>Bijel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date" office:date-value="2022-08-03" calcext:value-type="date">
            <text:p>mer. 3 août</text:p>
          </table:table-cell>
          <table:table-cell office:value-type="string" calcext:value-type="string">
            <text:p>Bijela</text:p>
          </table:table-cell>
          <table:table-cell table:number-columns-repeated="5"/>
        </table:table-row>
        <table:table-row table:style-name="ro2">
          <table:table-cell office:value-type="date" office:date-value="2022-08-04" calcext:value-type="date">
            <text:p>jeu. 4 août</text:p>
          </table:table-cell>
          <table:table-cell office:value-type="string" calcext:value-type="string">
            <text:p>Bar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date" office:date-value="2022-08-05" calcext:value-type="date">
            <text:p>ven. 5 août</text:p>
          </table:table-cell>
          <table:table-cell office:value-type="string" calcext:value-type="string">
            <text:p>Shkoder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date" office:date-value="2022-08-06" calcext:value-type="date">
            <text:p>sam. 6 août</text:p>
          </table:table-cell>
          <table:table-cell office:value-type="string" calcext:value-type="string">
            <text:p>Tirana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date" office:date-value="2022-08-07" calcext:value-type="date">
            <text:p>dim. 7 août</text:p>
          </table:table-cell>
          <table:table-cell office:value-type="string" calcext:value-type="string">
            <text:p>Tirana</text:p>
          </table:table-cell>
          <table:table-cell table:number-columns-repeated="5"/>
        </table:table-row>
        <table:table-row table:style-name="ro2">
          <table:table-cell office:value-type="date" office:date-value="2022-08-08" calcext:value-type="date">
            <text:p>lun. 8 août</text:p>
          </table:table-cell>
          <table:table-cell office:value-type="string" calcext:value-type="string">
            <text:p>Labinot-Fushë </text:p>
          </table:table-cell>
          <table:table-cell table:number-columns-repeated="5"/>
        </table:table-row>
        <table:table-row table:style-name="ro2">
          <table:table-cell office:value-type="date" office:date-value="2022-08-09" calcext:value-type="date">
            <text:p>mar. 9 août</text:p>
          </table:table-cell>
          <table:table-cell office:value-type="string" calcext:value-type="string">
            <text:p>Pogradec</text:p>
          </table:table-cell>
          <table:table-cell table:number-columns-repeated="5"/>
        </table:table-row>
        <table:table-row table:style-name="ro2">
          <table:table-cell office:value-type="date" office:date-value="2022-08-10" calcext:value-type="date">
            <text:p>mer. 10 août</text:p>
          </table:table-cell>
          <table:table-cell office:value-type="string" calcext:value-type="string">
            <text:p>Pogradec</text:p>
          </table:table-cell>
          <table:table-cell table:number-columns-repeated="5"/>
        </table:table-row>
        <table:table-row table:style-name="ro2">
          <table:table-cell office:value-type="date" office:date-value="2022-08-11" calcext:value-type="date">
            <text:p>jeu. 11 août</text:p>
          </table:table-cell>
          <table:table-cell office:value-type="string" calcext:value-type="string">
            <text:p>Kastori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5" calcext:value-type="float">
            <text:p>95</text:p>
          </table:table-cell>
          <table:table-cell/>
        </table:table-row>
        <table:table-row table:style-name="ro2">
          <table:table-cell office:value-type="date" office:date-value="2022-08-12" calcext:value-type="date">
            <text:p>ven. 12 août</text:p>
          </table:table-cell>
          <table:table-cell office:value-type="string" calcext:value-type="string">
            <text:p>Arniss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date" office:date-value="2022-08-13" calcext:value-type="date">
            <text:p>sam. 13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105" calcext:value-type="float">
            <text:p>105</text:p>
          </table:table-cell>
          <table:table-cell/>
        </table:table-row>
        <table:table-row table:style-name="ro2">
          <table:table-cell office:value-type="date" office:date-value="2022-08-14" calcext:value-type="date">
            <text:p>dim. 14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3"/>
        </table:table-row>
        <table:table-row table:style-name="ro2">
          <table:table-cell office:value-type="date" office:date-value="2022-08-15" calcext:value-type="date">
            <text:p>lun. 15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3"/>
        </table:table-row>
        <table:table-row table:style-name="ro2">
          <table:table-cell office:value-type="date" office:date-value="2022-08-16" calcext:value-type="date">
            <text:p>mar. 16 août</text:p>
          </table:table-cell>
          <table:table-cell office:value-type="string" calcext:value-type="string">
            <text:p>Rentina</text:p>
          </table:table-cell>
          <table:table-cell/>
          <table:table-cell office:value-type="string" calcext:value-type="string">
            <text:p>sauvage</text:p>
          </table:table-cell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date" office:date-value="2022-08-17" calcext:value-type="date">
            <text:p>mer. 17 août</text:p>
          </table:table-cell>
          <table:table-cell office:value-type="string" calcext:value-type="string">
            <text:p>Kaval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5" calcext:value-type="float">
            <text:p>85</text:p>
          </table:table-cell>
          <table:table-cell/>
        </table:table-row>
        <table:table-row table:style-name="ro2">
          <table:table-cell office:value-type="date" office:date-value="2022-08-18" calcext:value-type="date">
            <text:p>jeu. 18 août</text:p>
          </table:table-cell>
          <table:table-cell office:value-type="string" calcext:value-type="string">
            <text:p>Iasmos</text:p>
          </table:table-cell>
          <table:table-cell/>
          <table:table-cell office:value-type="string" calcext:value-type="string">
            <text:p>Airbnb ?</text:p>
          </table:table-cell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date" office:date-value="2022-08-19" calcext:value-type="date">
            <text:p>ven. 19 août</text:p>
          </table:table-cell>
          <table:table-cell office:value-type="string" calcext:value-type="string">
            <text:p>Alexandroúpoli</text:p>
          </table:table-cell>
          <table:table-cell/>
          <table:table-cell office:value-type="string" calcext:value-type="string">
            <text:p>Campng ?</text:p>
          </table:table-cell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date" office:date-value="2022-08-20" calcext:value-type="date">
            <text:p>sam. 20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date" office:date-value="2022-08-21" calcext:value-type="date">
            <text:p>dim. 21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3"/>
        </table:table-row>
        <table:table-row table:style-name="ro2">
          <table:table-cell office:value-type="date" office:date-value="2022-08-22" calcext:value-type="date">
            <text:p>lun. 22 août</text:p>
          </table:table-cell>
          <table:table-cell office:value-type="string" calcext:value-type="string">
            <text:p>Tekirdag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date" office:date-value="2022-08-23" calcext:value-type="date">
            <text:p>mar. 23 août</text:p>
          </table:table-cell>
          <table:table-cell office:value-type="string" calcext:value-type="string">
            <text:p>Silivri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date" office:date-value="2022-08-24" calcext:value-type="date">
            <text:p>mer. 24 août</text:p>
          </table:table-cell>
          <table:table-cell office:value-type="string" calcext:value-type="string">
            <text:p>Istambul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date" office:date-value="2022-08-25" calcext:value-type="date">
            <text:p>jeu. 25 août</text:p>
          </table:table-cell>
          <table:table-cell office:value-type="string" calcext:value-type="string">
            <text:p>Istambul</text:p>
          </table:table-cell>
          <table:table-cell table:number-columns-repeated="5"/>
        </table:table-row>
        <table:table-row table:style-name="ro2">
          <table:table-cell office:value-type="date" office:date-value="2022-08-26" calcext:value-type="date">
            <text:p>ven. 26 août</text:p>
          </table:table-cell>
          <table:table-cell office:value-type="string" calcext:value-type="string">
            <text:p>Istambul</text:p>
          </table:table-cell>
          <table:table-cell table:number-columns-repeated="5"/>
        </table:table-row>
        <table:table-row table:style-name="ro2">
          <table:table-cell office:value-type="date" office:date-value="2022-08-27" calcext:value-type="date">
            <text:p>sam. 27 août</text:p>
          </table:table-cell>
          <table:table-cell office:value-type="string" calcext:value-type="string">
            <text:p>Istambul</text:p>
          </table:table-cell>
          <table:table-cell table:number-columns-repeated="5"/>
        </table:table-row>
        <table:table-row table:style-name="ro2">
          <table:table-cell office:value-type="date" office:date-value="2022-08-28" calcext:value-type="date">
            <text:p>dim. 28 août</text:p>
          </table:table-cell>
          <table:table-cell office:value-type="string" calcext:value-type="string">
            <text:p>Bandirma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3"/>
        </table:table-row>
        <table:table-row table:style-name="ro2">
          <table:table-cell office:value-type="date" office:date-value="2022-08-29" calcext:value-type="date">
            <text:p>lun. 29 août</text:p>
          </table:table-cell>
          <table:table-cell office:value-type="string" calcext:value-type="string">
            <text:p>Big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date" office:date-value="2022-08-30" calcext:value-type="date">
            <text:p>mar. 30 août</text:p>
          </table:table-cell>
          <table:table-cell office:value-type="string" calcext:value-type="string">
            <text:p>Cannakele</text:p>
          </table:table-cell>
          <table:table-cell/>
          <table:table-cell office:value-type="string" calcext:value-type="string">
            <text:p>booking</text:p>
          </table:table-cell>
          <table:table-cell table:style-name="ce49"/>
          <table:table-cell office:value-type="float" office:value="90" calcext:value-type="float">
            <text:p>90</text:p>
          </table:table-cell>
          <table:table-cell office:value-type="float" office:value="166" calcext:value-type="float">
            <text:p>166</text:p>
          </table:table-cell>
        </table:table-row>
        <table:table-row table:style-name="ro2">
          <table:table-cell office:value-type="date" office:date-value="2022-08-31" calcext:value-type="date">
            <text:p>mer. 31 août</text:p>
          </table:table-cell>
          <table:table-cell office:value-type="string" calcext:value-type="string">
            <text:p>Tevfokiy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94" calcext:value-type="float">
            <text:p>194</text:p>
          </table:table-cell>
        </table:table-row>
        <table:table-row table:style-name="ro2">
          <table:table-cell office:value-type="date" office:date-value="2022-09-01" calcext:value-type="date">
            <text:p>jeu. 1 sept.</text:p>
          </table:table-cell>
          <table:table-cell table:number-columns-repeated="2"/>
          <table:table-cell office:value-type="string" calcext:value-type="string">
            <text:p>campin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61" calcext:value-type="float">
            <text:p>261</text:p>
          </table:table-cell>
        </table:table-row>
        <table:table-row table:style-name="ro2">
          <table:table-cell office:value-type="date" office:date-value="2022-09-02" calcext:value-type="date">
            <text:p>ven. 2 sept.</text:p>
          </table:table-cell>
          <table:table-cell office:value-type="string" calcext:value-type="string">
            <text:p>Ayvalik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40" calcext:value-type="float">
            <text:p>340</text:p>
          </table:table-cell>
        </table:table-row>
        <table:table-row table:style-name="ro2">
          <table:table-cell office:value-type="date" office:date-value="2022-09-03" calcext:value-type="date">
            <text:p>sam. 3 sept.</text:p>
          </table:table-cell>
          <table:table-cell office:value-type="string" calcext:value-type="string">
            <text:p>Yenisakr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2" calcext:value-type="float">
            <text:p>402</text:p>
          </table:table-cell>
        </table:table-row>
        <table:table-row table:style-name="ro2">
          <table:table-cell office:value-type="date" office:date-value="2022-09-04" calcext:value-type="date">
            <text:p>dim. 4 sept.</text:p>
          </table:table-cell>
          <table:table-cell office:value-type="string" calcext:value-type="string">
            <text:p>izmir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table-cell office:value-type="date" office:date-value="2022-09-05" calcext:value-type="date">
            <text:p>lun. 5 sept.</text:p>
          </table:table-cell>
          <table:table-cell office:value-type="string" calcext:value-type="string">
            <text:p>Cesm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4" calcext:value-type="float">
            <text:p>84</text:p>
          </table:table-cell>
          <table:table-cell/>
        </table:table-row>
        <table:table-row table:style-name="ro2">
          <table:table-cell office:value-type="date" office:date-value="2022-09-06" calcext:value-type="date">
            <text:p>mar. 6 sept.</text:p>
          </table:table-cell>
          <table:table-cell office:value-type="string" calcext:value-type="string">
            <text:p>Chios</text:p>
          </table:table-cell>
          <table:table-cell table:number-columns-repeated="5"/>
        </table:table-row>
        <table:table-row table:style-name="ro2">
          <table:table-cell office:value-type="date" office:date-value="2022-09-07" calcext:value-type="date">
            <text:p>mer. 7 sept.</text:p>
          </table:table-cell>
          <table:table-cell office:value-type="string" calcext:value-type="string">
            <text:p>Chios</text:p>
          </table:table-cell>
          <table:table-cell table:number-columns-repeated="5"/>
        </table:table-row>
        <table:table-row table:style-name="ro2">
          <table:table-cell office:value-type="date" office:date-value="2022-09-08" calcext:value-type="date">
            <text:p>jeu. 8 sept.</text:p>
          </table:table-cell>
          <table:table-cell office:value-type="string" calcext:value-type="string">
            <text:p>Chios</text:p>
          </table:table-cell>
          <table:table-cell table:number-columns-repeated="5"/>
        </table:table-row>
        <table:table-row table:style-name="ro2">
          <table:table-cell office:value-type="date" office:date-value="2022-09-09" calcext:value-type="date">
            <text:p>ven. 9 sept.</text:p>
          </table:table-cell>
          <table:table-cell table:number-columns-repeated="6"/>
        </table:table-row>
        <table:table-row table:style-name="ro2">
          <table:table-cell office:value-type="date" office:date-value="2022-09-10" calcext:value-type="date">
            <text:p>sam. 10 sept.</text:p>
          </table:table-cell>
          <table:table-cell office:value-type="string" calcext:value-type="string">
            <text:p>Athenes</text:p>
          </table:table-cell>
          <table:table-cell table:number-columns-repeated="5"/>
        </table:table-row>
        <table:table-row table:style-name="ro2">
          <table:table-cell office:value-type="date" office:date-value="2022-09-11" calcext:value-type="date">
            <text:p>dim. 11 sept.</text:p>
          </table:table-cell>
          <table:table-cell table:number-columns-repeated="6"/>
        </table:table-row>
        <table:table-row table:style-name="ro2">
          <table:table-cell office:value-type="date" office:date-value="2022-09-12" calcext:value-type="date">
            <text:p>lun. 12 sept.</text:p>
          </table:table-cell>
          <table:table-cell table:number-columns-repeated="6"/>
        </table:table-row>
        <table:table-row table:style-name="ro2">
          <table:table-cell office:value-type="date" office:date-value="2022-09-13" calcext:value-type="date">
            <text:p>mar. 13 sept.</text:p>
          </table:table-cell>
          <table:table-cell table:number-columns-repeated="6"/>
        </table:table-row>
        <table:table-row table:style-name="ro2">
          <table:table-cell office:value-type="date" office:date-value="2022-09-14" calcext:value-type="date">
            <text:p>mer. 14 sept.</text:p>
          </table:table-cell>
          <table:table-cell table:number-columns-repeated="6"/>
        </table:table-row>
        <table:table-row table:style-name="ro2">
          <table:table-cell office:value-type="date" office:date-value="2022-09-15" calcext:value-type="date">
            <text:p>jeu. 15 sept.</text:p>
          </table:table-cell>
          <table:table-cell table:number-columns-repeated="6"/>
        </table:table-row>
      </table:table>
      <table:table table:name="Ferry" table:style-name="ta1">
        <table:table-column table:style-name="co2" table:number-columns-repeated="2" table:default-cell-style-name="Default"/>
        <table:table-column table:style-name="co2" table:default-cell-style-name="ce56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Brindisi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u 07/08 pour le 01/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string" calcext:value-type="string">
            <text:p>30-60</text:p>
          </table:table-cell>
          <table:table-cell office:value-type="string" calcext:value-type="string">
            <text:p>id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35-118</text:p>
          </table:table-cell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anticiper, pas tous les jour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https://www.directferries.co.uk/</text:p>
          </table:table-cell>
          <table:table-cell table:number-columns-repeated="5"/>
        </table:table-row>
        <table:table-row table:style-name="ro2" table:number-rows-repeated="104857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30">00/00/0000</text:date>, <text:time style:data-style-name="N2" text:time-value="18:58:31.94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2-08-30T22:21:10.570000000</dc:date>
    <meta:editing-duration>P49DT15H37M8S</meta:editing-duration>
    <meta:editing-cycles>114</meta:editing-cycles>
    <meta:document-statistic meta:table-count="6" meta:cell-count="1678" meta:object-count="0"/>
  </office:meta>
</office:document-meta>
</file>